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20.062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0000" fo:wrap-option="wrap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  <style:style style:name="T4" style:family="text">
      <style:text-properties fo:color="#000000" style:text-outline="false" style:text-line-through-style="none" style:font-name="Verdana1" fo:font-size="11pt" fo:font-style="normal" fo:text-shadow="none" style:text-underline-style="none" fo:font-weight="normal" style:font-name-asian="LucidaGrande" style:font-size-asian="11pt" style:font-style-asian="normal" style:font-weight-asian="normal" style:font-name-complex="LucidaGrande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2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3">
          <table:table-cell office:value-type="string">
            <text:p>UBL-SR-33</text:p>
          </table:table-cell>
          <table:table-cell table:style-name="ce8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5</text:p>
          </table:table-cell>
          <table:table-cell table:style-name="ce8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0</text:p>
          </table:table-cell>
          <table:table-cell table:style-name="ce8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1</text:p>
          </table:table-cell>
          <table:table-cell table:style-name="ce8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1</text:p>
          </table:table-cell>
          <table:table-cell office:value-type="string">
            <text:p>A UBL invoice should not include extens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2</text:p>
          </table:table-cell>
          <table:table-cell office:value-type="string">
            <text:p>A UBL invoice should not include the UBL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3</text:p>
          </table:table-cell>
          <table:table-cell office:value-type="string">
            <text:p>A UBL invoice should not include the ProfileExecution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4</text:p>
          </table:table-cell>
          <table:table-cell office:value-type="string">
            <text:p>A UBL invoice should not include the CopyIndicator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5</text:p>
          </table:table-cell>
          <table:table-cell office:value-type="string">
            <text:p>A UBL invoice should not include the UU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6</text:p>
          </table:table-cell>
          <table:table-cell office:value-type="string">
            <text:p>A UBL invoice should not include the IssueTime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7</text:p>
          </table:table-cell>
          <table:table-cell office:value-type="string">
            <text:p>A UBL invoice should not include the Pricing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8</text:p>
          </table:table-cell>
          <table:table-cell office:value-type="string">
            <text:p>A UBL invoice should not include the Payment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9</text:p>
          </table:table-cell>
          <table:table-cell office:value-type="string">
            <text:p>A UBL invoice should not include the PaymentAlternative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0</text:p>
          </table:table-cell>
          <table:table-cell office:value-type="string">
            <text:p>A UBL invoice should not include th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1</text:p>
          </table:table-cell>
          <table:table-cell office:value-type="string">
            <text:p>A UBL invoice should not include the LineCount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2</text:p>
          </table:table-cell>
          <table:table-cell office:value-type="string">
            <text:p>A UBL invoice should not include th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3</text:p>
          </table:table-cell>
          <table:table-cell office:value-type="string">
            <text:p>A UBL invoice should not include th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4</text:p>
          </table:table-cell>
          <table:table-cell office:value-type="string">
            <text:p>A UBL invoice should not include th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5</text:p>
          </table:table-cell>
          <table:table-cell office:value-type="string">
            <text:p>A UBL invoice should not include th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6</text:p>
          </table:table-cell>
          <table:table-cell office:value-type="string">
            <text:p>A UBL invoice should not include the Order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7</text:p>
          </table:table-cell>
          <table:table-cell office:value-type="string">
            <text:p>A UBL invoice should not include the Order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8</text:p>
          </table:table-cell>
          <table:table-cell office:value-type="string">
            <text:p>A UBL invoice should not include the Order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9</text:p>
          </table:table-cell>
          <table:table-cell office:value-type="string">
            <text:p>A UBL invoice should not include the Order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0</text:p>
          </table:table-cell>
          <table:table-cell office:value-type="string">
            <text:p>A UBL invoice should not include the OrderReference Custom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1</text:p>
          </table:table-cell>
          <table:table-cell office:value-type="string">
            <text:p>A UBL invoice should not include the OrderReference Order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2</text:p>
          </table:table-cell>
          <table:table-cell office:value-type="string">
            <text:p>A UBL invoice should not include the OrderReferenc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3</text:p>
          </table:table-cell>
          <table:table-cell office:value-type="string">
            <text:p>A UBL invoice should not include the Billing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4</text:p>
          </table:table-cell>
          <table:table-cell office:value-type="string">
            <text:p>A UBL invoice should not include the Billing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5</text:p>
          </table:table-cell>
          <table:table-cell office:value-type="string">
            <text:p>A UBL invoice should not include the Billing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6</text:p>
          </table:table-cell>
          <table:table-cell office:value-type="string">
            <text:p>A UBL invoice should not include the Billing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7</text:p>
          </table:table-cell>
          <table:table-cell office:value-type="string">
            <text:p>A UBL invoice should not include the Billing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8</text:p>
          </table:table-cell>
          <table:table-cell office:value-type="string">
            <text:p>A UBL invoice should not include the Billing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9</text:p>
          </table:table-cell>
          <table:table-cell office:value-type="string">
            <text:p>A UBL invoice should not include the Billing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0</text:p>
          </table:table-cell>
          <table:table-cell office:value-type="string">
            <text:p>A UBL invoice should not include the Billing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1</text:p>
          </table:table-cell>
          <table:table-cell office:value-type="string">
            <text:p>A UBL invoice should not include the Billing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2</text:p>
          </table:table-cell>
          <table:table-cell office:value-type="string">
            <text:p>A UBL invoice should not include the Billing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3</text:p>
          </table:table-cell>
          <table:table-cell office:value-type="string">
            <text:p>A UBL invoice should not include the BillingReference Documen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4</text:p>
          </table:table-cell>
          <table:table-cell office:value-type="string">
            <text:p>A UBL invoice should not include the Billing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5</text:p>
          </table:table-cell>
          <table:table-cell office:value-type="string">
            <text:p>A UBL invoice should not include the Billing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6</text:p>
          </table:table-cell>
          <table:table-cell office:value-type="string">
            <text:p>A UBL invoice should not include the Billing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7</text:p>
          </table:table-cell>
          <table:table-cell office:value-type="string">
            <text:p>A UBL invoice should not include the Billing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8</text:p>
          </table:table-cell>
          <table:table-cell office:value-type="string">
            <text:p>A UBL invoice should not include the BillingReference SelfBilledInvoic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9</text:p>
          </table:table-cell>
          <table:table-cell office:value-type="string">
            <text:p>A UBL invoice should not include the BillingReference 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0</text:p>
          </table:table-cell>
          <table:table-cell office:value-type="string">
            <text:p>A UBL invoice should not include the BillingReference SelfBilled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1</text:p>
          </table:table-cell>
          <table:table-cell office:value-type="string">
            <text:p>A UBL invoice should not include the BillingReference Deb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2</text:p>
          </table:table-cell>
          <table:table-cell office:value-type="string">
            <text:p>A UBL invoice should not include the BillingReference Reminde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3</text:p>
          </table:table-cell>
          <table:table-cell office:value-type="string">
            <text:p>A UBL invoice should not include the BillingReference Additional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4</text:p>
          </table:table-cell>
          <table:table-cell office:value-type="string">
            <text:p>A UBL invoice should not include the BillingReference BillingReferen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5</text:p>
          </table:table-cell>
          <table:table-cell office:value-type="string">
            <text:p>A UBL invoice should not include the Despatch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6</text:p>
          </table:table-cell>
          <table:table-cell office:value-type="string">
            <text:p>A UBL invoice should not include the Despatch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7</text:p>
          </table:table-cell>
          <table:table-cell office:value-type="string">
            <text:p>A UBL invoice should not include the Despatch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8</text:p>
          </table:table-cell>
          <table:table-cell office:value-type="string">
            <text:p>A UBL invoice should not include the Despatch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9</text:p>
          </table:table-cell>
          <table:table-cell office:value-type="string">
            <text:p>A UBL invoice should not include the Despatch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0</text:p>
          </table:table-cell>
          <table:table-cell office:value-type="string">
            <text:p>A UBL invoice should not include the Despatch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1</text:p>
          </table:table-cell>
          <table:table-cell office:value-type="string">
            <text:p>A UBL invoice should not include the Despatch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2</text:p>
          </table:table-cell>
          <table:table-cell office:value-type="string">
            <text:p>A UBL invoice should not include the Despatch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3</text:p>
          </table:table-cell>
          <table:table-cell office:value-type="string">
            <text:p>A UBL invoice should not include the Despatch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4</text:p>
          </table:table-cell>
          <table:table-cell office:value-type="string">
            <text:p>A UBL invoice should not include the Despatch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5</text:p>
          </table:table-cell>
          <table:table-cell office:value-type="string">
            <text:p>A UBL invoice should not include the Despatch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6</text:p>
          </table:table-cell>
          <table:table-cell office:value-type="string">
            <text:p>A UBL invoice should not include the Despatch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7</text:p>
          </table:table-cell>
          <table:table-cell office:value-type="string">
            <text:p>A UBL invoice should not include the Despatch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8</text:p>
          </table:table-cell>
          <table:table-cell office:value-type="string">
            <text:p>A UBL invoice should not include the Despatch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9</text:p>
          </table:table-cell>
          <table:table-cell office:value-type="string">
            <text:p>A UBL invoice should not include the Despatch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0</text:p>
          </table:table-cell>
          <table:table-cell office:value-type="string">
            <text:p>A UBL invoice should not include the Despatch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1</text:p>
          </table:table-cell>
          <table:table-cell office:value-type="string">
            <text:p>A UBL invoice should not include the Receip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2</text:p>
          </table:table-cell>
          <table:table-cell office:value-type="string">
            <text:p>A UBL invoice should not include the Receip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3</text:p>
          </table:table-cell>
          <table:table-cell office:value-type="string">
            <text:p>A UBL invoice should not include the Receip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4</text:p>
          </table:table-cell>
          <table:table-cell office:value-type="string">
            <text:p>A UBL invoice should not include the Receip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5</text:p>
          </table:table-cell>
          <table:table-cell office:value-type="string">
            <text:p>A UBL invoice should not include the Receip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6</text:p>
          </table:table-cell>
          <table:table-cell office:value-type="string">
            <text:p>A UBL invoice should not include the Receip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7</text:p>
          </table:table-cell>
          <table:table-cell office:value-type="string">
            <text:p>A UBL invoice should not include the Receip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8</text:p>
          </table:table-cell>
          <table:table-cell office:value-type="string">
            <text:p>A UBL invoice should not include the Receip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9</text:p>
          </table:table-cell>
          <table:table-cell office:value-type="string">
            <text:p>A UBL invoice should not include the Receip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0</text:p>
          </table:table-cell>
          <table:table-cell office:value-type="string">
            <text:p>A UBL invoice should not include the Receip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1</text:p>
          </table:table-cell>
          <table:table-cell office:value-type="string">
            <text:p>A UBL invoice should not include the Receip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2</text:p>
          </table:table-cell>
          <table:table-cell office:value-type="string">
            <text:p>A UBL invoice should not include the Receip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3</text:p>
          </table:table-cell>
          <table:table-cell office:value-type="string">
            <text:p>A UBL invoice should not include the Receip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4</text:p>
          </table:table-cell>
          <table:table-cell office:value-type="string">
            <text:p>A UBL invoice should not include the Receip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5</text:p>
          </table:table-cell>
          <table:table-cell office:value-type="string">
            <text:p>A UBL invoice should not include the Receip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6</text:p>
          </table:table-cell>
          <table:table-cell office:value-type="string">
            <text:p>A UBL invoice should not include the Receip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7</text:p>
          </table:table-cell>
          <table:table-cell office:value-type="string">
            <text:p>A UBL invoice should not include the Statement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8</text:p>
          </table:table-cell>
          <table:table-cell office:value-type="string">
            <text:p>A UBL invoice should not include the Originator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9</text:p>
          </table:table-cell>
          <table:table-cell office:value-type="string">
            <text:p>A UBL invoice should not include the Originator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0</text:p>
          </table:table-cell>
          <table:table-cell office:value-type="string">
            <text:p>A UBL invoice should not include the Originator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1</text:p>
          </table:table-cell>
          <table:table-cell office:value-type="string">
            <text:p>A UBL invoice should not include the Originator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2</text:p>
          </table:table-cell>
          <table:table-cell office:value-type="string">
            <text:p>A UBL invoice should not include the Originator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3</text:p>
          </table:table-cell>
          <table:table-cell office:value-type="string">
            <text:p>A UBL invoice should not include the Originator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4</text:p>
          </table:table-cell>
          <table:table-cell office:value-type="string">
            <text:p>A UBL invoice should not include the Originator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5</text:p>
          </table:table-cell>
          <table:table-cell office:value-type="string">
            <text:p>A UBL invoice should not include the Originator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6</text:p>
          </table:table-cell>
          <table:table-cell office:value-type="string">
            <text:p>A UBL invoice should not include the Originator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7</text:p>
          </table:table-cell>
          <table:table-cell office:value-type="string">
            <text:p>A UBL invoice should not include the Originator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8</text:p>
          </table:table-cell>
          <table:table-cell office:value-type="string">
            <text:p>A UBL invoice should not include the Originator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9</text:p>
          </table:table-cell>
          <table:table-cell office:value-type="string">
            <text:p>A UBL invoice should not include the Originator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0</text:p>
          </table:table-cell>
          <table:table-cell office:value-type="string">
            <text:p>A UBL invoice should not include the Originator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1</text:p>
          </table:table-cell>
          <table:table-cell office:value-type="string">
            <text:p>A UBL invoice should not include the Originator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2</text:p>
          </table:table-cell>
          <table:table-cell office:value-type="string">
            <text:p>A UBL invoice should not include the Originator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3</text:p>
          </table:table-cell>
          <table:table-cell office:value-type="string">
            <text:p>A UBL invoice should not include the Originator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4</text:p>
          </table:table-cell>
          <table:table-cell office:value-type="string">
            <text:p>A UBL invoice should not include the Contrac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5</text:p>
          </table:table-cell>
          <table:table-cell office:value-type="string">
            <text:p>A UBL invoice should not include the Contrac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6</text:p>
          </table:table-cell>
          <table:table-cell office:value-type="string">
            <text:p>A UBL invoice should not include the Contrac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7</text:p>
          </table:table-cell>
          <table:table-cell office:value-type="string">
            <text:p>A UBL invoice should not include the Contrac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8</text:p>
          </table:table-cell>
          <table:table-cell office:value-type="string">
            <text:p>A UBL invoice should not include the Contrac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9</text:p>
          </table:table-cell>
          <table:table-cell office:value-type="string">
            <text:p>A UBL invoice should not include the Contrac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0</text:p>
          </table:table-cell>
          <table:table-cell office:value-type="string">
            <text:p>A UBL invoice should not include the Contrac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1</text:p>
          </table:table-cell>
          <table:table-cell office:value-type="string">
            <text:p>A UBL invoice should not include the Contrac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2</text:p>
          </table:table-cell>
          <table:table-cell office:value-type="string">
            <text:p>A UBL invoice should not include the Contrac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3</text:p>
          </table:table-cell>
          <table:table-cell office:value-type="string">
            <text:p>A UBL invoice should not include the Contrac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4</text:p>
          </table:table-cell>
          <table:table-cell office:value-type="string">
            <text:p>A UBL invoice should not include the Contrac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5</text:p>
          </table:table-cell>
          <table:table-cell office:value-type="string">
            <text:p>A UBL invoice should not include the Contrac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6</text:p>
          </table:table-cell>
          <table:table-cell office:value-type="string">
            <text:p>A UBL invoice should not include the Contrac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7</text:p>
          </table:table-cell>
          <table:table-cell office:value-type="string">
            <text:p>A UBL invoice should not include the Contrac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8</text:p>
          </table:table-cell>
          <table:table-cell office:value-type="string">
            <text:p>A UBL invoice should not include the Contrac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9</text:p>
          </table:table-cell>
          <table:table-cell office:value-type="string">
            <text:p>A UBL invoice should not include the Contrac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0</text:p>
          </table:table-cell>
          <table:table-cell office:value-type="string">
            <text:p>A UBL invoice should not include the Additional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1</text:p>
          </table:table-cell>
          <table:table-cell office:value-type="string">
            <text:p>A UBL invoice should not include the Additional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2</text:p>
          </table:table-cell>
          <table:table-cell office:value-type="string">
            <text:p>A UBL invoice should not include the Additional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3</text:p>
          </table:table-cell>
          <table:table-cell office:value-type="string">
            <text:p>A UBL invoice should not include the Additional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4</text:p>
          </table:table-cell>
          <table:table-cell office:value-type="string">
            <text:p>A UBL invoice should not include the Additional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5</text:p>
          </table:table-cell>
          <table:table-cell office:value-type="string">
            <text:p>A UBL invoice should not include the Additional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6</text:p>
          </table:table-cell>
          <table:table-cell office:value-type="string">
            <text:p>A UBL invoice should not include the Additional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7</text:p>
          </table:table-cell>
          <table:table-cell office:value-type="string">
            <text:p>A UBL invoice should not include the Additional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8</text:p>
          </table:table-cell>
          <table:table-cell office:value-type="string">
            <text:p>A UBL invoice should not include the Additional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9</text:p>
          </table:table-cell>
          <table:table-cell office:value-type="string">
            <text:p>A UBL invoice should not include the Additional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0</text:p>
          </table:table-cell>
          <table:table-cell office:value-type="string">
            <text:p>A UBL invoice should not include the Additional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1</text:p>
          </table:table-cell>
          <table:table-cell office:value-type="string">
            <text:p>A UBL invoice should not include the AdditionalDocumentReference Attachment External DocumentHas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2</text:p>
          </table:table-cell>
          <table:table-cell office:value-type="string">
            <text:p>A UBL invoice should not include the AdditionalDocumentReference Attachment External HashAlgorithm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3</text:p>
          </table:table-cell>
          <table:table-cell office:value-type="string">
            <text:p>A UBL invoice should not include the AdditionalDocumentReference Attachment External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4</text:p>
          </table:table-cell>
          <table:table-cell office:value-type="string">
            <text:p>A UBL invoice should not include the AdditionalDocumentReference Attachment External Expi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5</text:p>
          </table:table-cell>
          <table:table-cell office:value-type="string">
            <text:p>A UBL invoice should not include the AdditionalDocumentReference Attachment External Mi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6</text:p>
          </table:table-cell>
          <table:table-cell office:value-type="string">
            <text:p>A UBL invoice should not include the AdditionalDocumentReference Attachment External 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7</text:p>
          </table:table-cell>
          <table:table-cell office:value-type="string">
            <text:p>A UBL invoice should not include the AdditionalDocumentReference Attachment External Encoding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8</text:p>
          </table:table-cell>
          <table:table-cell office:value-type="string">
            <text:p>A UBL invoice should not include the AdditionalDocumentReference Attachment External CharacterSe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9</text:p>
          </table:table-cell>
          <table:table-cell office:value-type="string">
            <text:p>A UBL invoice should not include the AdditionalDocumentReference Attachment External File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0</text:p>
          </table:table-cell>
          <table:table-cell office:value-type="string">
            <text:p>A UBL invoice should not include the AdditionalDocumentReference Attachment External Descripr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1</text:p>
          </table:table-cell>
          <table:table-cell office:value-type="string">
            <text:p>A UBL invoice should not include the Additional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2</text:p>
          </table:table-cell>
          <table:table-cell office:value-type="string">
            <text:p>A UBL invoice should not include the Additional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3</text:p>
          </table:table-cell>
          <table:table-cell office:value-type="string">
            <text:p>A UBL invoice should not include the Additional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4</text:p>
          </table:table-cell>
          <table:table-cell office:value-type="string">
            <text:p>A UBL invoice should not include the Projec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5</text:p>
          </table:table-cell>
          <table:table-cell office:value-type="string">
            <text:p>A UBL invoice should not include the Projec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6</text:p>
          </table:table-cell>
          <table:table-cell office:value-type="string">
            <text:p>A UBL invoice should not include the ProjectReference WorkPhas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7</text:p>
          </table:table-cell>
          <table:table-cell office:value-type="string">
            <text:p>A UBL invoice should not include the Signat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8</text:p>
          </table:table-cell>
          <table:table-cell office:value-type="string">
            <text:p>A UBL invoice should not include the AccountingSuppli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9</text:p>
          </table:table-cell>
          <table:table-cell office:value-type="string">
            <text:p>A UBL invoice should not include the AccountingSuppli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0</text:p>
          </table:table-cell>
          <table:table-cell office:value-type="string">
            <text:p>A UBL invoice should not include the AccountingSupplierParty DataSendingCapabil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1</text:p>
          </table:table-cell>
          <table:table-cell office:value-type="string">
            <text:p>A UBL invoice should not include the AccountingSuppli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2</text:p>
          </table:table-cell>
          <table:table-cell office:value-type="string">
            <text:p>A UBL invoice should not include the AccountingSuppli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3</text:p>
          </table:table-cell>
          <table:table-cell office:value-type="string">
            <text:p>A UBL invoice should not include the AccountingSuppli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4</text:p>
          </table:table-cell>
          <table:table-cell office:value-type="string">
            <text:p>A UBL invoice should not include the AccountingSuppli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5</text:p>
          </table:table-cell>
          <table:table-cell office:value-type="string">
            <text:p>A UBL invoice should not include the AccountingSuppli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6</text:p>
          </table:table-cell>
          <table:table-cell office:value-type="string">
            <text:p>A UBL invoice should not include the AccountingSuppli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7</text:p>
          </table:table-cell>
          <table:table-cell office:value-type="string">
            <text:p>A UBL invoice should not include the AccountingSuppli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8</text:p>
          </table:table-cell>
          <table:table-cell office:value-type="string">
            <text:p>A UBL invoice should not include the AccountingSuppli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9</text:p>
          </table:table-cell>
          <table:table-cell office:value-type="string">
            <text:p>A UBL invoice should not include the AccountingSuppli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0</text:p>
          </table:table-cell>
          <table:table-cell office:value-type="string">
            <text:p>A UBL invoice should not include the AccountingSuppli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1</text:p>
          </table:table-cell>
          <table:table-cell office:value-type="string">
            <text:p>A UBL invoice should not include the AccountingSuppli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2</text:p>
          </table:table-cell>
          <table:table-cell office:value-type="string">
            <text:p>A UBL invoice should not include the AccountingSuppli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3</text:p>
          </table:table-cell>
          <table:table-cell office:value-type="string">
            <text:p>A UBL invoice should not include the AccountingSuppli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4</text:p>
          </table:table-cell>
          <table:table-cell office:value-type="string">
            <text:p>A UBL invoice should not include the AccountingSuppli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5</text:p>
          </table:table-cell>
          <table:table-cell office:value-type="string">
            <text:p>A UBL invoice should not include the AccountingSuppli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6</text:p>
          </table:table-cell>
          <table:table-cell office:value-type="string">
            <text:p>A UBL invoice should not include the AccountingSuppli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7</text:p>
          </table:table-cell>
          <table:table-cell office:value-type="string">
            <text:p>A UBL invoice should not include the AccountingSuppli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8</text:p>
          </table:table-cell>
          <table:table-cell office:value-type="string">
            <text:p>A UBL invoice should not include the AccountingSuppli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9</text:p>
          </table:table-cell>
          <table:table-cell office:value-type="string">
            <text:p>A UBL invoice should not include the AccountingSuppli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0</text:p>
          </table:table-cell>
          <table:table-cell office:value-type="string">
            <text:p>A UBL invoice should not include the AccountingSuppli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1</text:p>
          </table:table-cell>
          <table:table-cell office:value-type="string">
            <text:p>A UBL invoice should not include the AccountingSuppli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2</text:p>
          </table:table-cell>
          <table:table-cell office:value-type="string">
            <text:p>A UBL invoice should not include the AccountingSuppli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3</text:p>
          </table:table-cell>
          <table:table-cell office:value-type="string">
            <text:p>A UBL invoice should not include the AccountingSuppli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4</text:p>
          </table:table-cell>
          <table:table-cell office:value-type="string">
            <text:p>A UBL invoice should not include the AccountingSuppli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5</text:p>
          </table:table-cell>
          <table:table-cell office:value-type="string">
            <text:p>A UBL invoice should not include the AccountingSuppli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6</text:p>
          </table:table-cell>
          <table:table-cell office:value-type="string">
            <text:p>A UBL invoice should not include the AccountingSuppli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7</text:p>
          </table:table-cell>
          <table:table-cell office:value-type="string">
            <text:p>A UBL invoice should not include the AccountingSuppli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8</text:p>
          </table:table-cell>
          <table:table-cell office:value-type="string">
            <text:p>A UBL invoice should not include the AccountingSuppli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9</text:p>
          </table:table-cell>
          <table:table-cell office:value-type="string">
            <text:p>A UBL invoice should not include the AccountingSuppli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0</text:p>
          </table:table-cell>
          <table:table-cell office:value-type="string">
            <text:p>A UBL invoice should not include the AccountingSuppli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1</text:p>
          </table:table-cell>
          <table:table-cell office:value-type="string">
            <text:p>A UBL invoice should not include the AccountingSuppli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2</text:p>
          </table:table-cell>
          <table:table-cell office:value-type="string">
            <text:p>A UBL invoice should not include the AccountingSuppli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3</text:p>
          </table:table-cell>
          <table:table-cell office:value-type="string">
            <text:p>A UBL invoice should not include the AccountingSuppli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4</text:p>
          </table:table-cell>
          <table:table-cell office:value-type="string">
            <text:p>A UBL invoice should not include the AccountingSuppli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5</text:p>
          </table:table-cell>
          <table:table-cell office:value-type="string">
            <text:p>A UBL invoice should not include the AccountingSuppli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6</text:p>
          </table:table-cell>
          <table:table-cell office:value-type="string">
            <text:p>A UBL invoice should not include the AccountingSuppli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7</text:p>
          </table:table-cell>
          <table:table-cell office:value-type="string">
            <text:p>A UBL invoice should not include the AccountingSuppli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8</text:p>
          </table:table-cell>
          <table:table-cell office:value-type="string">
            <text:p>A UBL invoice should not include the AccountingSuppli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9</text:p>
          </table:table-cell>
          <table:table-cell office:value-type="string">
            <text:p>A UBL invoice should not include the AccountingSuppli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0</text:p>
          </table:table-cell>
          <table:table-cell office:value-type="string">
            <text:p>A UBL invoice should not include the AccountingSuppli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1</text:p>
          </table:table-cell>
          <table:table-cell office:value-type="string">
            <text:p>A UBL invoice should not include the AccountingSuppli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2</text:p>
          </table:table-cell>
          <table:table-cell office:value-type="string">
            <text:p>A UBL invoice should not include the AccountingSuppli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3</text:p>
          </table:table-cell>
          <table:table-cell office:value-type="string">
            <text:p>A UBL invoice should not include the AccountingSuppli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4</text:p>
          </table:table-cell>
          <table:table-cell office:value-type="string">
            <text:p>A UBL invoice should not include the AccountingSuppli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5</text:p>
          </table:table-cell>
          <table:table-cell office:value-type="string">
            <text:p>A UBL invoice should not include the AccountingSuppli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6</text:p>
          </table:table-cell>
          <table:table-cell office:value-type="string">
            <text:p>A UBL invoice should not include the AccountingSuppli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7</text:p>
          </table:table-cell>
          <table:table-cell office:value-type="string">
            <text:p>A UBL invoice should not include the AccountingSuppli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8</text:p>
          </table:table-cell>
          <table:table-cell office:value-type="string">
            <text:p>A UBL invoice should not include the AccountingSuppli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9</text:p>
          </table:table-cell>
          <table:table-cell office:value-type="string">
            <text:p>A UBL invoice should not include the AccountingSuppli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0</text:p>
          </table:table-cell>
          <table:table-cell office:value-type="string">
            <text:p>A UBL invoice should not include the AccountingSuppli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1</text:p>
          </table:table-cell>
          <table:table-cell office:value-type="string">
            <text:p>A UBL invoice should not include the AccountingSuppli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2</text:p>
          </table:table-cell>
          <table:table-cell office:value-type="string">
            <text:p>A UBL invoice should not include the AccountingSuppli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3</text:p>
          </table:table-cell>
          <table:table-cell office:value-type="string">
            <text:p>A UBL invoice should not include the AccountingSuppli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4</text:p>
          </table:table-cell>
          <table:table-cell office:value-type="string">
            <text:p>A UBL invoice should not include the AccountingSuppli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5</text:p>
          </table:table-cell>
          <table:table-cell office:value-type="string">
            <text:p>A UBL invoice should not include the AccountingSuppli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6</text:p>
          </table:table-cell>
          <table:table-cell office:value-type="string">
            <text:p>A UBL invoice should not include the AccountingSuppli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7</text:p>
          </table:table-cell>
          <table:table-cell office:value-type="string">
            <text:p>A UBL invoice should not include the AccountingSuppli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8</text:p>
          </table:table-cell>
          <table:table-cell office:value-type="string">
            <text:p>A UBL invoice should not include the AccountingSupplierParty Despatch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9</text:p>
          </table:table-cell>
          <table:table-cell office:value-type="string">
            <text:p>A UBL invoice should not include the AccountingSuppli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0</text:p>
          </table:table-cell>
          <table:table-cell office:value-type="string">
            <text:p>A UBL invoice should not include the AccountingSupplierParty Sell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1</text:p>
          </table:table-cell>
          <table:table-cell office:value-type="string">
            <text:p>A UBL invoice should not include the AccountingCustom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2</text:p>
          </table:table-cell>
          <table:table-cell office:value-type="string">
            <text:p>A UBL invoice should not include the AccountingCustomerParty Suppli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3</text:p>
          </table:table-cell>
          <table:table-cell office:value-type="string">
            <text:p>A UBL invoice should not include the AccountingCustom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4</text:p>
          </table:table-cell>
          <table:table-cell office:value-type="string">
            <text:p>A UBL invoice should not include the AccountingCustom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5</text:p>
          </table:table-cell>
          <table:table-cell office:value-type="string">
            <text:p>A UBL invoice should not include the AccountingCustom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6</text:p>
          </table:table-cell>
          <table:table-cell office:value-type="string">
            <text:p>A UBL invoice should not include the AccountingCustom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7</text:p>
          </table:table-cell>
          <table:table-cell office:value-type="string">
            <text:p>A UBL invoice should not include the AccountingCustom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8</text:p>
          </table:table-cell>
          <table:table-cell office:value-type="string">
            <text:p>A UBL invoice should not include the AccountingCustom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9</text:p>
          </table:table-cell>
          <table:table-cell office:value-type="string">
            <text:p>A UBL invoice should not include the AccountingCustom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0</text:p>
          </table:table-cell>
          <table:table-cell office:value-type="string">
            <text:p>A UBL invoice should not include the AccountingCustom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1</text:p>
          </table:table-cell>
          <table:table-cell office:value-type="string">
            <text:p>A UBL invoice should not include the AccountingCustom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2</text:p>
          </table:table-cell>
          <table:table-cell office:value-type="string">
            <text:p>A UBL invoice should not include the AccountingCustom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3</text:p>
          </table:table-cell>
          <table:table-cell office:value-type="string">
            <text:p>A UBL invoice should not include the AccountingCustom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4</text:p>
          </table:table-cell>
          <table:table-cell office:value-type="string">
            <text:p>A UBL invoice should not include the AccountingCustom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5</text:p>
          </table:table-cell>
          <table:table-cell office:value-type="string">
            <text:p>A UBL invoice should not include the AccountingCustom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6</text:p>
          </table:table-cell>
          <table:table-cell office:value-type="string">
            <text:p>A UBL invoice should not include the AccountingCustom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7</text:p>
          </table:table-cell>
          <table:table-cell office:value-type="string">
            <text:p>A UBL invoice should not include the AccountingCustom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8</text:p>
          </table:table-cell>
          <table:table-cell office:value-type="string">
            <text:p>A UBL invoice should not include the AccountingCustom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9</text:p>
          </table:table-cell>
          <table:table-cell office:value-type="string">
            <text:p>A UBL invoice should not include the AccountingCustom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0</text:p>
          </table:table-cell>
          <table:table-cell office:value-type="string">
            <text:p>A UBL invoice should not include the AccountingCustom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1</text:p>
          </table:table-cell>
          <table:table-cell office:value-type="string">
            <text:p>A UBL invoice should not include the AccountingCustom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2</text:p>
          </table:table-cell>
          <table:table-cell office:value-type="string">
            <text:p>A UBL invoice should not include the AccountingCustom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3</text:p>
          </table:table-cell>
          <table:table-cell office:value-type="string">
            <text:p>A UBL invoice should not include the AccountingCustom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4</text:p>
          </table:table-cell>
          <table:table-cell office:value-type="string">
            <text:p>A UBL invoice should not include the AccountingCustom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5</text:p>
          </table:table-cell>
          <table:table-cell office:value-type="string">
            <text:p>A UBL invoice should not include the AccountingCustom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6</text:p>
          </table:table-cell>
          <table:table-cell office:value-type="string">
            <text:p>A UBL invoice should not include the AccountingCustom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7</text:p>
          </table:table-cell>
          <table:table-cell office:value-type="string">
            <text:p>A UBL invoice should not include the AccountingCustom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8</text:p>
          </table:table-cell>
          <table:table-cell office:value-type="string">
            <text:p>A UBL invoice should not include the AccountingCustom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9</text:p>
          </table:table-cell>
          <table:table-cell office:value-type="string">
            <text:p>A UBL invoice should not include the AccountingCustom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0</text:p>
          </table:table-cell>
          <table:table-cell office:value-type="string">
            <text:p>A UBL invoice should not include the AccountingCustom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1</text:p>
          </table:table-cell>
          <table:table-cell office:value-type="string">
            <text:p>A UBL invoice should not include the AccountingCustom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2</text:p>
          </table:table-cell>
          <table:table-cell office:value-type="string">
            <text:p>A UBL invoice should not include the AccountingCustom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3</text:p>
          </table:table-cell>
          <table:table-cell office:value-type="string">
            <text:p>A UBL invoice should not include the AccountingCustom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4</text:p>
          </table:table-cell>
          <table:table-cell office:value-type="string">
            <text:p>A UBL invoice should not include the AccountingCustom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5</text:p>
          </table:table-cell>
          <table:table-cell office:value-type="string">
            <text:p>A UBL invoice should not include the AccountingCustom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6</text:p>
          </table:table-cell>
          <table:table-cell office:value-type="string">
            <text:p>A UBL invoice should not include the AccountingCustom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7</text:p>
          </table:table-cell>
          <table:table-cell office:value-type="string">
            <text:p>A UBL invoice should not include the AccountingCustom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8</text:p>
          </table:table-cell>
          <table:table-cell office:value-type="string">
            <text:p>A UBL invoice should not include the AccountingCustom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9</text:p>
          </table:table-cell>
          <table:table-cell office:value-type="string">
            <text:p>A UBL invoice should not include the AccountingCustom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0</text:p>
          </table:table-cell>
          <table:table-cell office:value-type="string">
            <text:p>A UBL invoice should not include the AccountingCustom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1</text:p>
          </table:table-cell>
          <table:table-cell office:value-type="string">
            <text:p>A UBL invoice should not include the AccountingCustom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2</text:p>
          </table:table-cell>
          <table:table-cell office:value-type="string">
            <text:p>A UBL invoice should not include the AccountingCustom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3</text:p>
          </table:table-cell>
          <table:table-cell office:value-type="string">
            <text:p>A UBL invoice should not include the AccountingCustom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4</text:p>
          </table:table-cell>
          <table:table-cell office:value-type="string">
            <text:p>A UBL invoice should not include the AccountingCustomerParty 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5</text:p>
          </table:table-cell>
          <table:table-cell office:value-type="string">
            <text:p>A UBL invoice should not include the AccountingCustom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6</text:p>
          </table:table-cell>
          <table:table-cell office:value-type="string">
            <text:p>A UBL invoice should not include the AccountingCustom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7</text:p>
          </table:table-cell>
          <table:table-cell office:value-type="string">
            <text:p>A UBL invoice should not include the AccountingCustom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8</text:p>
          </table:table-cell>
          <table:table-cell office:value-type="string">
            <text:p>A UBL invoice should not include the AccountingCustom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9</text:p>
          </table:table-cell>
          <table:table-cell office:value-type="string">
            <text:p>A UBL invoice should not include the AccountingCustom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0</text:p>
          </table:table-cell>
          <table:table-cell office:value-type="string">
            <text:p>A UBL invoice should not include the AccountingCustom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1</text:p>
          </table:table-cell>
          <table:table-cell office:value-type="string">
            <text:p>A UBL invoice should not include the AccountingCustom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2</text:p>
          </table:table-cell>
          <table:table-cell office:value-type="string">
            <text:p>A UBL invoice should not include the AccountingCustom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3</text:p>
          </table:table-cell>
          <table:table-cell office:value-type="string">
            <text:p>A UBL invoice should not include the AccountingCustom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4</text:p>
          </table:table-cell>
          <table:table-cell office:value-type="string">
            <text:p>A UBL invoice should not include the AccountingCustom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5</text:p>
          </table:table-cell>
          <table:table-cell office:value-type="string">
            <text:p>A UBL invoice should not include the AccountingCustom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6</text:p>
          </table:table-cell>
          <table:table-cell office:value-type="string">
            <text:p>A UBL invoice should not include the AccountingCustom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7</text:p>
          </table:table-cell>
          <table:table-cell office:value-type="string">
            <text:p>A UBL invoice should not include the AccountingCustom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8</text:p>
          </table:table-cell>
          <table:table-cell office:value-type="string">
            <text:p>A UBL invoice should not include the AccountingCustom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9</text:p>
          </table:table-cell>
          <table:table-cell office:value-type="string">
            <text:p>A UBL invoice should not include the AccountingCustom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0</text:p>
          </table:table-cell>
          <table:table-cell office:value-type="string">
            <text:p>A UBL invoice should not include the AccountingCustom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1</text:p>
          </table:table-cell>
          <table:table-cell office:value-type="string">
            <text:p>A UBL invoice should not include the AccountingCustom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2</text:p>
          </table:table-cell>
          <table:table-cell office:value-type="string">
            <text:p>A UBL invoice should not include the AccountingCustomerParty Delivery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3</text:p>
          </table:table-cell>
          <table:table-cell office:value-type="string">
            <text:p>A UBL invoice should not include the AccountingCustom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4</text:p>
          </table:table-cell>
          <table:table-cell office:value-type="string">
            <text:p>A UBL invoice should not include the AccountingCustomerParty Buy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5</text:p>
          </table:table-cell>
          <table:table-cell office:value-type="string">
            <text:p>A UBL invoice should not include the Paye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6</text:p>
          </table:table-cell>
          <table:table-cell office:value-type="string">
            <text:p>A UBL invoice should not include the Paye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7</text:p>
          </table:table-cell>
          <table:table-cell office:value-type="string">
            <text:p>A UBL invoice should not include the Paye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8</text:p>
          </table:table-cell>
          <table:table-cell office:value-type="string">
            <text:p>A UBL invoice should not include the Paye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9</text:p>
          </table:table-cell>
          <table:table-cell office:value-type="string">
            <text:p>A UBL invoice should not include the Paye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0</text:p>
          </table:table-cell>
          <table:table-cell office:value-type="string">
            <text:p>A UBL invoice should not include the Paye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1</text:p>
          </table:table-cell>
          <table:table-cell office:value-type="string">
            <text:p>A UBL invoice should not include the Paye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2</text:p>
          </table:table-cell>
          <table:table-cell office:value-type="string">
            <text:p>A UBL invoice should not include the Paye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3</text:p>
          </table:table-cell>
          <table:table-cell office:value-type="string">
            <text:p>A UBL invoice should not include the Paye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4</text:p>
          </table:table-cell>
          <table:table-cell office:value-type="string">
            <text:p>A UBL invoice should not include the Payee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5</text:p>
          </table:table-cell>
          <table:table-cell office:value-type="string">
            <text:p>A UBL invoice should not include the PayeeParty PartyLegalEntity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6</text:p>
          </table:table-cell>
          <table:table-cell office:value-type="string">
            <text:p>A UBL invoice should not include the Payee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7</text:p>
          </table:table-cell>
          <table:table-cell office:value-type="string">
            <text:p>A UBL invoice should not include the Payee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8</text:p>
          </table:table-cell>
          <table:table-cell office:value-type="string">
            <text:p>A UBL invoice should not include the Payee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9</text:p>
          </table:table-cell>
          <table:table-cell office:value-type="string">
            <text:p>A UBL invoice should not include the Payee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0</text:p>
          </table:table-cell>
          <table:table-cell office:value-type="string">
            <text:p>A UBL invoice should not include the Payee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1</text:p>
          </table:table-cell>
          <table:table-cell office:value-type="string">
            <text:p>A UBL invoice should not include the Payee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2</text:p>
          </table:table-cell>
          <table:table-cell office:value-type="string">
            <text:p>A UBL invoice should not include the Payee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3</text:p>
          </table:table-cell>
          <table:table-cell office:value-type="string">
            <text:p>A UBL invoice should not include the Payee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4</text:p>
          </table:table-cell>
          <table:table-cell office:value-type="string">
            <text:p>A UBL invoice should not include the Payee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5</text:p>
          </table:table-cell>
          <table:table-cell office:value-type="string">
            <text:p>A UBL invoice should not include the Payee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6</text:p>
          </table:table-cell>
          <table:table-cell office:value-type="string">
            <text:p>A UBL invoice should not include the Payee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7</text:p>
          </table:table-cell>
          <table:table-cell office:value-type="string">
            <text:p>A UBL invoice should not include the Payee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8</text:p>
          </table:table-cell>
          <table:table-cell office:value-type="string">
            <text:p>A UBL invoice should not include the Paye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9</text:p>
          </table:table-cell>
          <table:table-cell office:value-type="string">
            <text:p>A UBL invoice should not include the Paye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0</text:p>
          </table:table-cell>
          <table:table-cell office:value-type="string">
            <text:p>A UBL invoice should not include the Paye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1</text:p>
          </table:table-cell>
          <table:table-cell office:value-type="string">
            <text:p>A UBL invoice should not include the Paye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2</text:p>
          </table:table-cell>
          <table:table-cell office:value-type="string">
            <text:p>A UBL invoice should not include the Paye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3</text:p>
          </table:table-cell>
          <table:table-cell office:value-type="string">
            <text:p>A UBL invoice should not include the Paye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4</text:p>
          </table:table-cell>
          <table:table-cell office:value-type="string">
            <text:p>A UBL invoice should not include the Buy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5</text:p>
          </table:table-cell>
          <table:table-cell office:value-type="string">
            <text:p>A UBL invoice should not include the Sell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6</text:p>
          </table:table-cell>
          <table:table-cell office:value-type="string">
            <text:p>A UBL invoice should not include the TaxRepresentativ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7</text:p>
          </table:table-cell>
          <table:table-cell office:value-type="string">
            <text:p>A UBL invoice should not include the TaxRepresentativ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8</text:p>
          </table:table-cell>
          <table:table-cell office:value-type="string">
            <text:p>A UBL invoice should not include the TaxRepresentativ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9</text:p>
          </table:table-cell>
          <table:table-cell office:value-type="string">
            <text:p>A UBL invoice should not include the TaxRepresentativ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0</text:p>
          </table:table-cell>
          <table:table-cell office:value-type="string">
            <text:p>A UBL invoice should not include the TaxRepresentativ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1</text:p>
          </table:table-cell>
          <table:table-cell office:value-type="string">
            <text:p>A UBL invoice should not include the TaxRepresentativ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2</text:p>
          </table:table-cell>
          <table:table-cell office:value-type="string">
            <text:p>A UBL invoice should not include the TaxRepresentative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3</text:p>
          </table:table-cell>
          <table:table-cell office:value-type="string">
            <text:p>A UBL invoice should not include the TaxRepresentativ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4</text:p>
          </table:table-cell>
          <table:table-cell office:value-type="string">
            <text:p>A UBL invoice should not include the TaxRepresentative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5</text:p>
          </table:table-cell>
          <table:table-cell office:value-type="string">
            <text:p>A UBL invoice should not include the TaxRepresentative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6</text:p>
          </table:table-cell>
          <table:table-cell office:value-type="string">
            <text:p>A UBL invoice should not include the TaxRepresentative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7</text:p>
          </table:table-cell>
          <table:table-cell office:value-type="string">
            <text:p>A UBL invoice should not include the TaxRepresentative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8</text:p>
          </table:table-cell>
          <table:table-cell office:value-type="string">
            <text:p>A UBL invoice should not include the TaxRepresentative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9</text:p>
          </table:table-cell>
          <table:table-cell office:value-type="string">
            <text:p>A UBL invoice should not include the TaxRepresentative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0</text:p>
          </table:table-cell>
          <table:table-cell office:value-type="string">
            <text:p>A UBL invoice should not include the TaxRepresentative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1</text:p>
          </table:table-cell>
          <table:table-cell office:value-type="string">
            <text:p>A UBL invoice should not include the TaxRepresentative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2</text:p>
          </table:table-cell>
          <table:table-cell office:value-type="string">
            <text:p>A UBL invoice should not include the TaxRepresentative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3</text:p>
          </table:table-cell>
          <table:table-cell office:value-type="string">
            <text:p>A UBL invoice should not include the TaxRepresentative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4</text:p>
          </table:table-cell>
          <table:table-cell office:value-type="string">
            <text:p>A UBL invoice should not include the TaxRepresentative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5</text:p>
          </table:table-cell>
          <table:table-cell office:value-type="string">
            <text:p>A UBL invoice should not include the TaxRepresentative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6</text:p>
          </table:table-cell>
          <table:table-cell office:value-type="string">
            <text:p>A UBL invoice should not include the TaxRepresentative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7</text:p>
          </table:table-cell>
          <table:table-cell office:value-type="string">
            <text:p>A UBL invoice should not include the TaxRepresentative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8</text:p>
          </table:table-cell>
          <table:table-cell office:value-type="string">
            <text:p>A UBL invoice should not include the TaxRepresentative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9</text:p>
          </table:table-cell>
          <table:table-cell office:value-type="string">
            <text:p>A UBL invoice should not include the TaxRepresentative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0</text:p>
          </table:table-cell>
          <table:table-cell office:value-type="string">
            <text:p>A UBL invoice should not include the TaxRepresentative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1</text:p>
          </table:table-cell>
          <table:table-cell office:value-type="string">
            <text:p>A UBL invoice should not include the TaxRepresentative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2</text:p>
          </table:table-cell>
          <table:table-cell office:value-type="string">
            <text:p>A UBL invoice should not include the TaxRepresentative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3</text:p>
          </table:table-cell>
          <table:table-cell office:value-type="string">
            <text:p>A UBL invoice should not include the TaxRepresentative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4</text:p>
          </table:table-cell>
          <table:table-cell office:value-type="string">
            <text:p>A UBL invoice should not include the TaxRepresentative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5</text:p>
          </table:table-cell>
          <table:table-cell office:value-type="string">
            <text:p>A UBL invoice should not include the TaxRepresentativ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6</text:p>
          </table:table-cell>
          <table:table-cell office:value-type="string">
            <text:p>A UBL invoice should not include the TaxRepresentative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7</text:p>
          </table:table-cell>
          <table:table-cell office:value-type="string">
            <text:p>A UBL invoice should not include the TaxRepresentative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8</text:p>
          </table:table-cell>
          <table:table-cell office:value-type="string">
            <text:p>A UBL invoice should not include the TaxRepresentative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9</text:p>
          </table:table-cell>
          <table:table-cell office:value-type="string">
            <text:p>A UBL invoice should not include the TaxRepresentative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0</text:p>
          </table:table-cell>
          <table:table-cell office:value-type="string">
            <text:p>A UBL invoice should not include the TaxRepresentative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1</text:p>
          </table:table-cell>
          <table:table-cell office:value-type="string">
            <text:p>A UBL invoice should not include the TaxRepresentative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2</text:p>
          </table:table-cell>
          <table:table-cell office:value-type="string">
            <text:p>A UBL invoice should not include the TaxRepresentative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3</text:p>
          </table:table-cell>
          <table:table-cell office:value-type="string">
            <text:p>A UBL invoice should not include the TaxRepresentative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4</text:p>
          </table:table-cell>
          <table:table-cell office:value-type="string">
            <text:p>A UBL invoice should not include the TaxRepresentative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5</text:p>
          </table:table-cell>
          <table:table-cell office:value-type="string">
            <text:p>A UBL invoice should not include the TaxRepresentative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6</text:p>
          </table:table-cell>
          <table:table-cell office:value-type="string">
            <text:p>A UBL invoice should not include the TaxRepresentativ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7</text:p>
          </table:table-cell>
          <table:table-cell office:value-type="string">
            <text:p>A UBL invoice should not include the TaxRepresentativ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8</text:p>
          </table:table-cell>
          <table:table-cell office:value-type="string">
            <text:p>A UBL invoice should not include the TaxRepresentativ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9</text:p>
          </table:table-cell>
          <table:table-cell office:value-type="string">
            <text:p>A UBL invoice should not include the TaxRepresentativ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0</text:p>
          </table:table-cell>
          <table:table-cell office:value-type="string">
            <text:p>A UBL invoice should not include the TaxRepresentativ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1</text:p>
          </table:table-cell>
          <table:table-cell office:value-type="string">
            <text:p>A UBL invoice should not include the TaxRepresentativ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2</text:p>
          </table:table-cell>
          <table:table-cell office:value-type="string">
            <text:p>A UBL invoice should not include the Deliver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3</text:p>
          </table:table-cell>
          <table:table-cell office:value-type="string">
            <text:p>A UBL invoice should not include the Delivery 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4</text:p>
          </table:table-cell>
          <table:table-cell office:value-type="string">
            <text:p>A UBL invoice should not include the Delivery Min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5</text:p>
          </table:table-cell>
          <table:table-cell office:value-type="string">
            <text:p>A UBL invoice should not include the Delivery Max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6</text:p>
          </table:table-cell>
          <table:table-cell office:value-type="string">
            <text:p>A UBL invoice should not include the Delivery Actual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7</text:p>
          </table:table-cell>
          <table:table-cell office:value-type="string">
            <text:p>A UBL invoice should not include the Delivery LatestDelive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8</text:p>
          </table:table-cell>
          <table:table-cell office:value-type="string">
            <text:p>A UBL invoice should not include the Delivery Latest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9</text:p>
          </table:table-cell>
          <table:table-cell office:value-type="string">
            <text:p>A UBL invoice should not include the Delivery Releas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0</text:p>
          </table:table-cell>
          <table:table-cell office:value-type="string">
            <text:p>A UBL invoice should not include the Delivery Tracking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1</text:p>
          </table:table-cell>
          <table:table-cell office:value-type="string">
            <text:p>A UBL invoice should not include the Delivery DeliveryLocation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2</text:p>
          </table:table-cell>
          <table:table-cell office:value-type="string">
            <text:p>A UBL invoice should not include the Delivery DeliveryLocation 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3</text:p>
          </table:table-cell>
          <table:table-cell office:value-type="string">
            <text:p>A UBL invoice should not include the Delivery DeliveryLocation CountrySub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4</text:p>
          </table:table-cell>
          <table:table-cell office:value-type="string">
            <text:p>A UBL invoice should not include the Delivery DeliveryLocation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5</text:p>
          </table:table-cell>
          <table:table-cell office:value-type="string">
            <text:p>A UBL invoice should not include the Delivery DeliveryLocation Location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6</text:p>
          </table:table-cell>
          <table:table-cell office:value-type="string">
            <text:p>A UBL invoice should not include the Delivery DeliveryLocation Information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7</text:p>
          </table:table-cell>
          <table:table-cell office:value-type="string">
            <text:p>A UBL invoice should not include the Delivery DeliveryLoca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8</text:p>
          </table:table-cell>
          <table:table-cell office:value-type="string">
            <text:p>A UBL invoice should not include the Delivery DeliveryLocation Validation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9</text:p>
          </table:table-cell>
          <table:table-cell office:value-type="string">
            <text:p>A UBL invoice should not include the Delivery DeliveryLocation 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0</text:p>
          </table:table-cell>
          <table:table-cell office:value-type="string">
            <text:p>A UBL invoice should not include the Delivery DeliveryLocation 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1</text:p>
          </table:table-cell>
          <table:table-cell office:value-type="string">
            <text:p>A UBL invoice should not include the Delivery DeliveryLocation 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2</text:p>
          </table:table-cell>
          <table:table-cell office:value-type="string">
            <text:p>A UBL invoice should not include the Delivery DeliveryLocation 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3</text:p>
          </table:table-cell>
          <table:table-cell office:value-type="string">
            <text:p>A UBL invoice should not include the Delivery DeliveryLocation 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4</text:p>
          </table:table-cell>
          <table:table-cell office:value-type="string">
            <text:p>A UBL invoice should not include the Delivery DeliveryLocation 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5</text:p>
          </table:table-cell>
          <table:table-cell office:value-type="string">
            <text:p>A UBL invoice should not include the Delivery DeliveryLocation 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6</text:p>
          </table:table-cell>
          <table:table-cell office:value-type="string">
            <text:p>A UBL invoice should not include the Delivery DeliveryLocation 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7</text:p>
          </table:table-cell>
          <table:table-cell table:style-name="ce10" office:value-type="string">
            <text:p>A UBL invoice should not include the Delivery DeliveryLocation 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8</text:p>
          </table:table-cell>
          <table:table-cell office:value-type="string">
            <text:p>A UBL invoice should not include the Delivery DeliveryLocation 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9</text:p>
          </table:table-cell>
          <table:table-cell office:value-type="string">
            <text:p>A UBL invoice should not include the Delivery DeliveryLocation 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0</text:p>
          </table:table-cell>
          <table:table-cell office:value-type="string">
            <text:p>A UBL invoice should not include the Delivery DeliveryLocation 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1</text:p>
          </table:table-cell>
          <table:table-cell office:value-type="string">
            <text:p>A UBL invoice should not include the Delivery DeliveryLocation 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2</text:p>
          </table:table-cell>
          <table:table-cell office:value-type="string">
            <text:p>A UBL invoice should not include the Delivery DeliveryLocation 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3</text:p>
          </table:table-cell>
          <table:table-cell office:value-type="string">
            <text:p>A UBL invoice should not include the Delivery DeliveryLocation 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4</text:p>
          </table:table-cell>
          <table:table-cell office:value-type="string">
            <text:p>A UBL invoice should not include the Delivery DeliveryLocation 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5</text:p>
          </table:table-cell>
          <table:table-cell office:value-type="string">
            <text:p>A UBL invoice should not include the Delivery DeliveryLocation 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6</text:p>
          </table:table-cell>
          <table:table-cell office:value-type="string">
            <text:p>A UBL invoice should not include the Delivery DeliveryLocation 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7</text:p>
          </table:table-cell>
          <table:table-cell office:value-type="string">
            <text:p>A UBL invoice should not include the Delivery DeliveryLocation 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8</text:p>
          </table:table-cell>
          <table:table-cell office:value-type="string">
            <text:p>A UBL invoice should not include the Delivery DeliveryLocation 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9</text:p>
          </table:table-cell>
          <table:table-cell office:value-type="string">
            <text:p>A UBL invoice should not include the Delivery DeliveryLocation 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0</text:p>
          </table:table-cell>
          <table:table-cell office:value-type="string">
            <text:p>A UBL invoice should not include the Delivery DeliveryLocation Subsidia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1</text:p>
          </table:table-cell>
          <table:table-cell office:value-type="string">
            <text:p>A UBL invoice should not include the Delivery DeliveryLocation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2</text:p>
          </table:table-cell>
          <table:table-cell office:value-type="string">
            <text:p>A UBL invoice should not include the Delivery AlternativeDelive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3</text:p>
          </table:table-cell>
          <table:table-cell office:value-type="string">
            <text:p>A UBL invoice should not include the Delivery Request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4</text:p>
          </table:table-cell>
          <table:table-cell office:value-type="string">
            <text:p>A UBL invoice should not include the Delivery Promis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5</text:p>
          </table:table-cell>
          <table:table-cell office:value-type="string">
            <text:p>A UBL invoice should not include the Delivery Carri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6</text:p>
          </table:table-cell>
          <table:table-cell office:value-type="string">
            <text:p>A UBL invoice should not include the Delivery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7</text:p>
          </table:table-cell>
          <table:table-cell office:value-type="string">
            <text:p>A UBL invoice should not include the Delivery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8</text:p>
          </table:table-cell>
          <table:table-cell office:value-type="string">
            <text:p>A UBL invoice should not include the Delivery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9</text:p>
          </table:table-cell>
          <table:table-cell office:value-type="string">
            <text:p>A UBL invoice should not include the Delivery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0</text:p>
          </table:table-cell>
          <table:table-cell office:value-type="string">
            <text:p>A UBL invoice should not include the Delivery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1</text:p>
          </table:table-cell>
          <table:table-cell office:value-type="string">
            <text:p>A UBL invoice should not include the Delivery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2</text:p>
          </table:table-cell>
          <table:table-cell office:value-type="string">
            <text:p>A UBL invoice should not include the Delivery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3</text:p>
          </table:table-cell>
          <table:table-cell office:value-type="string">
            <text:p>A UBL invoice should not include the Delivery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4</text:p>
          </table:table-cell>
          <table:table-cell office:value-type="string">
            <text:p>A UBL invoice should not include the Delivery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5</text:p>
          </table:table-cell>
          <table:table-cell office:value-type="string">
            <text:p>A UBL invoice should not include the Delivery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6</text:p>
          </table:table-cell>
          <table:table-cell office:value-type="string">
            <text:p>A UBL invoice should not include the Delivery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7</text:p>
          </table:table-cell>
          <table:table-cell office:value-type="string">
            <text:p>A UBL invoice should not include the Delivery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8</text:p>
          </table:table-cell>
          <table:table-cell office:value-type="string">
            <text:p>A UBL invoice should not include the Delivery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9</text:p>
          </table:table-cell>
          <table:table-cell office:value-type="string">
            <text:p>A UBL invoice should not include the Delivery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0</text:p>
          </table:table-cell>
          <table:table-cell office:value-type="string">
            <text:p>A UBL invoice should not include the Delivery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1</text:p>
          </table:table-cell>
          <table:table-cell office:value-type="string">
            <text:p>A UBL invoice should not include the Delivery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2</text:p>
          </table:table-cell>
          <table:table-cell office:value-type="string">
            <text:p>A UBL invoice should not include the Delivery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3</text:p>
          </table:table-cell>
          <table:table-cell office:value-type="string">
            <text:p>A UBL invoice should not include the Delivery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4</text:p>
          </table:table-cell>
          <table:table-cell office:value-type="string">
            <text:p>A UBL invoice should not include the Delivery Notif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5</text:p>
          </table:table-cell>
          <table:table-cell office:value-type="string">
            <text:p>A UBL invoice should not include the Delivery Despat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6</text:p>
          </table:table-cell>
          <table:table-cell office:value-type="string">
            <text:p>A UBL invoice should not include the Delivery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7</text:p>
          </table:table-cell>
          <table:table-cell office:value-type="string">
            <text:p>A UBL invoice should not include the Delivery Min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8</text:p>
          </table:table-cell>
          <table:table-cell office:value-type="string">
            <text:p>A UBL invoice should not include the Delivery Max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9</text:p>
          </table:table-cell>
          <table:table-cell office:value-type="string">
            <text:p>A UBL invoice should not include the Delivery Ship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0</text:p>
          </table:table-cell>
          <table:table-cell office:value-type="string">
            <text:p>A UBL invoice should not include th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1</text:p>
          </table:table-cell>
          <table:table-cell office:value-type="string">
            <text:p>A UBL invoice should not include the PaymentMean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2</text:p>
          </table:table-cell>
          <table:table-cell table:style-name="ce11" office:value-type="string">
            <text:p>A UBL invoice should not include the PaymentMean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3</text:p>
          </table:table-cell>
          <table:table-cell office:value-type="string">
            <text:p>A UBL invoice should not include the PaymentMeans PaymentChann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4</text:p>
          </table:table-cell>
          <table:table-cell office:value-type="string">
            <text:p>A UBL invoice should not include the PaymentMeans Instruc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5</text:p>
          </table:table-cell>
          <table:table-cell office:value-type="string">
            <text:p>A UBL invoice should not include the PaymentMeans CardAccount Card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6</text:p>
          </table:table-cell>
          <table:table-cell office:value-type="string">
            <text:p>A UBL invoice should not include the PaymentMeans CardAccount ValidityStar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7</text:p>
          </table:table-cell>
          <table:table-cell office:value-type="string">
            <text:p>A UBL invoice should not include the PaymentMeans CardAccount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8</text:p>
          </table:table-cell>
          <table:table-cell office:value-type="string">
            <text:p>A UBL invoice should not include the PaymentMeans CardAccount Issu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9</text:p>
          </table:table-cell>
          <table:table-cell office:value-type="string">
            <text:p>A UBL invoice should not include the PaymentMeans CardAccount IssuerNumb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0</text:p>
          </table:table-cell>
          <table:table-cell office:value-type="string">
            <text:p>A UBL invoice should not include the PaymentMeans CardAccount CV2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1</text:p>
          </table:table-cell>
          <table:table-cell office:value-type="string">
            <text:p>A UBL invoice should not include the PaymentMeans CardAccount CardChip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2</text:p>
          </table:table-cell>
          <table:table-cell office:value-type="string">
            <text:p>A UBL invoice should not include the PaymentMeans CardAccount ChipApplica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3</text:p>
          </table:table-cell>
          <table:table-cell office:value-type="string">
            <text:p>A UBL invoice should not include the PaymentMeans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4</text:p>
          </table:table-cell>
          <table:table-cell office:value-type="string">
            <text:p>A UBL invoice should not include the PaymentMeans Payee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5</text:p>
          </table:table-cell>
          <table:table-cell office:value-type="string">
            <text:p>A UBL invoice should not include the PaymentMeans Payee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6</text:p>
          </table:table-cell>
          <table:table-cell office:value-type="string">
            <text:p>A UBL invoice should not include the PaymentMeans Payee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7</text:p>
          </table:table-cell>
          <table:table-cell office:value-type="string">
            <text:p>A UBL invoice should not include the PaymentMeans Payee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8</text:p>
          </table:table-cell>
          <table:table-cell office:value-type="string">
            <text:p>A UBL invoice should not include the PaymentMeans Payee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9</text:p>
          </table:table-cell>
          <table:table-cell office:value-type="string">
            <text:p>A UBL invoice should not include the PaymentMeans PayeeFinancialAccount FinancialInstitutionBranch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0</text:p>
          </table:table-cell>
          <table:table-cell office:value-type="string">
            <text:p>A UBL invoice should not include the PaymentMeans PayeeFinancialAccount FinancialInstitutionBranch FinancialInstitu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1</text:p>
          </table:table-cell>
          <table:table-cell office:value-type="string">
            <text:p>A UBL invoice should not include the PaymentMeans PayeeFinancialAccount FinancialInstitutionBranch FinancialInstitution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2</text:p>
          </table:table-cell>
          <table:table-cell office:value-type="string">
            <text:p>A UBL invoice should not include the PaymentMeans PayeeFinancialAccount FinancialInstitutionBranch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3</text:p>
          </table:table-cell>
          <table:table-cell office:value-type="string">
            <text:p>A UBL invoice should not include the PaymentMeans Payee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4</text:p>
          </table:table-cell>
          <table:table-cell office:value-type="string">
            <text:p>A UBL invoice should not include the PaymentMeans Credit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5</text:p>
          </table:table-cell>
          <table:table-cell office:value-type="string">
            <text:p>A UBL invoice should not include the PaymentMeans PaymentMandate Mandat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6</text:p>
          </table:table-cell>
          <table:table-cell office:value-type="string">
            <text:p>A UBL invoice should not include the PaymentMeans PaymentMandate MaximumPaymentInstructions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7</text:p>
          </table:table-cell>
          <table:table-cell office:value-type="string">
            <text:p>A UBL invoice should not include the PaymentMeans PaymentMandate MaximumPaid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8</text:p>
          </table:table-cell>
          <table:table-cell office:value-type="string">
            <text:p>A UBL invoice should not include the PaymentMeans PaymentMandate Signatur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9</text:p>
          </table:table-cell>
          <table:table-cell office:value-type="string">
            <text:p>A UBL invoice should not include the PaymentMeans PaymentMandate Pay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0</text:p>
          </table:table-cell>
          <table:table-cell office:value-type="string">
            <text:p>A UBL invoice should not include the PaymentMeans PaymentMandate PayerFinancialAccount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1</text:p>
          </table:table-cell>
          <table:table-cell office:value-type="string">
            <text:p>A UBL invoice should not include the PaymentMeans PaymentMandate Payer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2</text:p>
          </table:table-cell>
          <table:table-cell office:value-type="string">
            <text:p>A UBL invoice should not include the PaymentMeans PaymentMandate Payer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3</text:p>
          </table:table-cell>
          <table:table-cell office:value-type="string">
            <text:p>A UBL invoice should not include the PaymentMeans PaymentMandate Payer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4</text:p>
          </table:table-cell>
          <table:table-cell office:value-type="string">
            <text:p>A UBL invoice should not include the PaymentMeans PaymentMandate Payer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5</text:p>
          </table:table-cell>
          <table:table-cell office:value-type="string">
            <text:p>A UBL invoice should not include the PaymentMeans PaymentMandate Payer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6</text:p>
          </table:table-cell>
          <table:table-cell office:value-type="string">
            <text:p>A UBL invoice should not include the PaymentMeans PaymentMandate PayerFinancialAccount FinancialInstitutionBran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7</text:p>
          </table:table-cell>
          <table:table-cell office:value-type="string">
            <text:p>A UBL invoice should not include the PaymentMeans PaymentMandate Payer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8</text:p>
          </table:table-cell>
          <table:table-cell office:value-type="string">
            <text:p>A UBL invoice should not include the PaymentMeans PaymentMandat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9</text:p>
          </table:table-cell>
          <table:table-cell office:value-type="string">
            <text:p>A UBL invoice should not include the PaymentMeans PaymentMandate PaymentReversal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0</text:p>
          </table:table-cell>
          <table:table-cell office:value-type="string">
            <text:p>A UBL invoice should not include the PaymentMeans PaymentMandate Claus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1</text:p>
          </table:table-cell>
          <table:table-cell office:value-type="string">
            <text:p>A UBL invoice should not include the PaymentMeans TradeFinancing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2</text:p>
          </table:table-cell>
          <table:table-cell office:value-type="string">
            <text:p>A UBL invoice should not include the PaymentTerm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3</text:p>
          </table:table-cell>
          <table:table-cell office:value-type="string">
            <text:p>A UBL invoice should not include the PaymentTerms PaymentMeans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4</text:p>
          </table:table-cell>
          <table:table-cell office:value-type="string">
            <text:p>A UBL invoice should not include the PaymentTerms PrepaidPayment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5</text:p>
          </table:table-cell>
          <table:table-cell office:value-type="string">
            <text:p>A UBL invoice should not include the PaymentTerms ReferenceEven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6</text:p>
          </table:table-cell>
          <table:table-cell office:value-type="string">
            <text:p>A UBL invoice should not include the PaymentTerms SettlementDiscou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7</text:p>
          </table:table-cell>
          <table:table-cell office:value-type="string">
            <text:p>A UBL invoice should not include the PaymentTerms PenaltySurcharg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8</text:p>
          </table:table-cell>
          <table:table-cell office:value-type="string">
            <text:p>A UBL invoice should not include the PaymentTerms Payme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9</text:p>
          </table:table-cell>
          <table:table-cell office:value-type="string">
            <text:p>A UBL invoice should not include the PaymentTerms 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0</text:p>
          </table:table-cell>
          <table:table-cell office:value-type="string">
            <text:p>A UBL invoice should not include the PaymentTerms SettlementDiscoun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1</text:p>
          </table:table-cell>
          <table:table-cell office:value-type="string">
            <text:p>A UBL invoice should not include the PaymentTerms Penalty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2</text:p>
          </table:table-cell>
          <table:table-cell office:value-type="string">
            <text:p>A UBL invoice should not include the PaymentTerms PaymentTermsDetails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3</text:p>
          </table:table-cell>
          <table:table-cell office:value-type="string">
            <text:p>A UBL invoice should not include the PaymentTerm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4</text:p>
          </table:table-cell>
          <table:table-cell office:value-type="string">
            <text:p>A UBL invoice should not include the PaymentTerms Install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5</text:p>
          </table:table-cell>
          <table:table-cell office:value-type="string">
            <text:p>A UBL invoice should not include the PaymentTerms InvoicingParty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6</text:p>
          </table:table-cell>
          <table:table-cell office:value-type="string">
            <text:p>A UBL invoice should not include the PaymentTerms Settlement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7</text:p>
          </table:table-cell>
          <table:table-cell office:value-type="string">
            <text:p>A UBL invoice should not include the PaymentTerms Penal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8</text:p>
          </table:table-cell>
          <table:table-cell office:value-type="string">
            <text:p>A UBL invoice should not include the PaymentTerms 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9</text:p>
          </table:table-cell>
          <table:table-cell office:value-type="string">
            <text:p>A UBL invoice should not include the PaymentTerms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0</text:p>
          </table:table-cell>
          <table:table-cell office:value-type="string">
            <text:p>A UBL invoice should not include the PrepaidPay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1</text:p>
          </table:table-cell>
          <table:table-cell office:value-type="string">
            <text:p>A UBL invoice should not include th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2</text:p>
          </table:table-cell>
          <table:table-cell office:value-type="string">
            <text:p>A UBL invoice should not include th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3</text:p>
          </table:table-cell>
          <table:table-cell office:value-type="string">
            <text:p>A UBL invoice should not include th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4</text:p>
          </table:table-cell>
          <table:table-cell office:value-type="string">
            <text:p>A UBL invoice should not include th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5</text:p>
          </table:table-cell>
          <table:table-cell office:value-type="string">
            <text:p>A UBL invoice should not include th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6</text:p>
          </table:table-cell>
          <table:table-cell office:value-type="string">
            <text:p>A UBL invoice should not include th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7</text:p>
          </table:table-cell>
          <table:table-cell office:value-type="string">
            <text:p>A UBL invoice should not include the AllowanceCharge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8</text:p>
          </table:table-cell>
          <table:table-cell office:value-type="string">
            <text:p>A UBL invoice should not include the AllowanceCharge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9</text:p>
          </table:table-cell>
          <table:table-cell office:value-type="string">
            <text:p>A UBL invoice should not include the AllowanceCharge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0</text:p>
          </table:table-cell>
          <table:table-cell office:value-type="string">
            <text:p>A UBL invoice should not include the AllowanceCharge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1</text:p>
          </table:table-cell>
          <table:table-cell office:value-type="string">
            <text:p>A UBL invoice should not include the AllowanceCharge 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2</text:p>
          </table:table-cell>
          <table:table-cell office:value-type="string">
            <text:p>A UBL invoice should not include the AllowanceCharge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3</text:p>
          </table:table-cell>
          <table:table-cell office:value-type="string">
            <text:p>A UBL invoice should not include the AllowanceCharge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4</text:p>
          </table:table-cell>
          <table:table-cell office:value-type="string">
            <text:p>A UBL invoice should not include the AllowanceCharge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5</text:p>
          </table:table-cell>
          <table:table-cell office:value-type="string">
            <text:p>A UBL invoice should not include the AllowanceCharge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6</text:p>
          </table:table-cell>
          <table:table-cell office:value-type="string">
            <text:p>A UBL invoice should not include the AllowanceCharge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7</text:p>
          </table:table-cell>
          <table:table-cell office:value-type="string">
            <text:p>A UBL invoice should not include the AllowanceCharge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8</text:p>
          </table:table-cell>
          <table:table-cell office:value-type="string">
            <text:p>A UBL invoice should not include th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9</text:p>
          </table:table-cell>
          <table:table-cell office:value-type="string">
            <text:p>A UBL invoice should not include th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0</text:p>
          </table:table-cell>
          <table:table-cell office:value-type="string">
            <text:p>A UBL invoice should not include the Tax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1</text:p>
          </table:table-cell>
          <table:table-cell office:value-type="string">
            <text:p>A UBL invoice should not include th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2</text:p>
          </table:table-cell>
          <table:table-cell office:value-type="string">
            <text:p>A UBL invoice should not include the Payment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3</text:p>
          </table:table-cell>
          <table:table-cell office:value-type="string">
            <text:p>A UBL invoice should not include the PaymentAlternative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4</text:p>
          </table:table-cell>
          <table:table-cell office:value-type="string">
            <text:p>A UBL invoice should not include the TaxTotal Rounding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5</text:p>
          </table:table-cell>
          <table:table-cell office:value-type="string">
            <text:p>A UBL invoice should not include the TaxTotal TaxEvidenc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6</text:p>
          </table:table-cell>
          <table:table-cell office:value-type="string">
            <text:p>A UBL invoice should not include the TaxTotal TaxInclude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7</text:p>
          </table:table-cell>
          <table:table-cell office:value-type="string">
            <text:p>A UBL invoice should not include the TaxTotal TaxSubtotal Calulation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8</text:p>
          </table:table-cell>
          <table:table-cell office:value-type="string">
            <text:p>A UBL invoice should not include the TaxTotal TaxSubtotal TransactionCurrencyTax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9</text:p>
          </table:table-cell>
          <table:table-cell office:value-type="string">
            <text:p>A UBL invoice should not include the TaxTotal TaxSubtotal 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0</text:p>
          </table:table-cell>
          <table:table-cell office:value-type="string">
            <text:p>A UBL invoice should not include the TaxTotal TaxSubtotal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1</text:p>
          </table:table-cell>
          <table:table-cell office:value-type="string">
            <text:p>A UBL invoice should not include the TaxTotal TaxSubtotal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2</text:p>
          </table:table-cell>
          <table:table-cell office:value-type="string">
            <text:p>A UBL invoice should not include the TaxTotal TaxSubtotal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3</text:p>
          </table:table-cell>
          <table:table-cell office:value-type="string">
            <text:p>A UBL invoice should not include the TaxTotal TaxSubtotal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4</text:p>
          </table:table-cell>
          <table:table-cell office:value-type="string">
            <text:p>A UBL invoice should not include the TaxTotal TaxSubtotal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5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6</text:p>
          </table:table-cell>
          <table:table-cell office:value-type="string">
            <text:p>A UBL invoice should not include the TaxTotal TaxSubtotal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7</text:p>
          </table:table-cell>
          <table:table-cell office:value-type="string">
            <text:p>A UBL invoice should not include the TaxTotal TaxSubtotal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8</text:p>
          </table:table-cell>
          <table:table-cell office:value-type="string">
            <text:p>A UBL invoice should not include the TaxTotal TaxSubtotal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9</text:p>
          </table:table-cell>
          <table:table-cell office:value-type="string">
            <text:p>A UBL invoice should not include the TaxTotal TaxSubtotal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0</text:p>
          </table:table-cell>
          <table:table-cell office:value-type="string">
            <text:p>A UBL invoice should not include the TaxTotal TaxSubtotal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1</text:p>
          </table:table-cell>
          <table:table-cell office:value-type="string">
            <text:p>A UBL invoice should not include the TaxTotal TaxSubtotal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2</text:p>
          </table:table-cell>
          <table:table-cell office:value-type="string">
            <text:p>A UBL invoice should not include the TaxTotal TaxSubtotal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3</text:p>
          </table:table-cell>
          <table:table-cell office:value-type="string">
            <text:p>A UBL invoice should not include th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4</text:p>
          </table:table-cell>
          <table:table-cell office:value-type="string">
            <text:p>A UBL invoice should not include the LegalMonetaryTotal PayableAlternative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5</text:p>
          </table:table-cell>
          <table:table-cell office:value-type="string">
            <text:p>A UBL invoice should not include the InvoiceLin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6</text:p>
          </table:table-cell>
          <table:table-cell office:value-type="string">
            <text:p>A UBL invoice should not include the InvoiceLine TaxPoin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7</text:p>
          </table:table-cell>
          <table:table-cell office:value-type="string">
            <text:p>A UBL invoice should not include the InvoiceLin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8</text:p>
          </table:table-cell>
          <table:table-cell office:value-type="string">
            <text:p>A UBL invoice should not include the InvoiceLine PaymentPurpos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9</text:p>
          </table:table-cell>
          <table:table-cell office:value-type="string">
            <text:p>A UBL invoice should not include the InvoiceLine FreeOfCharg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0</text:p>
          </table:table-cell>
          <table:table-cell office:value-type="string">
            <text:p>A UBL invoice should not include the InvoiceLin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1</text:p>
          </table:table-cell>
          <table:table-cell office:value-type="string">
            <text:p>A UBL invoice should not include the InvoiceLin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2</text:p>
          </table:table-cell>
          <table:table-cell office:value-type="string">
            <text:p>A UBL invoice should not include the InvoiceLin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3</text:p>
          </table:table-cell>
          <table:table-cell office:value-type="string">
            <text:p>A UBL invoice should not include the InvoiceLin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4</text:p>
          </table:table-cell>
          <table:table-cell office:value-type="string">
            <text:p>A UBL invoice should not include the InvoiceLin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5</text:p>
          </table:table-cell>
          <table:table-cell office:value-type="string">
            <text:p>A UBL invoice should not include the InvoiceLine OrderLineReference SalesOrderLin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6</text:p>
          </table:table-cell>
          <table:table-cell office:value-type="string">
            <text:p>A UBL invoice should not include the InvoiceLine OrderLine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7</text:p>
          </table:table-cell>
          <table:table-cell office:value-type="string">
            <text:p>A UBL invoice should not include the InvoiceLine OrderLineReference Line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8</text:p>
          </table:table-cell>
          <table:table-cell office:value-type="string">
            <text:p>A UBL invoice should not include the InvoiceLine OrderLineReference Ord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9</text:p>
          </table:table-cell>
          <table:table-cell office:value-type="string">
            <text:p>A UBL invoice should not include the InvoiceLine Despatch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0</text:p>
          </table:table-cell>
          <table:table-cell office:value-type="string">
            <text:p>A UBL invoice should not include the InvoiceLine Receipt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1</text:p>
          </table:table-cell>
          <table:table-cell office:value-type="string">
            <text:p>A UBL invoice should not include the InvoiceLine Bill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2</text:p>
          </table:table-cell>
          <table:table-cell office:value-type="string">
            <text:p>A UBL invoice should not include the InvoiceLine 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3</text:p>
          </table:table-cell>
          <table:table-cell office:value-type="string">
            <text:p>A UBL invoice should not include the InvoiceLine 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4</text:p>
          </table:table-cell>
          <table:table-cell office:value-type="string">
            <text:p>A UBL invoice should not include the InvoiceLine 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5</text:p>
          </table:table-cell>
          <table:table-cell office:value-type="string">
            <text:p>A UBL invoice should not include the InvoiceLine 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6</text:p>
          </table:table-cell>
          <table:table-cell office:value-type="string">
            <text:p>A UBL invoice should not include the InvoiceLine 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7</text:p>
          </table:table-cell>
          <table:table-cell office:value-type="string">
            <text:p>A UBL invoice should not include the InvoiceLine 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8</text:p>
          </table:table-cell>
          <table:table-cell office:value-type="string">
            <text:p>A UBL invoice should not include the InvoiceLine 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9</text:p>
          </table:table-cell>
          <table:table-cell office:value-type="string">
            <text:p>A UBL invoice should not include the InvoiceLine 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0</text:p>
          </table:table-cell>
          <table:table-cell office:value-type="string">
            <text:p>A UBL invoice should not include the InvoiceLine 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1</text:p>
          </table:table-cell>
          <table:table-cell office:value-type="string">
            <text:p>A UBL invoice should not include the InvoiceLine 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2</text:p>
          </table:table-cell>
          <table:table-cell office:value-type="string">
            <text:p>A UBL invoice should not include the InvoiceLine 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3</text:p>
          </table:table-cell>
          <table:table-cell office:value-type="string">
            <text:p>A UBL invoice should not include the InvoiceLine 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4</text:p>
          </table:table-cell>
          <table:table-cell office:value-type="string">
            <text:p>A UBL invoice should not include the InvoiceLine 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5</text:p>
          </table:table-cell>
          <table:table-cell office:value-type="string">
            <text:p>A UBL invoice should not include the InvoiceLine 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6</text:p>
          </table:table-cell>
          <table:table-cell office:value-type="string">
            <text:p>A UBL invoice should not include the InvoiceLine 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7</text:p>
          </table:table-cell>
          <table:table-cell office:value-type="string">
            <text:p>A UBL invoice should not include the InvoiceLine 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8</text:p>
          </table:table-cell>
          <table:table-cell office:value-type="string">
            <text:p>A UBL invoice should not include the InvoiceLine Pric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9</text:p>
          </table:table-cell>
          <table:table-cell office:value-type="string">
            <text:p>A UBL invoice should not include the InvoiceLine Originato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0</text:p>
          </table:table-cell>
          <table:table-cell office:value-type="string">
            <text:p>A UBL invoice should not include the InvoiceLine Delive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1</text:p>
          </table:table-cell>
          <table:table-cell office:value-type="string">
            <text:p>A UBL invoice should not include the InvoiceLine Payment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2</text:p>
          </table:table-cell>
          <table:table-cell office:value-type="string">
            <text:p>A UBL invoice should not include the InvoiceLin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3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4</text:p>
          </table:table-cell>
          <table:table-cell office:value-type="string">
            <text:p>A UBL invoice should not include the InvoiceLin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5</text:p>
          </table:table-cell>
          <table:table-cell office:value-type="string">
            <text:p>A UBL invoice should not include the InvoiceLin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6</text:p>
          </table:table-cell>
          <table:table-cell office:value-type="string">
            <text:p>A UBL invoice should not include the InvoiceLin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7</text:p>
          </table:table-cell>
          <table:table-cell office:value-type="string">
            <text:p>A UBL invoice should not include the InvoiceLin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8</text:p>
          </table:table-cell>
          <table:table-cell office:value-type="string">
            <text:p>A UBL invoice should not include the InvoiceLin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9</text:p>
          </table:table-cell>
          <table:table-cell office:value-type="string">
            <text:p>A UBL invoice should not include the InvoiceLin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0</text:p>
          </table:table-cell>
          <table:table-cell office:value-type="string">
            <text:p>A UBL invoice should not include the InvoiceLin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1</text:p>
          </table:table-cell>
          <table:table-cell office:value-type="string">
            <text:p>A UBL invoice should not include the InvoiceLin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2</text:p>
          </table:table-cell>
          <table:table-cell office:value-type="string">
            <text:p>A UBL invoice should not include the InvoiceLin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3</text:p>
          </table:table-cell>
          <table:table-cell office:value-type="string">
            <text:p>A UBL invoice should not include the InvoiceLine Item Pack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4</text:p>
          </table:table-cell>
          <table:table-cell office:value-type="string">
            <text:p>A UBL invoice should not include the InvoiceLine Item PackSiz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5</text:p>
          </table:table-cell>
          <table:table-cell office:value-type="string">
            <text:p>A UBL invoice should not include the InvoiceLine Item Catalogu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6</text:p>
          </table:table-cell>
          <table:table-cell office:value-type="string">
            <text:p>A UBL invoice should not include the InvoiceLine Item HazardousRisk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7</text:p>
          </table:table-cell>
          <table:table-cell office:value-type="string">
            <text:p>A UBL invoice should not include the InvoiceLine Item AdditionalInform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8</text:p>
          </table:table-cell>
          <table:table-cell office:value-type="string">
            <text:p>A UBL invoice should not include the InvoiceLine Item Keywor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9</text:p>
          </table:table-cell>
          <table:table-cell office:value-type="string">
            <text:p>A UBL invoice should not include the InvoiceLine Item Brand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0</text:p>
          </table:table-cell>
          <table:table-cell office:value-type="string">
            <text:p>A UBL invoice should not include the InvoiceLine Item Model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1</text:p>
          </table:table-cell>
          <table:table-cell office:value-type="string">
            <text:p>A UBL invoice should not include the InvoiceLine Item Buy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2</text:p>
          </table:table-cell>
          <table:table-cell office:value-type="string">
            <text:p>A UBL invoice should not include the InvoiceLine Item Buy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3</text:p>
          </table:table-cell>
          <table:table-cell office:value-type="string">
            <text:p>A UBL invoice should not include the InvoiceLine Item Buy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4</text:p>
          </table:table-cell>
          <table:table-cell office:value-type="string">
            <text:p>A UBL invoice should not include the InvoiceLine Item Buy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5</text:p>
          </table:table-cell>
          <table:table-cell office:value-type="string">
            <text:p>A UBL invoice should not include the InvoiceLine Item Buy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6</text:p>
          </table:table-cell>
          <table:table-cell office:value-type="string">
            <text:p>A UBL invoice should not include the InvoiceLine Item Sell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7</text:p>
          </table:table-cell>
          <table:table-cell office:value-type="string">
            <text:p>A UBL invoice should not include the InvoiceLine Item Sell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8</text:p>
          </table:table-cell>
          <table:table-cell office:value-type="string">
            <text:p>A UBL invoice should not include the InvoiceLine Item Sell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9</text:p>
          </table:table-cell>
          <table:table-cell office:value-type="string">
            <text:p>A UBL invoice should not include the InvoiceLine Item Sell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0</text:p>
          </table:table-cell>
          <table:table-cell office:value-type="string">
            <text:p>A UBL invoice should not include the InvoiceLine Item Sell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1</text:p>
          </table:table-cell>
          <table:table-cell office:value-type="string">
            <text:p>A UBL invoice should not include the InvoiceLine Item Manufactur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2</text:p>
          </table:table-cell>
          <table:table-cell office:value-type="string">
            <text:p>A UBL invoice should not include the InvoiceLine Item Standard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3</text:p>
          </table:table-cell>
          <table:table-cell office:value-type="string">
            <text:p>A UBL invoice should not include the InvoiceLine Item Standard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4</text:p>
          </table:table-cell>
          <table:table-cell office:value-type="string">
            <text:p>A UBL invoice should not include the InvoiceLine Item Standard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5</text:p>
          </table:table-cell>
          <table:table-cell office:value-type="string">
            <text:p>A UBL invoice should not include the InvoiceLine Item Standard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6</text:p>
          </table:table-cell>
          <table:table-cell office:value-type="string">
            <text:p>A UBL invoice should not include the InvoiceLine Item Standard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7</text:p>
          </table:table-cell>
          <table:table-cell office:value-type="string">
            <text:p>A UBL invoice should not include the InvoiceLine Item Catalogue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8</text:p>
          </table:table-cell>
          <table:table-cell office:value-type="string">
            <text:p>A UBL invoice should not include the InvoiceLine Item Additional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9</text:p>
          </table:table-cell>
          <table:table-cell office:value-type="string">
            <text:p>A UBL invoice should not include the InvoiceLine Item Catalogu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0</text:p>
          </table:table-cell>
          <table:table-cell office:value-type="string">
            <text:p>A UBL invoice should not include the InvoiceLine Item ItemSpecification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1</text:p>
          </table:table-cell>
          <table:table-cell office:value-type="string">
            <text:p>A UBL invoice should not include the InvoiceLine Item Origin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2</text:p>
          </table:table-cell>
          <table:table-cell office:value-type="string">
            <text:p>A UBL invoice should not include the InvoiceLine Item CommodityClassification Natur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3</text:p>
          </table:table-cell>
          <table:table-cell office:value-type="string">
            <text:p>A UBL invoice should not include the InvoiceLine Item CommodityClassification Cargo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4</text:p>
          </table:table-cell>
          <table:table-cell office:value-type="string">
            <text:p>A UBL invoice should not include the InvoiceLine Item CommodityClassification Commod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5</text:p>
          </table:table-cell>
          <table:table-cell office:value-type="string">
            <text:p>A UBL invoice should not include the InvoiceLine Item Transaction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6</text:p>
          </table:table-cell>
          <table:table-cell office:value-type="string">
            <text:p>A UBL invoice should not include the InvoiceLine Item HazardousIte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7</text:p>
          </table:table-cell>
          <table:table-cell office:value-type="string">
            <text:p>A UBL invoice should not include the InvoiceLine Item Classified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8</text:p>
          </table:table-cell>
          <table:table-cell office:value-type="string">
            <text:p>A UBL invoice should not include the InvoiceLine Item Classified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9</text:p>
          </table:table-cell>
          <table:table-cell office:value-type="string">
            <text:p>A UBL invoice should not include the InvoiceLine Item Classified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0</text:p>
          </table:table-cell>
          <table:table-cell office:value-type="string">
            <text:p>A UBL invoice should not include the InvoiceLine Item Classified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1</text:p>
          </table:table-cell>
          <table:table-cell office:value-type="string">
            <text:p>A UBL invoice should not include the InvoiceLine Item Classified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2</text:p>
          </table:table-cell>
          <table:table-cell office:value-type="string">
            <text:p>A UBL invoice should not include the InvoiceLine Item Classified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3</text:p>
          </table:table-cell>
          <table:table-cell office:value-type="string">
            <text:p>A UBL invoice should not include the InvoiceLine Item Classified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4</text:p>
          </table:table-cell>
          <table:table-cell office:value-type="string">
            <text:p>A UBL invoice should not include the InvoiceLine Item Classified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5</text:p>
          </table:table-cell>
          <table:table-cell office:value-type="string">
            <text:p>A UBL invoice should not include the InvoiceLine Item Classified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6</text:p>
          </table:table-cell>
          <table:table-cell office:value-type="string">
            <text:p>A UBL invoice should not include the InvoiceLine Item Classified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7</text:p>
          </table:table-cell>
          <table:table-cell office:value-type="string">
            <text:p>A UBL invoice should not include the InvoiceLine Item Classified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8</text:p>
          </table:table-cell>
          <table:table-cell office:value-type="string">
            <text:p>A UBL invoice should not include the InvoiceLine Item AdditionalItemPropert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9</text:p>
          </table:table-cell>
          <table:table-cell office:value-type="string">
            <text:p>A UBL invoice should not include the InvoiceLine Item AdditionalItemProperty Na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0</text:p>
          </table:table-cell>
          <table:table-cell office:value-type="string">
            <text:p>A UBL invoice should not include the InvoiceLine Item AdditionalItemProperty Test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1</text:p>
          </table:table-cell>
          <table:table-cell office:value-type="string">
            <text:p>A UBL invoice should not include the InvoiceLine Item AdditionalItemProperty Value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2</text:p>
          </table:table-cell>
          <table:table-cell office:value-type="string">
            <text:p>A UBL invoice should not include the InvoiceLine Item AdditionalItemProperty ValueQualifi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3</text:p>
          </table:table-cell>
          <table:table-cell office:value-type="string">
            <text:p>A UBL invoice should not include the InvoiceLine Item AdditionalItemProperty Importanc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4</text:p>
          </table:table-cell>
          <table:table-cell office:value-type="string">
            <text:p>A UBL invoice should not include the InvoiceLine Item AdditionalItemProperty ListValu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5</text:p>
          </table:table-cell>
          <table:table-cell office:value-type="string">
            <text:p>A UBL invoice should not include the InvoiceLine Item AdditionalItemProperty Usabil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6</text:p>
          </table:table-cell>
          <table:table-cell office:value-type="string">
            <text:p>A UBL invoice should not include the InvoiceLine Item AdditionalItemProperty ItemPropertyGroup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7</text:p>
          </table:table-cell>
          <table:table-cell office:value-type="string">
            <text:p>A UBL invoice should not include the InvoiceLine Item AdditionalItemProperty Range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8</text:p>
          </table:table-cell>
          <table:table-cell office:value-type="string">
            <text:p>A UBL invoice should not include the InvoiceLine Item AdditionalItemProperty ItemProperty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9</text:p>
          </table:table-cell>
          <table:table-cell office:value-type="string">
            <text:p>A UBL invoice should not include the InvoiceLine Item Manufactur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0</text:p>
          </table:table-cell>
          <table:table-cell office:value-type="string">
            <text:p>A UBL invoice should not include the InvoiceLine Item InformationContent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1</text:p>
          </table:table-cell>
          <table:table-cell office:value-type="string">
            <text:p>A UBL invoice should not include the InvoiceLine Item Origi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2</text:p>
          </table:table-cell>
          <table:table-cell office:value-type="string">
            <text:p>A UBL invoice should not include the InvoiceLine Item ItemInsta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3</text:p>
          </table:table-cell>
          <table:table-cell office:value-type="string">
            <text:p>A UBL invoice should not include the InvoiceLine Item Certific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4</text:p>
          </table:table-cell>
          <table:table-cell office:value-type="string">
            <text:p>A UBL invoice should not include the InvoiceLine Item 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5</text:p>
          </table:table-cell>
          <table:table-cell office:value-type="string">
            <text:p>A UBL invoice should not include the InvoiceLine Item Price PriceChan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6</text:p>
          </table:table-cell>
          <table:table-cell office:value-type="string">
            <text:p>A UBL invoice should not include the InvoiceLine Item Price Pric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7</text:p>
          </table:table-cell>
          <table:table-cell office:value-type="string">
            <text:p>A UBL invoice should not include the InvoiceLine Item Price Price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8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9</text:p>
          </table:table-cell>
          <table:table-cell office:value-type="string">
            <text:p>A UBL invoice should not include the InvoiceLine Item Pri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0</text:p>
          </table:table-cell>
          <table:table-cell office:value-type="string">
            <text:p>A UBL invoice should not include the InvoiceLine Item Price PriceLi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1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2</text:p>
          </table:table-cell>
          <table:table-cell office:value-type="string">
            <text:p>A UBL invoice should not include the InvoiceLine Item Pric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3</text:p>
          </table:table-cell>
          <table:table-cell office:value-type="string">
            <text:p>A UBL invoice should not include the InvoiceLine Item Price AllowanceCharge AllowanceCharge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4</text:p>
          </table:table-cell>
          <table:table-cell office:value-type="string">
            <text:p>A UBL invoice should not include the InvoiceLine Item Price AllowanceCharge AllowanceChar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5</text:p>
          </table:table-cell>
          <table:table-cell office:value-type="string">
            <text:p>A UBL invoice should not include the InvoiceLine Item Price AllowanceCharge MultiplierFactor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6</text:p>
          </table:table-cell>
          <table:table-cell office:value-type="string">
            <text:p>A UBL invoice should not include the InvoiceLine Item Pric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7</text:p>
          </table:table-cell>
          <table:table-cell office:value-type="string">
            <text:p>A UBL invoice should not include the InvoiceLine Item Pric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8</text:p>
          </table:table-cell>
          <table:table-cell office:value-type="string">
            <text:p>A UBL invoice should not include the InvoiceLine Item Pric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9</text:p>
          </table:table-cell>
          <table:table-cell office:value-type="string">
            <text:p>A UBL invoice should not include the InvoiceLine Item Pric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0</text:p>
          </table:table-cell>
          <table:table-cell office:value-type="string">
            <text:p>A UBL invoice should not include the InvoiceLine Item Pric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1</text:p>
          </table:table-cell>
          <table:table-cell office:value-type="string">
            <text:p>A UBL invoice should not include the InvoiceLine Item Pric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2</text:p>
          </table:table-cell>
          <table:table-cell office:value-type="string">
            <text:p>A UBL invoice should not include the InvoiceLine Item Pric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3</text:p>
          </table:table-cell>
          <table:table-cell office:value-type="string">
            <text:p>A UBL invoice should not include the InvoiceLine Item Pric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4</text:p>
          </table:table-cell>
          <table:table-cell office:value-type="string">
            <text:p>A UBL invoice should not include the InvoiceLine Item Pric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5</text:p>
          </table:table-cell>
          <table:table-cell office:value-type="string">
            <text:p>A UBL invoice should not include the InvoiceLin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6</text:p>
          </table:table-cell>
          <table:table-cell office:value-type="string">
            <text:p>A UBL invoice should not include the InvoiceLine SubInvoi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7</text:p>
          </table:table-cell>
          <table:table-cell office:value-type="string">
            <text:p>A UBL invoice should not include the InvoiceLine ItemPriceExt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4</text:p>
          </table:table-cell>
          <table:table-cell office:value-type="string">
            <text:p>Currency code list version id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5</text:p>
          </table:table-cell>
          <table:table-cell office:value-type="string">
            <text:p>CharacterSetCod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6</text:p>
          </table:table-cell>
          <table:table-cell office:value-type="string">
            <text:p>EncodingCod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1</text:p>
          </table:table-cell>
          <table:table-cell table:style-name="ce8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2</text:p>
          </table:table-cell>
          <table:table-cell table:style-name="ce8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3</text:p>
          </table:table-cell>
          <table:table-cell table:style-name="ce8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4</text:p>
          </table:table-cell>
          <table:table-cell table:style-name="ce8" office:value-type="string">
            <text:p>Invoice objec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5</text:p>
          </table:table-cell>
          <table:table-cell table:style-name="ce8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6</text:p>
          </table:table-cell>
          <table:table-cell table:style-name="ce8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8</text:p>
          </table:table-cell>
          <table:table-cell table:style-name="ce8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9</text:p>
          </table:table-cell>
          <table:table-cell table:style-name="ce8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0</text:p>
          </table:table-cell>
          <table:table-cell table:style-name="ce8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1</text:p>
          </table:table-cell>
          <table:table-cell table:style-name="ce8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2</text:p>
          </table:table-cell>
          <table:table-cell table:style-name="ce8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3</text:p>
          </table:table-cell>
          <table:table-cell table:style-name="ce8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4</text:p>
          </table:table-cell>
          <table:table-cell table:style-name="ce8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5</text:p>
          </table:table-cell>
          <table:table-cell table:style-name="ce8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6</text:p>
          </table:table-cell>
          <table:table-cell table:style-name="ce8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7</text:p>
          </table:table-cell>
          <table:table-cell table:style-name="ce8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8</text:p>
          </table:table-cell>
          <table:table-cell table:style-name="ce8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4</text:p>
          </table:table-cell>
          <table:table-cell table:style-name="ce8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9</text:p>
          </table:table-cell>
          <table:table-cell table:style-name="ce8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9</text:p>
          </table:table-cell>
          <table:table-cell table:style-name="ce8" office:value-type="string">
            <text:p>Project reference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40</text:p>
          </table:table-cell>
          <table:table-cell table:style-name="ce8" office:value-type="string">
            <text:p>Buyer trade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4</text:p>
          </table:table-cell>
          <table:table-cell table:style-name="ce8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5</text:p>
          </table:table-cell>
          <table:table-cell table:style-name="ce8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6</text:p>
          </table:table-cell>
          <table:table-cell table:style-name="ce8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7</text:p>
          </table:table-cell>
          <table:table-cell table:style-name="ce8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8</text:p>
          </table:table-cell>
          <table:table-cell table:style-name="ce8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9</text:p>
          </table:table-cell>
          <table:table-cell table:style-name="ce8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0</text:p>
          </table:table-cell>
          <table:table-cell table:style-name="ce8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1</text:p>
          </table:table-cell>
          <table:table-cell table:style-name="ce8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6</text:p>
          </table:table-cell>
          <table:table-cell table:style-name="ce8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7</text:p>
          </table:table-cell>
          <table:table-cell table:style-name="ce8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8</text:p>
          </table:table-cell>
          <table:table-cell table:style-name="ce8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7</text:p>
          </table:table-cell>
          <table:table-cell table:style-name="ce8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2</text:p>
          </table:table-cell>
          <table:table-cell table:style-name="ce8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3</text:p>
          </table:table-cell>
          <table:table-cell table:style-name="ce8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2</text:p>
          </table:table-cell>
          <table:table-cell table:style-name="ce8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 table:number-rows-repeated="10478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8" office:value-type="string">
            <text:p>Predicate</text:p>
          </table:table-cell>
          <table:table-cell table:style-name="ce22" office:value-type="string">
            <text:p>Prerequisite</text:p>
          </table:table-cell>
          <table:table-cell/>
          <table:table-cell table:style-name="ce23"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8" office:value-type="string">
            <text:p>(count(cac:ContractDocumen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2</text:p>
          </table:table-cell>
          <table:table-cell table:style-name="ce19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9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04</text:p>
          </table:table-cell>
          <table:table-cell table:style-name="ce8" office:value-type="string">
            <text:p>(count(cac:AdditionalDocumentReference[cbc:DocumentType='ATS']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8" office:value-type="string">
            <text:p>(count(cac:PaymentTerms/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06</text:p>
          </table:table-cell>
          <table:table-cell table:style-name="ce8" office:value-type="string">
            <text:p>(count(cac:InvoiceDocumentReference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8" office:value-type="string">
            <text:p>(cac:InvoiceDocumentReference/cbc:ID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08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9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0</text:p>
          </table:table-cell>
          <table:table-cell table:style-name="ce19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2</text:p>
          </table:table-cell>
          <table:table-cell table:style-name="ce19" office:value-type="string">
            <text:p><text:span text:style-name="T1">(count(</text:span><text:span text:style-name="T2">cac:AccountingSupplierParty/cac:Party/cac:PartyTaxScheme[cac:TaxScheme/cbc:ID='VAT']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9" office:value-type="string">
            <text:p><text:span text:style-name="T1">(count(</text:span><text:span text:style-name="T2">cac:AccountingSupplierParty/cac:Party/cac:PartyTaxScheme</text:span><text:span text:style-name="T4">[cac:TaxScheme/cbc:ID!='VAT']</text:span><text:span text:style-name="T2">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4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9" office:value-type="string">
            <text:p><text:span text:style-name="T1">(count(</text:span><text:span text:style-name="T3">cac:AccountingCustomerParty/cac:Party/cac:PartyLegalEntity/cbc:Registr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6</text:p>
          </table:table-cell>
          <table:table-cell table:style-name="ce19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9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8</text:p>
          </table:table-cell>
          <table:table-cell table:style-name="ce19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9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0</text:p>
          </table:table-cell>
          <table:table-cell table:style-name="ce19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9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2</text:p>
          </table:table-cell>
          <table:table-cell table:style-name="ce19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9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24</text:p>
          </table:table-cell>
          <table:table-cell table:style-name="ce8" office:value-type="string">
            <text:p>(count(cac:Delivery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9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26</text:p>
          </table:table-cell>
          <table:table-cell table:style-name="ce8" office:value-type="string">
            <text:p>(count(cbc:PaymentID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8" office:value-type="string">
            <text:p>(count(cbc:InstructionNote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28</text:p>
          </table:table-cell>
          <table:table-cell table:style-name="ce8" office:value-type="string">
            <text:p>(count(cac:PaymentMandat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9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0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2</text:p>
          </table:table-cell>
          <table:table-cell table:style-name="ce19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8" office:value-type="string">
            <text:p>(count(cbc:DocumentType) &amp;lt;= 1)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34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9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table:style-name="ce7" office:value-type="string">
            <text:p>UBL-SR-36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19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8</text:p>
          </table:table-cell>
          <table:table-cell table:style-name="ce20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8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8" office:value-type="string">
            <text:p>(count(cac:Projec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40</text:p>
          </table:table-cell>
          <table:table-cell table:style-name="ce19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21" office:value-type="string">
            <text:p>string-length(substring-after(.,'.'))&lt;=2</text:p>
          </table:table-cell>
          <table:table-cell/>
          <table:table-cell table:style-name="ce9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9" office:value-type="string">
            <text:p>(@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9" office:value-type="string">
            <text:p>(@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9" office:value-type="string">
            <text:p>not(//@schem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9" office:value-type="string">
            <text:p>not(//@scheme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9" office:value-type="string">
            <text:p>not(//@schemeData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9" office:value-type="string">
            <text:p>not(//@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9" office:value-type="string">
            <text:p>not(//@forma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9" office:value-type="string">
            <text:p>not(//@unitCodeList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9" office:value-type="string">
            <text:p>not(//@unitCodeListAgency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9" office:value-type="string">
            <text:p>not(//@unitCode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9" office:value-type="string">
            <text:p>not(//@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9" office:value-type="string">
            <text:p>not(//@list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9" office:value-type="string">
            <text:p>not(//@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9" office:value-type="string">
            <text:p>not(//@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9" office:value-type="string">
            <text:p>not(//@list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9" office:value-type="string">
            <text:p>not(//@list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9" office:value-type="string">
            <text:p>not(//@languageLocal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9" office:value-type="string">
            <text:p>not(//@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4</text:p>
          </table:table-cell>
          <table:table-cell table:style-name="ce9" office:value-type="string">
            <text:p>not(<text:a xlink:href="mailto://@currencyCodeListVersionID">//@currencyCodeListVersionID</text:a>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5</text:p>
          </table:table-cell>
          <table:table-cell table:style-name="ce9" office:value-type="string">
            <text:p>not(<text:a xlink:href="mailto://@characterSetCode">//@characterSetCode</text:a>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6</text:p>
          </table:table-cell>
          <table:table-cell table:style-name="ce9" office:value-type="string">
            <text:p>not(<text:a xlink:href="mailto://@encodingCode">//@encodingCode</text:a>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1</text:p>
          </table:table-cell>
          <table:table-cell table:style-name="ce9" office:value-type="string">
            <text:p>not(ext:UBLExtens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2</text:p>
          </table:table-cell>
          <table:table-cell table:style-name="ce9" office:value-type="string">
            <text:p>not(cbc:UBL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3</text:p>
          </table:table-cell>
          <table:table-cell table:style-name="ce9" office:value-type="string">
            <text:p>not(cbc:ProfileExecu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4</text:p>
          </table:table-cell>
          <table:table-cell table:style-name="ce9" office:value-type="string">
            <text:p>not(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5</text:p>
          </table:table-cell>
          <table:table-cell table:style-name="ce9" office:value-type="string">
            <text:p>not(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6</text:p>
          </table:table-cell>
          <table:table-cell table:style-name="ce9" office:value-type="string">
            <text:p>not(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7</text:p>
          </table:table-cell>
          <table:table-cell table:style-name="ce9" office:value-type="string">
            <text:p>not(cbc:Pricing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8</text:p>
          </table:table-cell>
          <table:table-cell table:style-name="ce9" office:value-type="string">
            <text:p>not(cbc:Payment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9</text:p>
          </table:table-cell>
          <table:table-cell table:style-name="ce9" office:value-type="string">
            <text:p>not(cbc:PaymentAlternative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0</text:p>
          </table:table-cell>
          <table:table-cell table:style-name="ce9" office:value-type="string">
            <text:p>not(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1</text:p>
          </table:table-cell>
          <table:table-cell table:style-name="ce9" office:value-type="string">
            <text:p>not(cbc:LineCount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2</text:p>
          </table:table-cell>
          <table:table-cell table:style-name="ce9" office:value-type="string">
            <text:p>not(cac:InvoicePeriod/cbc:Start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3</text:p>
          </table:table-cell>
          <table:table-cell table:style-name="ce9" office:value-type="string">
            <text:p>not(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4</text:p>
          </table:table-cell>
          <table:table-cell table:style-name="ce9" office:value-type="string">
            <text:p>not(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5</text:p>
          </table:table-cell>
          <table:table-cell table:style-name="ce9" office:value-type="string">
            <text:p>not(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6</text:p>
          </table:table-cell>
          <table:table-cell table:style-name="ce9" office:value-type="string">
            <text:p>not(cac:Order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7</text:p>
          </table:table-cell>
          <table:table-cell table:style-name="ce9" office:value-type="string">
            <text:p>not(cac:Order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8</text:p>
          </table:table-cell>
          <table:table-cell table:style-name="ce9" office:value-type="string">
            <text:p>not(cac:Order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9</text:p>
          </table:table-cell>
          <table:table-cell table:style-name="ce9" office:value-type="string">
            <text:p>not(cac:Order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0</text:p>
          </table:table-cell>
          <table:table-cell table:style-name="ce9" office:value-type="string">
            <text:p>not(cac:OrderReference/cbc:Custom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1</text:p>
          </table:table-cell>
          <table:table-cell table:style-name="ce9" office:value-type="string">
            <text:p>not(cac:OrderReference/cbc:Order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2</text:p>
          </table:table-cell>
          <table:table-cell table:style-name="ce9" office:value-type="string">
            <text:p>not(cac:OrderReference/cbc: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3</text:p>
          </table:table-cell>
          <table:table-cell table:style-name="ce9" office:value-type="string">
            <text:p>not(cac:BillingReference/cac:Invoice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4</text:p>
          </table:table-cell>
          <table:table-cell table:style-name="ce9" office:value-type="string">
            <text:p>not(cac:BillingReference/cac:Invoice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5</text:p>
          </table:table-cell>
          <table:table-cell table:style-name="ce9" office:value-type="string">
            <text:p>not(cac:BillingReference/cac:Invoice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6</text:p>
          </table:table-cell>
          <table:table-cell table:style-name="ce9" office:value-type="string">
            <text:p>not(cac:BillingReference/cac:Invoice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7</text:p>
          </table:table-cell>
          <table:table-cell table:style-name="ce9" office:value-type="string">
            <text:p>not(cac:BillingReference/cac:Invoice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8</text:p>
          </table:table-cell>
          <table:table-cell table:style-name="ce9" office:value-type="string">
            <text:p>not(cac:BillingReference/cac:Invoice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9</text:p>
          </table:table-cell>
          <table:table-cell table:style-name="ce9" office:value-type="string">
            <text:p>not(cac:BillingReference/cac:Invoice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0</text:p>
          </table:table-cell>
          <table:table-cell table:style-name="ce9" office:value-type="string">
            <text:p>not(cac:BillingReference/cac:Invoice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1</text:p>
          </table:table-cell>
          <table:table-cell table:style-name="ce9" office:value-type="string">
            <text:p>not(cac:BillingReference/cac:Invoice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2</text:p>
          </table:table-cell>
          <table:table-cell table:style-name="ce9" office:value-type="string">
            <text:p>not(cac:BillingReference/cac:Invoice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3</text:p>
          </table:table-cell>
          <table:table-cell table:style-name="ce9" office:value-type="string">
            <text:p>not(cac:BillingReference/cac:Invoice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4</text:p>
          </table:table-cell>
          <table:table-cell table:style-name="ce9" office:value-type="string">
            <text:p>not(cac:BillingReference/cac:Invoice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5</text:p>
          </table:table-cell>
          <table:table-cell table:style-name="ce9" office:value-type="string">
            <text:p>not(cac:BillingReference/cac:Invoice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6</text:p>
          </table:table-cell>
          <table:table-cell table:style-name="ce9" office:value-type="string">
            <text:p>not(cac:BillingReference/cac:Invoice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7</text:p>
          </table:table-cell>
          <table:table-cell table:style-name="ce9" office:value-type="string">
            <text:p>not(cac:BillingReference/cac:Invoice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8</text:p>
          </table:table-cell>
          <table:table-cell table:style-name="ce9" office:value-type="string">
            <text:p>not(cac:BillingReference/cac:SelfBilledInvoic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9</text:p>
          </table:table-cell>
          <table:table-cell table:style-name="ce9" office:value-type="string">
            <text:p>not(cac:BillingReference/cac: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0</text:p>
          </table:table-cell>
          <table:table-cell table:style-name="ce9" office:value-type="string">
            <text:p>not(cac:BillingReference/cac:SelfBilled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1</text:p>
          </table:table-cell>
          <table:table-cell table:style-name="ce9" office:value-type="string">
            <text:p>not(cac:BillingReference/cac:Deb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2</text:p>
          </table:table-cell>
          <table:table-cell table:style-name="ce9" office:value-type="string">
            <text:p>not(cac:BillingReference/cac:Reminder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3</text:p>
          </table:table-cell>
          <table:table-cell table:style-name="ce9" office:value-type="string">
            <text:p>not(cac:BillingReference/cac:Additional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4</text:p>
          </table:table-cell>
          <table:table-cell table:style-name="ce9" office:value-type="string">
            <text:p>not(cac:BillingReference/cac:BillingReferen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5</text:p>
          </table:table-cell>
          <table:table-cell table:style-name="ce9" office:value-type="string">
            <text:p>not(cac:Despatch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6</text:p>
          </table:table-cell>
          <table:table-cell table:style-name="ce9" office:value-type="string">
            <text:p>not(cac:Despatch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7</text:p>
          </table:table-cell>
          <table:table-cell table:style-name="ce9" office:value-type="string">
            <text:p>not(cac:Despatch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8</text:p>
          </table:table-cell>
          <table:table-cell table:style-name="ce9" office:value-type="string">
            <text:p>not(cac:Despatch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9</text:p>
          </table:table-cell>
          <table:table-cell table:style-name="ce9" office:value-type="string">
            <text:p>not(cac:Despatch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0</text:p>
          </table:table-cell>
          <table:table-cell table:style-name="ce9" office:value-type="string">
            <text:p>not(cac:Despatch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1</text:p>
          </table:table-cell>
          <table:table-cell table:style-name="ce9" office:value-type="string">
            <text:p>not(cac:Despatch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2</text:p>
          </table:table-cell>
          <table:table-cell table:style-name="ce9" office:value-type="string">
            <text:p>not(cac:Despatch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3</text:p>
          </table:table-cell>
          <table:table-cell table:style-name="ce9" office:value-type="string">
            <text:p>not(cac:Despatch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4</text:p>
          </table:table-cell>
          <table:table-cell table:style-name="ce9" office:value-type="string">
            <text:p>not(cac:Despatch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5</text:p>
          </table:table-cell>
          <table:table-cell table:style-name="ce9" office:value-type="string">
            <text:p>not(cac:Despatch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6</text:p>
          </table:table-cell>
          <table:table-cell table:style-name="ce9" office:value-type="string">
            <text:p>not(cac:Despatch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7</text:p>
          </table:table-cell>
          <table:table-cell table:style-name="ce9" office:value-type="string">
            <text:p>not(cac:Despatch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8</text:p>
          </table:table-cell>
          <table:table-cell table:style-name="ce9" office:value-type="string">
            <text:p>not(cac:Despatch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9</text:p>
          </table:table-cell>
          <table:table-cell table:style-name="ce9" office:value-type="string">
            <text:p>not(cac:Despatch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0</text:p>
          </table:table-cell>
          <table:table-cell table:style-name="ce9" office:value-type="string">
            <text:p>not(cac:Despatch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1</text:p>
          </table:table-cell>
          <table:table-cell table:style-name="ce9" office:value-type="string">
            <text:p>not(cac:Receip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2</text:p>
          </table:table-cell>
          <table:table-cell table:style-name="ce9" office:value-type="string">
            <text:p>not(cac:Receip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3</text:p>
          </table:table-cell>
          <table:table-cell table:style-name="ce9" office:value-type="string">
            <text:p>not(cac:Receip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4</text:p>
          </table:table-cell>
          <table:table-cell table:style-name="ce9" office:value-type="string">
            <text:p>not(cac:Receip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5</text:p>
          </table:table-cell>
          <table:table-cell table:style-name="ce9" office:value-type="string">
            <text:p>not(cac:Receip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6</text:p>
          </table:table-cell>
          <table:table-cell table:style-name="ce9" office:value-type="string">
            <text:p>not(cac:Receip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7</text:p>
          </table:table-cell>
          <table:table-cell table:style-name="ce9" office:value-type="string">
            <text:p>not(cac:Receip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8</text:p>
          </table:table-cell>
          <table:table-cell table:style-name="ce9" office:value-type="string">
            <text:p>not(cac:Receip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9</text:p>
          </table:table-cell>
          <table:table-cell table:style-name="ce9" office:value-type="string">
            <text:p>not(cac:Receip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0</text:p>
          </table:table-cell>
          <table:table-cell table:style-name="ce9" office:value-type="string">
            <text:p>not(cac:Receip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1</text:p>
          </table:table-cell>
          <table:table-cell table:style-name="ce9" office:value-type="string">
            <text:p>not(cac:Receip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2</text:p>
          </table:table-cell>
          <table:table-cell table:style-name="ce9" office:value-type="string">
            <text:p>not(cac:Receip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3</text:p>
          </table:table-cell>
          <table:table-cell table:style-name="ce9" office:value-type="string">
            <text:p>not(cac:Receip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4</text:p>
          </table:table-cell>
          <table:table-cell table:style-name="ce9" office:value-type="string">
            <text:p>not(cac:Receip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5</text:p>
          </table:table-cell>
          <table:table-cell table:style-name="ce9" office:value-type="string">
            <text:p>not(cac:Receip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6</text:p>
          </table:table-cell>
          <table:table-cell table:style-name="ce9" office:value-type="string">
            <text:p>not(cac:Receip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7</text:p>
          </table:table-cell>
          <table:table-cell table:style-name="ce9" office:value-type="string">
            <text:p>not(cac:Statement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8</text:p>
          </table:table-cell>
          <table:table-cell table:style-name="ce9" office:value-type="string">
            <text:p>not(cac:Originator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9</text:p>
          </table:table-cell>
          <table:table-cell table:style-name="ce9" office:value-type="string">
            <text:p>not(cac:Originator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0</text:p>
          </table:table-cell>
          <table:table-cell table:style-name="ce9" office:value-type="string">
            <text:p>not(cac:Originator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1</text:p>
          </table:table-cell>
          <table:table-cell table:style-name="ce9" office:value-type="string">
            <text:p>not(cac:Originator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2</text:p>
          </table:table-cell>
          <table:table-cell table:style-name="ce9" office:value-type="string">
            <text:p>not(cac:Originator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3</text:p>
          </table:table-cell>
          <table:table-cell table:style-name="ce9" office:value-type="string">
            <text:p>not(cac:Originator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4</text:p>
          </table:table-cell>
          <table:table-cell table:style-name="ce9" office:value-type="string">
            <text:p>not(cac:Originator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5</text:p>
          </table:table-cell>
          <table:table-cell table:style-name="ce9" office:value-type="string">
            <text:p>not(cac:Originator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6</text:p>
          </table:table-cell>
          <table:table-cell table:style-name="ce9" office:value-type="string">
            <text:p>not(cac:Originator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7</text:p>
          </table:table-cell>
          <table:table-cell table:style-name="ce9" office:value-type="string">
            <text:p>not(cac:Originator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8</text:p>
          </table:table-cell>
          <table:table-cell table:style-name="ce9" office:value-type="string">
            <text:p>not(cac:Originator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9</text:p>
          </table:table-cell>
          <table:table-cell table:style-name="ce9" office:value-type="string">
            <text:p>not(cac:Originator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0</text:p>
          </table:table-cell>
          <table:table-cell table:style-name="ce9" office:value-type="string">
            <text:p>not(cac:Originator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1</text:p>
          </table:table-cell>
          <table:table-cell table:style-name="ce9" office:value-type="string">
            <text:p>not(cac:Originator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2</text:p>
          </table:table-cell>
          <table:table-cell table:style-name="ce9" office:value-type="string">
            <text:p>not(cac:Originator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3</text:p>
          </table:table-cell>
          <table:table-cell table:style-name="ce9" office:value-type="string">
            <text:p>not(cac:Originator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4</text:p>
          </table:table-cell>
          <table:table-cell table:style-name="ce9" office:value-type="string">
            <text:p>not(cac:Contrac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5</text:p>
          </table:table-cell>
          <table:table-cell table:style-name="ce9" office:value-type="string">
            <text:p>not(cac:Contrac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6</text:p>
          </table:table-cell>
          <table:table-cell table:style-name="ce9" office:value-type="string">
            <text:p>not(cac:Contrac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7</text:p>
          </table:table-cell>
          <table:table-cell table:style-name="ce9" office:value-type="string">
            <text:p>not(cac:Contrac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8</text:p>
          </table:table-cell>
          <table:table-cell table:style-name="ce9" office:value-type="string">
            <text:p>not(cac:Contrac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9</text:p>
          </table:table-cell>
          <table:table-cell table:style-name="ce9" office:value-type="string">
            <text:p>not(cac:Contrac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0</text:p>
          </table:table-cell>
          <table:table-cell table:style-name="ce9" office:value-type="string">
            <text:p>not(cac:Contrac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1</text:p>
          </table:table-cell>
          <table:table-cell table:style-name="ce9" office:value-type="string">
            <text:p>not(cac:Contrac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2</text:p>
          </table:table-cell>
          <table:table-cell table:style-name="ce9" office:value-type="string">
            <text:p>not(cac:Contrac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3</text:p>
          </table:table-cell>
          <table:table-cell table:style-name="ce9" office:value-type="string">
            <text:p>not(cac:Contrac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4</text:p>
          </table:table-cell>
          <table:table-cell table:style-name="ce9" office:value-type="string">
            <text:p>not(cac:Contrac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5</text:p>
          </table:table-cell>
          <table:table-cell table:style-name="ce9" office:value-type="string">
            <text:p>not(cac:Contrac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6</text:p>
          </table:table-cell>
          <table:table-cell table:style-name="ce9" office:value-type="string">
            <text:p>not(cac:Contrac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7</text:p>
          </table:table-cell>
          <table:table-cell table:style-name="ce9" office:value-type="string">
            <text:p>not(cac:Contrac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8</text:p>
          </table:table-cell>
          <table:table-cell table:style-name="ce9" office:value-type="string">
            <text:p>not(cac:Contrac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9</text:p>
          </table:table-cell>
          <table:table-cell table:style-name="ce9" office:value-type="string">
            <text:p>not(cac:Contrac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0</text:p>
          </table:table-cell>
          <table:table-cell table:style-name="ce9" office:value-type="string">
            <text:p>not(cac:Additional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1</text:p>
          </table:table-cell>
          <table:table-cell table:style-name="ce9" office:value-type="string">
            <text:p>not(cac:Additional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2</text:p>
          </table:table-cell>
          <table:table-cell table:style-name="ce9" office:value-type="string">
            <text:p>not(cac:Additional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3</text:p>
          </table:table-cell>
          <table:table-cell table:style-name="ce9" office:value-type="string">
            <text:p>not(cac:Additional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4</text:p>
          </table:table-cell>
          <table:table-cell table:style-name="ce9" office:value-type="string">
            <text:p>not(cac:Additional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5</text:p>
          </table:table-cell>
          <table:table-cell table:style-name="ce9" office:value-type="string">
            <text:p>not(cac:Additional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6</text:p>
          </table:table-cell>
          <table:table-cell table:style-name="ce9" office:value-type="string">
            <text:p>not(cac:Additional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7</text:p>
          </table:table-cell>
          <table:table-cell table:style-name="ce9" office:value-type="string">
            <text:p>not(cac:Additional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8</text:p>
          </table:table-cell>
          <table:table-cell table:style-name="ce9" office:value-type="string">
            <text:p>not(cac:Additional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9</text:p>
          </table:table-cell>
          <table:table-cell table:style-name="ce9" office:value-type="string">
            <text:p>not(cac:Additional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0</text:p>
          </table:table-cell>
          <table:table-cell table:style-name="ce9" office:value-type="string">
            <text:p>not(cac:Additional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1</text:p>
          </table:table-cell>
          <table:table-cell table:style-name="ce9" office:value-type="string">
            <text:p>not(cac:AdditionalDocumentReference/cac:Attachment/cac:ExternalReference/cbc:DocumentHash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22</text:p>
          </table:table-cell>
          <table:table-cell table:style-name="ce9" office:value-type="string">
            <text:p>not(cac:AdditionalDocumentReference/cac:Attachment/cac:ExternalReference/cbc:HashAlgorithm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3</text:p>
          </table:table-cell>
          <table:table-cell table:style-name="ce9" office:value-type="string">
            <text:p>not(cac:AdditionalDocumentReference/cac:Attachment/cac:ExternalReference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4</text:p>
          </table:table-cell>
          <table:table-cell table:style-name="ce9" office:value-type="string">
            <text:p>not(cac:AdditionalDocumentReference/cac:Attachment/cac:ExternalReference/cbc:Expi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5</text:p>
          </table:table-cell>
          <table:table-cell table:style-name="ce9" office:value-type="string">
            <text:p>not(cac:AdditionalDocumentReference/cac:Attachment/cac:ExternalReference/cbc: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6</text:p>
          </table:table-cell>
          <table:table-cell table:style-name="ce9" office:value-type="string">
            <text:p>not(cac:AdditionalDocumentReference/cac:Attachment/cac:ExternalReference/cbc: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7</text:p>
          </table:table-cell>
          <table:table-cell table:style-name="ce9" office:value-type="string">
            <text:p>not(cac:AdditionalDocumentReference/cac:Attachment/cac:ExternalReference/cbc:Encoding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28</text:p>
          </table:table-cell>
          <table:table-cell table:style-name="ce9" office:value-type="string">
            <text:p>not(cac:AdditionalDocumentReference/cac:Attachment/cac:ExternalReference/cbc:CharacterSe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9</text:p>
          </table:table-cell>
          <table:table-cell table:style-name="ce9" office:value-type="string">
            <text:p>not(cac:AdditionalDocumentReference/cac:Attachment/cac:ExternalReference/cbc: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0</text:p>
          </table:table-cell>
          <table:table-cell table:style-name="ce9" office:value-type="string">
            <text:p>not(cac:AdditionalDocumentReference/cac:Attachment/cac:ExternalReference/cbc:Descripr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1</text:p>
          </table:table-cell>
          <table:table-cell table:style-name="ce9" office:value-type="string">
            <text:p>not(cac:Additional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2</text:p>
          </table:table-cell>
          <table:table-cell table:style-name="ce9" office:value-type="string">
            <text:p>not(cac:Additional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3</text:p>
          </table:table-cell>
          <table:table-cell table:style-name="ce9" office:value-type="string">
            <text:p>not(cac:Additional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4</text:p>
          </table:table-cell>
          <table:table-cell table:style-name="ce9" office:value-type="string">
            <text:p>not(cac:Projec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5</text:p>
          </table:table-cell>
          <table:table-cell table:style-name="ce9" office:value-type="string">
            <text:p>not(cac:Projec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6</text:p>
          </table:table-cell>
          <table:table-cell table:style-name="ce9" office:value-type="string">
            <text:p>not(cac:ProjectReference/cac:WorkPhas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7</text:p>
          </table:table-cell>
          <table:table-cell table:style-name="ce9" office:value-type="string">
            <text:p>not(cac:Signat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8</text:p>
          </table:table-cell>
          <table:table-cell table:style-name="ce9" office:value-type="string">
            <text:p>not(cac:AccountingSuppli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9</text:p>
          </table:table-cell>
          <table:table-cell table:style-name="ce9" office:value-type="string">
            <text:p>not(cac:AccountingSuppli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0</text:p>
          </table:table-cell>
          <table:table-cell table:style-name="ce9" office:value-type="string">
            <text:p>not(cac:AccountingSupplierParty/cbc:DataSendingCapabil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1</text:p>
          </table:table-cell>
          <table:table-cell table:style-name="ce9" office:value-type="string">
            <text:p>not(cac:AccountingSuppli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2</text:p>
          </table:table-cell>
          <table:table-cell table:style-name="ce9" office:value-type="string">
            <text:p>not(cac:AccountingSuppli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3</text:p>
          </table:table-cell>
          <table:table-cell table:style-name="ce9" office:value-type="string">
            <text:p>not(cac:AccountingSuppli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4</text:p>
          </table:table-cell>
          <table:table-cell table:style-name="ce9" office:value-type="string">
            <text:p>not(cac:AccountingSuppli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5</text:p>
          </table:table-cell>
          <table:table-cell table:style-name="ce9" office:value-type="string">
            <text:p>not(cac:AccountingSuppli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6</text:p>
          </table:table-cell>
          <table:table-cell table:style-name="ce9" office:value-type="string">
            <text:p>not(cac:AccountingSupplierParty/cac: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7</text:p>
          </table:table-cell>
          <table:table-cell table:style-name="ce9" office:value-type="string">
            <text:p>not(cac:AccountingSuppli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8</text:p>
          </table:table-cell>
          <table:table-cell table:style-name="ce9" office:value-type="string">
            <text:p>not(cac:AccountingSuppli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9</text:p>
          </table:table-cell>
          <table:table-cell table:style-name="ce9" office:value-type="string">
            <text:p>not(cac:AccountingSuppli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0</text:p>
          </table:table-cell>
          <table:table-cell table:style-name="ce9" office:value-type="string">
            <text:p>not(cac:AccountingSuppli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1</text:p>
          </table:table-cell>
          <table:table-cell table:style-name="ce9" office:value-type="string">
            <text:p>not(cac:AccountingSuppli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2</text:p>
          </table:table-cell>
          <table:table-cell table:style-name="ce9" office:value-type="string">
            <text:p>not(cac:AccountingSuppli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3</text:p>
          </table:table-cell>
          <table:table-cell table:style-name="ce9" office:value-type="string">
            <text:p>not(cac:AccountingSuppli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4</text:p>
          </table:table-cell>
          <table:table-cell table:style-name="ce9" office:value-type="string">
            <text:p>not(cac:AccountingSuppli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5</text:p>
          </table:table-cell>
          <table:table-cell table:style-name="ce9" office:value-type="string">
            <text:p>not(cac:AccountingSuppli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6</text:p>
          </table:table-cell>
          <table:table-cell table:style-name="ce9" office:value-type="string">
            <text:p>not(cac:AccountingSuppli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7</text:p>
          </table:table-cell>
          <table:table-cell table:style-name="ce9" office:value-type="string">
            <text:p>not(cac:AccountingSuppli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8</text:p>
          </table:table-cell>
          <table:table-cell table:style-name="ce9" office:value-type="string">
            <text:p>not(cac:AccountingSuppli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9</text:p>
          </table:table-cell>
          <table:table-cell table:style-name="ce9" office:value-type="string">
            <text:p>not(cac:AccountingSuppli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0</text:p>
          </table:table-cell>
          <table:table-cell table:style-name="ce9" office:value-type="string">
            <text:p>not(cac:AccountingSuppli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1</text:p>
          </table:table-cell>
          <table:table-cell table:style-name="ce9" office:value-type="string">
            <text:p>not(cac:AccountingSuppli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2</text:p>
          </table:table-cell>
          <table:table-cell table:style-name="ce9" office:value-type="string">
            <text:p>not(cac:AccountingSuppli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3</text:p>
          </table:table-cell>
          <table:table-cell table:style-name="ce9" office:value-type="string">
            <text:p>not(cac:AccountingSuppli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4</text:p>
          </table:table-cell>
          <table:table-cell table:style-name="ce9" office:value-type="string">
            <text:p>not(cac:AccountingSuppli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5</text:p>
          </table:table-cell>
          <table:table-cell table:style-name="ce9" office:value-type="string">
            <text:p>not(cac:AccountingSuppli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6</text:p>
          </table:table-cell>
          <table:table-cell table:style-name="ce9" office:value-type="string">
            <text:p>not(cac:AccountingSuppli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7</text:p>
          </table:table-cell>
          <table:table-cell table:style-name="ce9" office:value-type="string">
            <text:p>not(cac:AccountingSuppli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8</text:p>
          </table:table-cell>
          <table:table-cell table:style-name="ce9" office:value-type="string">
            <text:p>not(cac:AccountingSuppli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9</text:p>
          </table:table-cell>
          <table:table-cell table:style-name="ce9" office:value-type="string">
            <text:p>not(cac:AccountingSuppli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0</text:p>
          </table:table-cell>
          <table:table-cell table:style-name="ce9" office:value-type="string">
            <text:p>not(cac:AccountingSuppli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1</text:p>
          </table:table-cell>
          <table:table-cell table:style-name="ce9" office:value-type="string">
            <text:p>not(cac:AccountingSuppli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2</text:p>
          </table:table-cell>
          <table:table-cell table:style-name="ce9" office:value-type="string">
            <text:p>not(cac:AccountingSuppli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3</text:p>
          </table:table-cell>
          <table:table-cell table:style-name="ce9" office:value-type="string">
            <text:p>not(cac:AccountingSuppli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4</text:p>
          </table:table-cell>
          <table:table-cell table:style-name="ce9" office:value-type="string">
            <text:p>not(cac:AccountingSuppli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5</text:p>
          </table:table-cell>
          <table:table-cell table:style-name="ce9" office:value-type="string">
            <text:p>not(cac:AccountingSupplierParty/cac: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6</text:p>
          </table:table-cell>
          <table:table-cell table:style-name="ce9" office:value-type="string">
            <text:p>not(cac:AccountingSupplierParty/cac:Party/cac:PartyTaxScheme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77</text:p>
          </table:table-cell>
          <table:table-cell table:style-name="ce9" office:value-type="string">
            <text:p>not(cac:AccountingSuppli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8</text:p>
          </table:table-cell>
          <table:table-cell table:style-name="ce9" office:value-type="string">
            <text:p>not(cac:AccountingSuppli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9</text:p>
          </table:table-cell>
          <table:table-cell table:style-name="ce9" office:value-type="string">
            <text:p>not(cac:AccountingSuppli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0</text:p>
          </table:table-cell>
          <table:table-cell table:style-name="ce9" office:value-type="string">
            <text:p>not(cac:AccountingSuppli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1</text:p>
          </table:table-cell>
          <table:table-cell table:style-name="ce9" office:value-type="string">
            <text:p>not(cac:AccountingSupplierParty/cac:Party/cac:PartyLegalEntity/cbc:SoleProprietorship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2</text:p>
          </table:table-cell>
          <table:table-cell table:style-name="ce9" office:value-type="string">
            <text:p>not(cac:AccountingSuppli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3</text:p>
          </table:table-cell>
          <table:table-cell table:style-name="ce9" office:value-type="string">
            <text:p>not(cac:AccountingSuppli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4</text:p>
          </table:table-cell>
          <table:table-cell table:style-name="ce9" office:value-type="string">
            <text:p>not(cac:AccountingSuppli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5</text:p>
          </table:table-cell>
          <table:table-cell table:style-name="ce9" office:value-type="string">
            <text:p>not(cac:AccountingSuppli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6</text:p>
          </table:table-cell>
          <table:table-cell table:style-name="ce9" office:value-type="string">
            <text:p>not(cac:AccountingSuppli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7</text:p>
          </table:table-cell>
          <table:table-cell table:style-name="ce9" office:value-type="string">
            <text:p>not(cac:AccountingSuppli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8</text:p>
          </table:table-cell>
          <table:table-cell table:style-name="ce9" office:value-type="string">
            <text:p>not(cac:AccountingSuppli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9</text:p>
          </table:table-cell>
          <table:table-cell table:style-name="ce9" office:value-type="string">
            <text:p>not(cac:AccountingSuppli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0</text:p>
          </table:table-cell>
          <table:table-cell table:style-name="ce9" office:value-type="string">
            <text:p>not(cac:AccountingSuppli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1</text:p>
          </table:table-cell>
          <table:table-cell table:style-name="ce9" office:value-type="string">
            <text:p>not(cac:AccountingSuppli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2</text:p>
          </table:table-cell>
          <table:table-cell table:style-name="ce9" office:value-type="string">
            <text:p>not(cac:AccountingSuppli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3</text:p>
          </table:table-cell>
          <table:table-cell table:style-name="ce9" office:value-type="string">
            <text:p>not(cac:AccountingSuppli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4</text:p>
          </table:table-cell>
          <table:table-cell table:style-name="ce9" office:value-type="string">
            <text:p>not(cac:AccountingSuppli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5</text:p>
          </table:table-cell>
          <table:table-cell table:style-name="ce9" office:value-type="string">
            <text:p>not(cac:AccountingSuppli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6</text:p>
          </table:table-cell>
          <table:table-cell table:style-name="ce9" office:value-type="string">
            <text:p>not(cac:AccountingSuppli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7</text:p>
          </table:table-cell>
          <table:table-cell table:style-name="ce9" office:value-type="string">
            <text:p>not(cac:AccountingSuppli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8</text:p>
          </table:table-cell>
          <table:table-cell table:style-name="ce9" office:value-type="string">
            <text:p>not(cac:AccountingSupplierParty/cac:Despatch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9</text:p>
          </table:table-cell>
          <table:table-cell table:style-name="ce9" office:value-type="string">
            <text:p>not(cac:AccountingSuppli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0</text:p>
          </table:table-cell>
          <table:table-cell table:style-name="ce9" office:value-type="string">
            <text:p>not(cac:AccountingSupplierParty/cac:Sell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1</text:p>
          </table:table-cell>
          <table:table-cell table:style-name="ce9" office:value-type="string">
            <text:p>not(cac:AccountingCustom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2</text:p>
          </table:table-cell>
          <table:table-cell table:style-name="ce9" office:value-type="string">
            <text:p>not(cac:AccountingCustomerParty/cbc:Suppli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3</text:p>
          </table:table-cell>
          <table:table-cell table:style-name="ce9" office:value-type="string">
            <text:p>not(cac:AccountingCustom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4</text:p>
          </table:table-cell>
          <table:table-cell table:style-name="ce9" office:value-type="string">
            <text:p>not(cac:AccountingCustom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5</text:p>
          </table:table-cell>
          <table:table-cell table:style-name="ce9" office:value-type="string">
            <text:p>not(cac:AccountingCustom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6</text:p>
          </table:table-cell>
          <table:table-cell table:style-name="ce9" office:value-type="string">
            <text:p>not(cac:AccountingCustom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7</text:p>
          </table:table-cell>
          <table:table-cell table:style-name="ce9" office:value-type="string">
            <text:p>not(cac:AccountingCustom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8</text:p>
          </table:table-cell>
          <table:table-cell table:style-name="ce9" office:value-type="string">
            <text:p>not(cac:AccountingCustom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9</text:p>
          </table:table-cell>
          <table:table-cell table:style-name="ce9" office:value-type="string">
            <text:p>not(cac:AccountingCustomerParty/cac: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0</text:p>
          </table:table-cell>
          <table:table-cell table:style-name="ce9" office:value-type="string">
            <text:p>not(cac:AccountingCustom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1</text:p>
          </table:table-cell>
          <table:table-cell table:style-name="ce9" office:value-type="string">
            <text:p>not(cac:AccountingCustom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2</text:p>
          </table:table-cell>
          <table:table-cell table:style-name="ce9" office:value-type="string">
            <text:p>not(cac:AccountingCustom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3</text:p>
          </table:table-cell>
          <table:table-cell table:style-name="ce9" office:value-type="string">
            <text:p>not(cac:AccountingCustom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4</text:p>
          </table:table-cell>
          <table:table-cell table:style-name="ce9" office:value-type="string">
            <text:p>not(cac:AccountingCustom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5</text:p>
          </table:table-cell>
          <table:table-cell table:style-name="ce9" office:value-type="string">
            <text:p>not(cac:AccountingCustom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6</text:p>
          </table:table-cell>
          <table:table-cell table:style-name="ce9" office:value-type="string">
            <text:p>not(cac:AccountingCustom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7</text:p>
          </table:table-cell>
          <table:table-cell table:style-name="ce9" office:value-type="string">
            <text:p>not(cac:AccountingCustom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8</text:p>
          </table:table-cell>
          <table:table-cell table:style-name="ce9" office:value-type="string">
            <text:p>not(cac:AccountingCustom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9</text:p>
          </table:table-cell>
          <table:table-cell table:style-name="ce9" office:value-type="string">
            <text:p>not(cac:AccountingCustom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0</text:p>
          </table:table-cell>
          <table:table-cell table:style-name="ce9" office:value-type="string">
            <text:p>not(cac:AccountingCustom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1</text:p>
          </table:table-cell>
          <table:table-cell table:style-name="ce9" office:value-type="string">
            <text:p>not(cac:AccountingCustom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2</text:p>
          </table:table-cell>
          <table:table-cell table:style-name="ce9" office:value-type="string">
            <text:p>not(cac:AccountingCustom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3</text:p>
          </table:table-cell>
          <table:table-cell table:style-name="ce9" office:value-type="string">
            <text:p>not(cac:AccountingCustom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4</text:p>
          </table:table-cell>
          <table:table-cell table:style-name="ce9" office:value-type="string">
            <text:p>not(cac:AccountingCustom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5</text:p>
          </table:table-cell>
          <table:table-cell table:style-name="ce9" office:value-type="string">
            <text:p>not(cac:AccountingCustom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6</text:p>
          </table:table-cell>
          <table:table-cell table:style-name="ce9" office:value-type="string">
            <text:p>not(cac:AccountingCustom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7</text:p>
          </table:table-cell>
          <table:table-cell table:style-name="ce9" office:value-type="string">
            <text:p>not(cac:AccountingCustom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8</text:p>
          </table:table-cell>
          <table:table-cell table:style-name="ce9" office:value-type="string">
            <text:p>not(cac:AccountingCustom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9</text:p>
          </table:table-cell>
          <table:table-cell table:style-name="ce9" office:value-type="string">
            <text:p>not(cac:AccountingCustom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0</text:p>
          </table:table-cell>
          <table:table-cell table:style-name="ce9" office:value-type="string">
            <text:p>not(cac:AccountingCustom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1</text:p>
          </table:table-cell>
          <table:table-cell table:style-name="ce9" office:value-type="string">
            <text:p>not(cac:AccountingCustom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2</text:p>
          </table:table-cell>
          <table:table-cell table:style-name="ce9" office:value-type="string">
            <text:p>not(cac:AccountingCustom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3</text:p>
          </table:table-cell>
          <table:table-cell table:style-name="ce9" office:value-type="string">
            <text:p>not(cac:AccountingCustom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4</text:p>
          </table:table-cell>
          <table:table-cell table:style-name="ce9" office:value-type="string">
            <text:p>not(cac:AccountingCustom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5</text:p>
          </table:table-cell>
          <table:table-cell table:style-name="ce9" office:value-type="string">
            <text:p>not(cac:AccountingCustom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6</text:p>
          </table:table-cell>
          <table:table-cell table:style-name="ce9" office:value-type="string">
            <text:p>not(cac:AccountingCustom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7</text:p>
          </table:table-cell>
          <table:table-cell table:style-name="ce9" office:value-type="string">
            <text:p>not(cac:AccountingCustom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8</text:p>
          </table:table-cell>
          <table:table-cell table:style-name="ce9" office:value-type="string">
            <text:p>not(cac:AccountingCustomerParty/cac:Party/cac:PartyTaxScheme/cac:TaxScheme/cbc:TaxType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39</text:p>
          </table:table-cell>
          <table:table-cell table:style-name="ce9" office:value-type="string">
            <text:p>not(cac:AccountingCustomerParty/cac:Party/cac:PartyTaxScheme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40</text:p>
          </table:table-cell>
          <table:table-cell table:style-name="ce9" office:value-type="string">
            <text:p>not(cac:AccountingCustom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1</text:p>
          </table:table-cell>
          <table:table-cell table:style-name="ce9" office:value-type="string">
            <text:p>not(cac:AccountingCustom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2</text:p>
          </table:table-cell>
          <table:table-cell table:style-name="ce9" office:value-type="string">
            <text:p>not(cac:AccountingCustom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3</text:p>
          </table:table-cell>
          <table:table-cell table:style-name="ce9" office:value-type="string">
            <text:p>not(cac:AccountingCustom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4</text:p>
          </table:table-cell>
          <table:table-cell table:style-name="ce9" office:value-type="string">
            <text:p>not(cac:AccountingCustomerParty/cac:Party/cac:PartyLegalEntity/cbc:CompanyLegalFor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5</text:p>
          </table:table-cell>
          <table:table-cell table:style-name="ce9" office:value-type="string">
            <text:p>not(cac:AccountingCustomerParty/cac:Party/cac:PartyLegalEntity/cbc:SoleProprietorshipIndicato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46</text:p>
          </table:table-cell>
          <table:table-cell table:style-name="ce9" office:value-type="string">
            <text:p>not(cac:AccountingCustom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7</text:p>
          </table:table-cell>
          <table:table-cell table:style-name="ce9" office:value-type="string">
            <text:p>not(cac:AccountingCustom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8</text:p>
          </table:table-cell>
          <table:table-cell table:style-name="ce9" office:value-type="string">
            <text:p>not(cac:AccountingCustom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9</text:p>
          </table:table-cell>
          <table:table-cell table:style-name="ce9" office:value-type="string">
            <text:p>not(cac:AccountingCustom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0</text:p>
          </table:table-cell>
          <table:table-cell table:style-name="ce9" office:value-type="string">
            <text:p>not(cac:AccountingCustom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1</text:p>
          </table:table-cell>
          <table:table-cell table:style-name="ce9" office:value-type="string">
            <text:p>not(cac:AccountingCustom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2</text:p>
          </table:table-cell>
          <table:table-cell table:style-name="ce9" office:value-type="string">
            <text:p>not(cac:AccountingCustom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3</text:p>
          </table:table-cell>
          <table:table-cell table:style-name="ce9" office:value-type="string">
            <text:p>not(cac:AccountingCustom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4</text:p>
          </table:table-cell>
          <table:table-cell table:style-name="ce9" office:value-type="string">
            <text:p>not(cac:AccountingCustom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5</text:p>
          </table:table-cell>
          <table:table-cell table:style-name="ce9" office:value-type="string">
            <text:p>not(cac:AccountingCustom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6</text:p>
          </table:table-cell>
          <table:table-cell table:style-name="ce9" office:value-type="string">
            <text:p>not(cac:AccountingCustom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7</text:p>
          </table:table-cell>
          <table:table-cell table:style-name="ce9" office:value-type="string">
            <text:p>not(cac:AccountingCustom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8</text:p>
          </table:table-cell>
          <table:table-cell table:style-name="ce9" office:value-type="string">
            <text:p>not(cac:AccountingCustom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9</text:p>
          </table:table-cell>
          <table:table-cell table:style-name="ce9" office:value-type="string">
            <text:p>not(cac:AccountingCustom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0</text:p>
          </table:table-cell>
          <table:table-cell table:style-name="ce9" office:value-type="string">
            <text:p>not(cac:AccountingCustom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1</text:p>
          </table:table-cell>
          <table:table-cell table:style-name="ce9" office:value-type="string">
            <text:p>not(cac:AccountingCustom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2</text:p>
          </table:table-cell>
          <table:table-cell table:style-name="ce9" office:value-type="string">
            <text:p>not(cac:AccountingCustomerParty/cac:Delivery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3</text:p>
          </table:table-cell>
          <table:table-cell table:style-name="ce9" office:value-type="string">
            <text:p>not(cac:AccountingCustom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4</text:p>
          </table:table-cell>
          <table:table-cell table:style-name="ce9" office:value-type="string">
            <text:p>not(cac:AccountingCustomerParty/cac:Buy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5</text:p>
          </table:table-cell>
          <table:table-cell table:style-name="ce9" office:value-type="string">
            <text:p>not(cac:Paye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6</text:p>
          </table:table-cell>
          <table:table-cell table:style-name="ce9" office:value-type="string">
            <text:p>not(cac:Paye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7</text:p>
          </table:table-cell>
          <table:table-cell table:style-name="ce9" office:value-type="string">
            <text:p>not(cac:Paye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8</text:p>
          </table:table-cell>
          <table:table-cell table:style-name="ce9" office:value-type="string">
            <text:p>not(cac:Paye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9</text:p>
          </table:table-cell>
          <table:table-cell table:style-name="ce9" office:value-type="string">
            <text:p>not(cac:Paye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0</text:p>
          </table:table-cell>
          <table:table-cell table:style-name="ce9" office:value-type="string">
            <text:p>not(cac:Paye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1</text:p>
          </table:table-cell>
          <table:table-cell table:style-name="ce9" office:value-type="string">
            <text:p>not(cac:Paye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2</text:p>
          </table:table-cell>
          <table:table-cell table:style-name="ce9" office:value-type="string">
            <text:p>not(cac:Payee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3</text:p>
          </table:table-cell>
          <table:table-cell table:style-name="ce9" office:value-type="string">
            <text:p>not(cac:Paye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4</text:p>
          </table:table-cell>
          <table:table-cell table:style-name="ce9" office:value-type="string">
            <text:p>not(cac:PayeeParty/cac:PartyTax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5</text:p>
          </table:table-cell>
          <table:table-cell table:style-name="ce9" office:value-type="string">
            <text:p>not(cac:PayeeParty/cac:PartyLegalEntity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6</text:p>
          </table:table-cell>
          <table:table-cell table:style-name="ce9" office:value-type="string">
            <text:p>not(cac:Payee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7</text:p>
          </table:table-cell>
          <table:table-cell table:style-name="ce9" office:value-type="string">
            <text:p>not(cac:Payee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8</text:p>
          </table:table-cell>
          <table:table-cell table:style-name="ce9" office:value-type="string">
            <text:p>not(cac:Payee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9</text:p>
          </table:table-cell>
          <table:table-cell table:style-name="ce9" office:value-type="string">
            <text:p>not(cac:PayeeParty/cac:PartyLegalEntity/cbc:CompanyLegalFor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0</text:p>
          </table:table-cell>
          <table:table-cell table:style-name="ce9" office:value-type="string">
            <text:p>not(cac:PayeeParty/cac:PartyLegalEntity/cbc:SoleProprietorship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1</text:p>
          </table:table-cell>
          <table:table-cell table:style-name="ce9" office:value-type="string">
            <text:p>not(cac:Payee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2</text:p>
          </table:table-cell>
          <table:table-cell table:style-name="ce9" office:value-type="string">
            <text:p>not(cac:Payee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3</text:p>
          </table:table-cell>
          <table:table-cell table:style-name="ce9" office:value-type="string">
            <text:p>not(cac:Payee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4</text:p>
          </table:table-cell>
          <table:table-cell table:style-name="ce9" office:value-type="string">
            <text:p>not(cac:Payee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5</text:p>
          </table:table-cell>
          <table:table-cell table:style-name="ce9" office:value-type="string">
            <text:p>not(cac:Payee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6</text:p>
          </table:table-cell>
          <table:table-cell table:style-name="ce9" office:value-type="string">
            <text:p>not(cac:Payee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7</text:p>
          </table:table-cell>
          <table:table-cell table:style-name="ce9" office:value-type="string">
            <text:p>not(cac:Payee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8</text:p>
          </table:table-cell>
          <table:table-cell table:style-name="ce9" office:value-type="string">
            <text:p>not(cac:Paye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9</text:p>
          </table:table-cell>
          <table:table-cell table:style-name="ce9" office:value-type="string">
            <text:p>not(cac:Paye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0</text:p>
          </table:table-cell>
          <table:table-cell table:style-name="ce9" office:value-type="string">
            <text:p>not(cac:Paye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1</text:p>
          </table:table-cell>
          <table:table-cell table:style-name="ce9" office:value-type="string">
            <text:p>not(cac:Paye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2</text:p>
          </table:table-cell>
          <table:table-cell table:style-name="ce9" office:value-type="string">
            <text:p>not(cac:Paye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3</text:p>
          </table:table-cell>
          <table:table-cell table:style-name="ce9" office:value-type="string">
            <text:p>not(cac:Paye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4</text:p>
          </table:table-cell>
          <table:table-cell table:style-name="ce9" office:value-type="string">
            <text:p>not(cac:Buy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5</text:p>
          </table:table-cell>
          <table:table-cell table:style-name="ce9" office:value-type="string">
            <text:p>not(cac:Sell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6</text:p>
          </table:table-cell>
          <table:table-cell table:style-name="ce9" office:value-type="string">
            <text:p>not(cac:TaxRepresentativ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7</text:p>
          </table:table-cell>
          <table:table-cell table:style-name="ce9" office:value-type="string">
            <text:p>not(cac:TaxRepresentativ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8</text:p>
          </table:table-cell>
          <table:table-cell table:style-name="ce9" office:value-type="string">
            <text:p>not(cac:TaxRepresentativ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9</text:p>
          </table:table-cell>
          <table:table-cell table:style-name="ce9" office:value-type="string">
            <text:p>not(cac:TaxRepresentativ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0</text:p>
          </table:table-cell>
          <table:table-cell table:style-name="ce9" office:value-type="string">
            <text:p>not(cac:TaxRepresentativ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1</text:p>
          </table:table-cell>
          <table:table-cell table:style-name="ce9" office:value-type="string">
            <text:p>not(cac:TaxRepresentativ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2</text:p>
          </table:table-cell>
          <table:table-cell table:style-name="ce9" office:value-type="string">
            <text:p>not(cac:TaxRepresentativeParty/cac:Party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3</text:p>
          </table:table-cell>
          <table:table-cell table:style-name="ce9" office:value-type="string">
            <text:p>not(cac:TaxRepresentativ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4</text:p>
          </table:table-cell>
          <table:table-cell table:style-name="ce9" office:value-type="string">
            <text:p>not(cac:TaxRepresentative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5</text:p>
          </table:table-cell>
          <table:table-cell table:style-name="ce9" office:value-type="string">
            <text:p>not(cac:TaxRepresentative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6</text:p>
          </table:table-cell>
          <table:table-cell table:style-name="ce9" office:value-type="string">
            <text:p>not(cac:TaxRepresentative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7</text:p>
          </table:table-cell>
          <table:table-cell table:style-name="ce9" office:value-type="string">
            <text:p>not(cac:TaxRepresentative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8</text:p>
          </table:table-cell>
          <table:table-cell table:style-name="ce9" office:value-type="string">
            <text:p>not(cac:TaxRepresentative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9</text:p>
          </table:table-cell>
          <table:table-cell table:style-name="ce9" office:value-type="string">
            <text:p>not(cac:TaxRepresentative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0</text:p>
          </table:table-cell>
          <table:table-cell table:style-name="ce9" office:value-type="string">
            <text:p>not(cac:TaxRepresentative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1</text:p>
          </table:table-cell>
          <table:table-cell table:style-name="ce9" office:value-type="string">
            <text:p>not(cac:TaxRepresentative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2</text:p>
          </table:table-cell>
          <table:table-cell table:style-name="ce9" office:value-type="string">
            <text:p>not(cac:TaxRepresentative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3</text:p>
          </table:table-cell>
          <table:table-cell table:style-name="ce9" office:value-type="string">
            <text:p>not(cac:TaxRepresentative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4</text:p>
          </table:table-cell>
          <table:table-cell table:style-name="ce9" office:value-type="string">
            <text:p>not(cac:TaxRepresentative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5</text:p>
          </table:table-cell>
          <table:table-cell table:style-name="ce9" office:value-type="string">
            <text:p>not(cac:TaxRepresentative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6</text:p>
          </table:table-cell>
          <table:table-cell table:style-name="ce9" office:value-type="string">
            <text:p>not(cac:TaxRepresentative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7</text:p>
          </table:table-cell>
          <table:table-cell table:style-name="ce9" office:value-type="string">
            <text:p>not(cac:TaxRepresentative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8</text:p>
          </table:table-cell>
          <table:table-cell table:style-name="ce9" office:value-type="string">
            <text:p>not(cac:TaxRepresentative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9</text:p>
          </table:table-cell>
          <table:table-cell table:style-name="ce9" office:value-type="string">
            <text:p>not(cac:TaxRepresentative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0</text:p>
          </table:table-cell>
          <table:table-cell table:style-name="ce9" office:value-type="string">
            <text:p>not(cac:TaxRepresentative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1</text:p>
          </table:table-cell>
          <table:table-cell table:style-name="ce9" office:value-type="string">
            <text:p>not(cac:TaxRepresentative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2</text:p>
          </table:table-cell>
          <table:table-cell table:style-name="ce9" office:value-type="string">
            <text:p>not(cac:TaxRepresentative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3</text:p>
          </table:table-cell>
          <table:table-cell table:style-name="ce9" office:value-type="string">
            <text:p>not(cac:TaxRepresentative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4</text:p>
          </table:table-cell>
          <table:table-cell table:style-name="ce9" office:value-type="string">
            <text:p>not(cac:TaxRepresentative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5</text:p>
          </table:table-cell>
          <table:table-cell table:style-name="ce9" office:value-type="string">
            <text:p>not(cac:TaxRepresentativ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6</text:p>
          </table:table-cell>
          <table:table-cell table:style-name="ce9" office:value-type="string">
            <text:p>not(cac:TaxRepresentative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7</text:p>
          </table:table-cell>
          <table:table-cell table:style-name="ce9" office:value-type="string">
            <text:p>not(cac:TaxRepresentative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8</text:p>
          </table:table-cell>
          <table:table-cell table:style-name="ce9" office:value-type="string">
            <text:p>not(cac:TaxRepresentative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9</text:p>
          </table:table-cell>
          <table:table-cell table:style-name="ce9" office:value-type="string">
            <text:p>not(cac:TaxRepresentative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0</text:p>
          </table:table-cell>
          <table:table-cell table:style-name="ce9" office:value-type="string">
            <text:p>not(cac:TaxRepresentative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1</text:p>
          </table:table-cell>
          <table:table-cell table:style-name="ce9" office:value-type="string">
            <text:p>not(cac:TaxRepresentative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2</text:p>
          </table:table-cell>
          <table:table-cell table:style-name="ce9" office:value-type="string">
            <text:p>not(cac:TaxRepresentative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3</text:p>
          </table:table-cell>
          <table:table-cell table:style-name="ce9" office:value-type="string">
            <text:p>not(cac:TaxRepresentativeParty/cac:PartyTaxScheme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4</text:p>
          </table:table-cell>
          <table:table-cell table:style-name="ce9" office:value-type="string">
            <text:p>not(cac:TaxRepresentative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5</text:p>
          </table:table-cell>
          <table:table-cell table:style-name="ce9" office:value-type="string">
            <text:p>not(cac:TaxRepresentativeParty/cac:PartyLegal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6</text:p>
          </table:table-cell>
          <table:table-cell table:style-name="ce9" office:value-type="string">
            <text:p>not(cac:TaxRepresentativ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7</text:p>
          </table:table-cell>
          <table:table-cell table:style-name="ce9" office:value-type="string">
            <text:p>not(cac:TaxRepresentativ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8</text:p>
          </table:table-cell>
          <table:table-cell table:style-name="ce9" office:value-type="string">
            <text:p>not(cac:TaxRepresentativ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9</text:p>
          </table:table-cell>
          <table:table-cell table:style-name="ce9" office:value-type="string">
            <text:p>not(cac:TaxRepresentativ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0</text:p>
          </table:table-cell>
          <table:table-cell table:style-name="ce9" office:value-type="string">
            <text:p>not(cac:TaxRepresentativ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1</text:p>
          </table:table-cell>
          <table:table-cell table:style-name="ce9" office:value-type="string">
            <text:p>not(cac:TaxRepresentativ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2</text:p>
          </table:table-cell>
          <table:table-cell table:style-name="ce9" office:value-type="string">
            <text:p>not(cac:Deliver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3</text:p>
          </table:table-cell>
          <table:table-cell table:style-name="ce9" office:value-type="string">
            <text:p>not(cac:Delivery/cbc: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4</text:p>
          </table:table-cell>
          <table:table-cell table:style-name="ce9" office:value-type="string">
            <text:p>not(cac:Delivery/cbc:Min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5</text:p>
          </table:table-cell>
          <table:table-cell table:style-name="ce9" office:value-type="string">
            <text:p>not(cac:Delivery/cbc:Max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6</text:p>
          </table:table-cell>
          <table:table-cell table:style-name="ce9" office:value-type="string">
            <text:p>not(cac:Delivery/cbc:Actual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7</text:p>
          </table:table-cell>
          <table:table-cell table:style-name="ce9" office:value-type="string">
            <text:p>not(cac:Delivery/cbc:LatestDelive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8</text:p>
          </table:table-cell>
          <table:table-cell table:style-name="ce9" office:value-type="string">
            <text:p>not(cac:Delivery/cbc:Latest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9</text:p>
          </table:table-cell>
          <table:table-cell table:style-name="ce9" office:value-type="string">
            <text:p>not(cac:Delivery/cbc:Releas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0</text:p>
          </table:table-cell>
          <table:table-cell table:style-name="ce9" office:value-type="string">
            <text:p>not(cac:Delivery/cbc:Tracking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1</text:p>
          </table:table-cell>
          <table:table-cell table:style-name="ce9" office:value-type="string">
            <text:p>not(cac:Delivery/cac:DeliveryLocation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2</text:p>
          </table:table-cell>
          <table:table-cell table:style-name="ce9" office:value-type="string">
            <text:p>not(cac:Delivery/cac:DeliveryLocation/cbc: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3</text:p>
          </table:table-cell>
          <table:table-cell table:style-name="ce9" office:value-type="string">
            <text:p>not(cac:Delivery/cac:DeliveryLocation/cbc:CountrySub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4</text:p>
          </table:table-cell>
          <table:table-cell table:style-name="ce9" office:value-type="string">
            <text:p>not(cac:Delivery/cac:DeliveryLocation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5</text:p>
          </table:table-cell>
          <table:table-cell table:style-name="ce9" office:value-type="string">
            <text:p>not(cac:Delivery/cac:DeliveryLocation/cbc:Location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6</text:p>
          </table:table-cell>
          <table:table-cell table:style-name="ce9" office:value-type="string">
            <text:p>not(cac:Delivery/cac:DeliveryLocation/cbc:Information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7</text:p>
          </table:table-cell>
          <table:table-cell table:style-name="ce9" office:value-type="string">
            <text:p>not(cac:Delivery/cac:DeliveryLocation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8</text:p>
          </table:table-cell>
          <table:table-cell table:style-name="ce9" office:value-type="string">
            <text:p>not(cac:Delivery/cac:DeliveryLocation/cac:Validation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9</text:p>
          </table:table-cell>
          <table:table-cell table:style-name="ce9" office:value-type="string">
            <text:p>not(cac:Delivery/cac:DeliveryLocation/cac: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0</text:p>
          </table:table-cell>
          <table:table-cell table:style-name="ce9" office:value-type="string">
            <text:p>not(cac:Delivery/cac:DeliveryLocation/cac: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1</text:p>
          </table:table-cell>
          <table:table-cell table:style-name="ce9" office:value-type="string">
            <text:p>not(cac:Delivery/cac:DeliveryLocation/cac: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2</text:p>
          </table:table-cell>
          <table:table-cell table:style-name="ce9" office:value-type="string">
            <text:p>not(cac:Delivery/cac:DeliveryLocation/cac: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3</text:p>
          </table:table-cell>
          <table:table-cell table:style-name="ce9" office:value-type="string">
            <text:p>not(cac:Delivery/cac:DeliveryLocation/cac: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4</text:p>
          </table:table-cell>
          <table:table-cell table:style-name="ce9" office:value-type="string">
            <text:p>not(cac:Delivery/cac:DeliveryLocation/cac: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5</text:p>
          </table:table-cell>
          <table:table-cell table:style-name="ce9" office:value-type="string">
            <text:p>not(cac:Delivery/cac:DeliveryLocation/cac: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6</text:p>
          </table:table-cell>
          <table:table-cell table:style-name="ce9" office:value-type="string">
            <text:p>not(cac:Delivery/cac:DeliveryLocation/cac: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7</text:p>
          </table:table-cell>
          <table:table-cell table:style-name="ce10" office:value-type="string">
            <text:p>not(cac:Delivery/cac:DeliveryLocation/cac: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8</text:p>
          </table:table-cell>
          <table:table-cell table:style-name="ce9" office:value-type="string">
            <text:p>not(cac:Delivery/cac:DeliveryLocation/cac: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9</text:p>
          </table:table-cell>
          <table:table-cell table:style-name="ce9" office:value-type="string">
            <text:p>not(cac:Delivery/cac:DeliveryLocation/cac: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0</text:p>
          </table:table-cell>
          <table:table-cell table:style-name="ce9" office:value-type="string">
            <text:p>not(cac:Delivery/cac:DeliveryLocation/cac: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1</text:p>
          </table:table-cell>
          <table:table-cell table:style-name="ce9" office:value-type="string">
            <text:p>not(cac:Delivery/cac:DeliveryLocation/cac: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2</text:p>
          </table:table-cell>
          <table:table-cell table:style-name="ce9" office:value-type="string">
            <text:p>not(cac:Delivery/cac:DeliveryLocation/cac: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3</text:p>
          </table:table-cell>
          <table:table-cell table:style-name="ce9" office:value-type="string">
            <text:p>not(cac:Delivery/cac:DeliveryLocation/cac: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4</text:p>
          </table:table-cell>
          <table:table-cell table:style-name="ce9" office:value-type="string">
            <text:p>not(cac:Delivery/cac:DeliveryLocation/cac: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5</text:p>
          </table:table-cell>
          <table:table-cell table:style-name="ce9" office:value-type="string">
            <text:p>not(cac:Delivery/cac:DeliveryLocation/cac: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6</text:p>
          </table:table-cell>
          <table:table-cell table:style-name="ce9" office:value-type="string">
            <text:p>not(cac:Delivery/cac:DeliveryLocation/cac: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7</text:p>
          </table:table-cell>
          <table:table-cell table:style-name="ce9" office:value-type="string">
            <text:p>not(cac:Delivery/cac:DeliveryLocation/cac: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8</text:p>
          </table:table-cell>
          <table:table-cell table:style-name="ce9" office:value-type="string">
            <text:p>not(cac:Delivery/cac:DeliveryLocation/cac: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9</text:p>
          </table:table-cell>
          <table:table-cell table:style-name="ce9" office:value-type="string">
            <text:p>not(cac:Delivery/cac:DeliveryLocation/cac: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0</text:p>
          </table:table-cell>
          <table:table-cell table:style-name="ce9" office:value-type="string">
            <text:p>not(cac:Delivery/cac:DeliveryLocation/cac:Subsidia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1</text:p>
          </table:table-cell>
          <table:table-cell table:style-name="ce9" office:value-type="string">
            <text:p>not(cac:Delivery/cac:DeliveryLocation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2</text:p>
          </table:table-cell>
          <table:table-cell table:style-name="ce9" office:value-type="string">
            <text:p>not(cac:Delivery/cac:AlternativeDelive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3</text:p>
          </table:table-cell>
          <table:table-cell table:style-name="ce9" office:value-type="string">
            <text:p>not(cac:Delivery/cac:Request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4</text:p>
          </table:table-cell>
          <table:table-cell table:style-name="ce9" office:value-type="string">
            <text:p>not(cac:Delivery/cac:Promis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5</text:p>
          </table:table-cell>
          <table:table-cell table:style-name="ce9" office:value-type="string">
            <text:p>not(cac:Delivery/cac:Carri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6</text:p>
          </table:table-cell>
          <table:table-cell table:style-name="ce9" office:value-type="string">
            <text:p>not(cac:Delivery/cac:Delivery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7</text:p>
          </table:table-cell>
          <table:table-cell table:style-name="ce9" office:value-type="string">
            <text:p>not(cac:Delivery/cac:Delivery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8</text:p>
          </table:table-cell>
          <table:table-cell table:style-name="ce9" office:value-type="string">
            <text:p>not(cac:Delivery/cac:Delivery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9</text:p>
          </table:table-cell>
          <table:table-cell table:style-name="ce9" office:value-type="string">
            <text:p>not(cac:Delivery/cac:Delivery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0</text:p>
          </table:table-cell>
          <table:table-cell table:style-name="ce9" office:value-type="string">
            <text:p>not(cac:Delivery/cac:Delivery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1</text:p>
          </table:table-cell>
          <table:table-cell table:style-name="ce9" office:value-type="string">
            <text:p>not(cac:Delivery/cac:Delivery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2</text:p>
          </table:table-cell>
          <table:table-cell table:style-name="ce9" office:value-type="string">
            <text:p>not(cac:Delivery/cac:DeliveryParty/cac:Party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3</text:p>
          </table:table-cell>
          <table:table-cell table:style-name="ce9" office:value-type="string">
            <text:p>not(cac:Delivery/cac:Delivery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4</text:p>
          </table:table-cell>
          <table:table-cell table:style-name="ce9" office:value-type="string">
            <text:p>not(cac:Delivery/cac:Delivery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5</text:p>
          </table:table-cell>
          <table:table-cell table:style-name="ce9" office:value-type="string">
            <text:p>not(cac:Delivery/cac:Delivery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6</text:p>
          </table:table-cell>
          <table:table-cell table:style-name="ce9" office:value-type="string">
            <text:p>not(cac:Delivery/cac:DeliveryParty/cac:PartyTax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7</text:p>
          </table:table-cell>
          <table:table-cell table:style-name="ce9" office:value-type="string">
            <text:p>not(cac:Delivery/cac:DeliveryParty/cac:PartyLegal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8</text:p>
          </table:table-cell>
          <table:table-cell table:style-name="ce9" office:value-type="string">
            <text:p>not(cac:Delivery/cac:Delivery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9</text:p>
          </table:table-cell>
          <table:table-cell table:style-name="ce9" office:value-type="string">
            <text:p>not(cac:Delivery/cac:Delivery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0</text:p>
          </table:table-cell>
          <table:table-cell table:style-name="ce9" office:value-type="string">
            <text:p>not(cac:Delivery/cac:Delivery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1</text:p>
          </table:table-cell>
          <table:table-cell table:style-name="ce9" office:value-type="string">
            <text:p>not(cac:Delivery/cac:Delivery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2</text:p>
          </table:table-cell>
          <table:table-cell table:style-name="ce9" office:value-type="string">
            <text:p>not(cac:Delivery/cac:Delivery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3</text:p>
          </table:table-cell>
          <table:table-cell table:style-name="ce9" office:value-type="string">
            <text:p>not(cac:Delivery/cac:Delivery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4</text:p>
          </table:table-cell>
          <table:table-cell table:style-name="ce9" office:value-type="string">
            <text:p>not(cac:Delivery/cac:Notify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5</text:p>
          </table:table-cell>
          <table:table-cell table:style-name="ce9" office:value-type="string">
            <text:p>not(cac:Delivery/cac:Despatc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6</text:p>
          </table:table-cell>
          <table:table-cell table:style-name="ce9" office:value-type="string">
            <text:p>not(cac:Delivery/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7</text:p>
          </table:table-cell>
          <table:table-cell table:style-name="ce9" office:value-type="string">
            <text:p>not(cac:Delivery/cac:Min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8</text:p>
          </table:table-cell>
          <table:table-cell table:style-name="ce9" office:value-type="string">
            <text:p>not(cac:Delivery/cac:Max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9</text:p>
          </table:table-cell>
          <table:table-cell table:style-name="ce9" office:value-type="string">
            <text:p>not(cac:Delivery/cac:Ship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0</text:p>
          </table:table-cell>
          <table:table-cell table:style-name="ce9" office:value-type="string">
            <text:p>not(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1</text:p>
          </table:table-cell>
          <table:table-cell table:style-name="ce9" office:value-type="string">
            <text:p>not(cac:PaymentMean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2</text:p>
          </table:table-cell>
          <table:table-cell table:style-name="ce11" office:value-type="string">
            <text:p>not(cac:PaymentMean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3</text:p>
          </table:table-cell>
          <table:table-cell table:style-name="ce9" office:value-type="string">
            <text:p>not(cac:PaymentMeans/cbc:PaymentChann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4</text:p>
          </table:table-cell>
          <table:table-cell table:style-name="ce9" office:value-type="string">
            <text:p>not(cac:PaymentMeans/cbc:Instruc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5</text:p>
          </table:table-cell>
          <table:table-cell table:style-name="ce9" office:value-type="string">
            <text:p>not(cac:PaymentMeans/cac:CardAccount/cbc:Card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6</text:p>
          </table:table-cell>
          <table:table-cell table:style-name="ce9" office:value-type="string">
            <text:p>not(cac:PaymentMeans/cac:CardAccount/cbc:ValidityStar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7</text:p>
          </table:table-cell>
          <table:table-cell table:style-name="ce9" office:value-type="string">
            <text:p>not(cac:PaymentMeans/cac:CardAccount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8</text:p>
          </table:table-cell>
          <table:table-cell table:style-name="ce9" office:value-type="string">
            <text:p>not(cac:PaymentMeans/cac:CardAccount/cbc:Issu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9</text:p>
          </table:table-cell>
          <table:table-cell table:style-name="ce9" office:value-type="string">
            <text:p>not(cac:PaymentMeans/cac:CardAccount/cbc:IssuerNumb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0</text:p>
          </table:table-cell>
          <table:table-cell table:style-name="ce9" office:value-type="string">
            <text:p>not(cac:PaymentMeans/cac:CardAccount/cbc:CV2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1</text:p>
          </table:table-cell>
          <table:table-cell table:style-name="ce9" office:value-type="string">
            <text:p>not(cac:PaymentMeans/cac:CardAccount/cbc:CardChip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2</text:p>
          </table:table-cell>
          <table:table-cell table:style-name="ce9" office:value-type="string">
            <text:p>not(cac:PaymentMeans/cac:CardAccount/cbc:ChipApplica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3</text:p>
          </table:table-cell>
          <table:table-cell table:style-name="ce9" office:value-type="string">
            <text:p>not(cac:PaymentMeans/cac:Payer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4</text:p>
          </table:table-cell>
          <table:table-cell table:style-name="ce9" office:value-type="string">
            <text:p>not(cac:PaymentMeans/cac:PayeeFinancialAccount/cbc:Alias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5</text:p>
          </table:table-cell>
          <table:table-cell table:style-name="ce9" office:value-type="string">
            <text:p>not(cac:PaymentMeans/cac:PayeeFinancialAccount/cbc:Accou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6</text:p>
          </table:table-cell>
          <table:table-cell table:style-name="ce9" office:value-type="string">
            <text:p>not(cac:PaymentMeans/cac:PayeeFinancialAccount/cbc:Account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7</text:p>
          </table:table-cell>
          <table:table-cell table:style-name="ce9" office:value-type="string">
            <text:p>not(cac:PaymentMeans/cac:PayeeFinancialAccount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8</text:p>
          </table:table-cell>
          <table:table-cell table:style-name="ce9" office:value-type="string">
            <text:p>not(cac:PaymentMeans/cac:PayeeFinancialAccount/cbc:Payment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9</text:p>
          </table:table-cell>
          <table:table-cell table:style-name="ce9" office:value-type="string">
            <text:p>not(cac:PaymentMeans/cac:PayeeFinancialAccount/cac:FinancialInstitutionBranch/cbc: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30</text:p>
          </table:table-cell>
          <table:table-cell table:style-name="ce9" office:value-type="string">
            <text:p>not(cac:PaymentMeans/cac:PayeeFinancialAccount/cac:FinancialInstitutionBranch/cac:FinancialInstitution/cbc: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31</text:p>
          </table:table-cell>
          <table:table-cell table:style-name="ce9" office:value-type="string">
            <text:p>not(cac:PaymentMeans/cac:PayeeFinancialAccount/cac:FinancialInstitutionBranch/cac:FinancialInstitution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2</text:p>
          </table:table-cell>
          <table:table-cell table:style-name="ce9" office:value-type="string">
            <text:p>not(cac:PaymentMeans/cac:PayeeFinancialAccount/cac:FinancialInstitutionBranch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3</text:p>
          </table:table-cell>
          <table:table-cell table:style-name="ce9" office:value-type="string">
            <text:p>not(cac:PaymentMeans/cac:PayeeFinancialAccount/cac:Count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4</text:p>
          </table:table-cell>
          <table:table-cell table:style-name="ce9" office:value-type="string">
            <text:p>not(cac:PaymentMeans/cac:Credit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5</text:p>
          </table:table-cell>
          <table:table-cell table:style-name="ce9" office:value-type="string">
            <text:p>not(cac:PaymentMeans/cac:PaymentMandate/cbc:Mandat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6</text:p>
          </table:table-cell>
          <table:table-cell table:style-name="ce9" office:value-type="string">
            <text:p>not(cac:PaymentMeans/cac:PaymentMandate/cbc:MaximumPaymentInstructions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7</text:p>
          </table:table-cell>
          <table:table-cell table:style-name="ce9" office:value-type="string">
            <text:p>not(cac:PaymentMeans/cac:PaymentMandate/cbc:MaximumPaid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8</text:p>
          </table:table-cell>
          <table:table-cell table:style-name="ce9" office:value-type="string">
            <text:p>not(cac:PaymentMeans/cac:PaymentMandate/cbc:Signatur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9</text:p>
          </table:table-cell>
          <table:table-cell table:style-name="ce9" office:value-type="string">
            <text:p>not(cac:PaymentMeans/cac:PaymentMandate/cac:Pay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0</text:p>
          </table:table-cell>
          <table:table-cell table:style-name="ce9" office:value-type="string">
            <text:p>not(cac:PaymentMeans/cac:PaymentMandate/cac:PayerFinancialAccount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1</text:p>
          </table:table-cell>
          <table:table-cell table:style-name="ce9" office:value-type="string">
            <text:p>not(cac:PaymentMeans/cac:PaymentMandate/cac:PayerFinancialAccount/cbc:Alias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2</text:p>
          </table:table-cell>
          <table:table-cell table:style-name="ce9" office:value-type="string">
            <text:p>not(cac:PaymentMeans/cac:PaymentMandate/cac:PayerFinancialAccount/cbc:Accou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3</text:p>
          </table:table-cell>
          <table:table-cell table:style-name="ce9" office:value-type="string">
            <text:p>not(cac:PaymentMeans/cac:PaymentMandate/cac:PayerFinancialAccount/cbc:Account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4</text:p>
          </table:table-cell>
          <table:table-cell table:style-name="ce9" office:value-type="string">
            <text:p>not(cac:PaymentMeans/cac:PaymentMandate/cac:PayerFinancialAccount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5</text:p>
          </table:table-cell>
          <table:table-cell table:style-name="ce9" office:value-type="string">
            <text:p>not(cac:PaymentMeans/cac:PaymentMandate/cac:PayerFinancialAccount/cbc:PaymentNot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46</text:p>
          </table:table-cell>
          <table:table-cell table:style-name="ce9" office:value-type="string">
            <text:p>not(cac:PaymentMeans/cac:PaymentMandate/cac:PayerFinancialAccount/cac:FinancialInstitutionBranc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7</text:p>
          </table:table-cell>
          <table:table-cell table:style-name="ce9" office:value-type="string">
            <text:p>not(cac:PaymentMeans/cac:PaymentMandate/cac:PayerFinancialAccount/cac:Count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8</text:p>
          </table:table-cell>
          <table:table-cell table:style-name="ce9" office:value-type="string">
            <text:p>not(cac:PaymentMeans/cac:PaymentMandat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9</text:p>
          </table:table-cell>
          <table:table-cell table:style-name="ce9" office:value-type="string">
            <text:p>not(cac:PaymentMeans/cac:PaymentMandate/cac:PaymentReversal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0</text:p>
          </table:table-cell>
          <table:table-cell table:style-name="ce9" office:value-type="string">
            <text:p>not(cac:PaymentMeans/cac:PaymentMandate/cac:Claus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1</text:p>
          </table:table-cell>
          <table:table-cell table:style-name="ce9" office:value-type="string">
            <text:p>not(cac:PaymentMeans/cac:TradeFinancing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2</text:p>
          </table:table-cell>
          <table:table-cell table:style-name="ce9" office:value-type="string">
            <text:p>not(cac:PaymentTerm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3</text:p>
          </table:table-cell>
          <table:table-cell table:style-name="ce9" office:value-type="string">
            <text:p>not(cac:PaymentTerms/cbc:PaymentMeans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4</text:p>
          </table:table-cell>
          <table:table-cell table:style-name="ce9" office:value-type="string">
            <text:p>not(cac:PaymentTerms/cbc:PrepaidPayment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5</text:p>
          </table:table-cell>
          <table:table-cell table:style-name="ce9" office:value-type="string">
            <text:p>not(cac:PaymentTerms/cbc:ReferenceEven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6</text:p>
          </table:table-cell>
          <table:table-cell table:style-name="ce9" office:value-type="string">
            <text:p>not(cac:PaymentTerms/cbc:SettlementDiscou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7</text:p>
          </table:table-cell>
          <table:table-cell table:style-name="ce9" office:value-type="string">
            <text:p>not(cac:PaymentTerms/cbc:PenaltySurcharg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8</text:p>
          </table:table-cell>
          <table:table-cell table:style-name="ce9" office:value-type="string">
            <text:p>not(cac:PaymentTerms/cbc:Payme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9</text:p>
          </table:table-cell>
          <table:table-cell table:style-name="ce9" office:value-type="string">
            <text:p>not(cac:PaymentTerms/cbc: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0</text:p>
          </table:table-cell>
          <table:table-cell table:style-name="ce9" office:value-type="string">
            <text:p>not(cac:PaymentTerms/cbc:SettlementDiscoun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1</text:p>
          </table:table-cell>
          <table:table-cell table:style-name="ce9" office:value-type="string">
            <text:p>not(cac:PaymentTerms/cbc:Penalty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2</text:p>
          </table:table-cell>
          <table:table-cell table:style-name="ce9" office:value-type="string">
            <text:p>not(cac:PaymentTerms/cbc:PaymentTermsDetails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3</text:p>
          </table:table-cell>
          <table:table-cell table:style-name="ce9" office:value-type="string">
            <text:p>not(cac:PaymentTerm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4</text:p>
          </table:table-cell>
          <table:table-cell table:style-name="ce9" office:value-type="string">
            <text:p>not(cac:PaymentTerms/cbc:Install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5</text:p>
          </table:table-cell>
          <table:table-cell table:style-name="ce9" office:value-type="string">
            <text:p>not(cac:PaymentTerms/cbc:InvoicingParty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6</text:p>
          </table:table-cell>
          <table:table-cell table:style-name="ce9" office:value-type="string">
            <text:p>not(cac:PaymentTerms/cac:Settlement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7</text:p>
          </table:table-cell>
          <table:table-cell table:style-name="ce9" office:value-type="string">
            <text:p>not(cac:PaymentTerms/cac:Penal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8</text:p>
          </table:table-cell>
          <table:table-cell table:style-name="ce9" office:value-type="string">
            <text:p>not(cac:PaymentTerms/cac: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9</text:p>
          </table:table-cell>
          <table:table-cell table:style-name="ce9" office:value-type="string">
            <text:p>not(cac:PaymentTerms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0</text:p>
          </table:table-cell>
          <table:table-cell table:style-name="ce9" office:value-type="string">
            <text:p>not(cac:PrepaidPay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1</text:p>
          </table:table-cell>
          <table:table-cell table:style-name="ce9" office:value-type="string">
            <text:p>not(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2</text:p>
          </table:table-cell>
          <table:table-cell table:style-name="ce9" office:value-type="string">
            <text:p>not(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3</text:p>
          </table:table-cell>
          <table:table-cell table:style-name="ce9" office:value-type="string">
            <text:p>not(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4</text:p>
          </table:table-cell>
          <table:table-cell table:style-name="ce9" office:value-type="string">
            <text:p>not(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5</text:p>
          </table:table-cell>
          <table:table-cell table:style-name="ce9" office:value-type="string">
            <text:p>not(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6</text:p>
          </table:table-cell>
          <table:table-cell table:style-name="ce9" office:value-type="string">
            <text:p>not(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7</text:p>
          </table:table-cell>
          <table:table-cell table:style-name="ce9" office:value-type="string">
            <text:p>not(cac:AllowanceCharge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8</text:p>
          </table:table-cell>
          <table:table-cell table:style-name="ce9" office:value-type="string">
            <text:p>not(cac:AllowanceCharge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9</text:p>
          </table:table-cell>
          <table:table-cell table:style-name="ce9" office:value-type="string">
            <text:p>not(cac:AllowanceCharge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0</text:p>
          </table:table-cell>
          <table:table-cell table:style-name="ce9" office:value-type="string">
            <text:p>not(cac:AllowanceCharge/cac: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1</text:p>
          </table:table-cell>
          <table:table-cell table:style-name="ce9" office:value-type="string">
            <text:p>not(cac:AllowanceCharge/cac:TaxCategory/cbc:Tax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2</text:p>
          </table:table-cell>
          <table:table-cell table:style-name="ce9" office:value-type="string">
            <text:p>not(cac:AllowanceCharge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3</text:p>
          </table:table-cell>
          <table:table-cell table:style-name="ce9" office:value-type="string">
            <text:p>not(cac:AllowanceCharge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4</text:p>
          </table:table-cell>
          <table:table-cell table:style-name="ce9" office:value-type="string">
            <text:p>not(cac:AllowanceCharge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5</text:p>
          </table:table-cell>
          <table:table-cell table:style-name="ce9" office:value-type="string">
            <text:p>not(cac:AllowanceCharge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6</text:p>
          </table:table-cell>
          <table:table-cell table:style-name="ce9" office:value-type="string">
            <text:p>not(cac:AllowanceCharge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7</text:p>
          </table:table-cell>
          <table:table-cell table:style-name="ce9" office:value-type="string">
            <text:p>not(cac:AllowanceCharge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8</text:p>
          </table:table-cell>
          <table:table-cell table:style-name="ce9" office:value-type="string">
            <text:p>not(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9</text:p>
          </table:table-cell>
          <table:table-cell table:style-name="ce9" office:value-type="string">
            <text:p>not(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0</text:p>
          </table:table-cell>
          <table:table-cell table:style-name="ce9" office:value-type="string">
            <text:p>not(cac:Tax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1</text:p>
          </table:table-cell>
          <table:table-cell table:style-name="ce9" office:value-type="string">
            <text:p>not(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2</text:p>
          </table:table-cell>
          <table:table-cell table:style-name="ce9" office:value-type="string">
            <text:p>not(cac:Payment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3</text:p>
          </table:table-cell>
          <table:table-cell table:style-name="ce9" office:value-type="string">
            <text:p>not(cac:PaymentAlternative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4</text:p>
          </table:table-cell>
          <table:table-cell table:style-name="ce9" office:value-type="string">
            <text:p>not(cac:TaxTotal/cbc:Rounding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5</text:p>
          </table:table-cell>
          <table:table-cell table:style-name="ce9" office:value-type="string">
            <text:p>not(cac:TaxTotal/cbc:TaxEvidenc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6</text:p>
          </table:table-cell>
          <table:table-cell table:style-name="ce9" office:value-type="string">
            <text:p>not(cac:TaxTotal/cbc:TaxInclude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7</text:p>
          </table:table-cell>
          <table:table-cell table:style-name="ce9" office:value-type="string">
            <text:p>not(cac:TaxTotal/cac:TaxSubtotal/cbc:Calculation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8</text:p>
          </table:table-cell>
          <table:table-cell table:style-name="ce9" office:value-type="string">
            <text:p>not(cac:TaxTotal/cac:TaxSubtotal/cbc:TransactionCurrencyTax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9</text:p>
          </table:table-cell>
          <table:table-cell table:style-name="ce9" office:value-type="string">
            <text:p>not(cac:TaxTotal/cac:TaxSubtotal/cbc: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0</text:p>
          </table:table-cell>
          <table:table-cell table:style-name="ce9" office:value-type="string">
            <text:p>not(cac:TaxTotal/cac:TaxSubtotal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1</text:p>
          </table:table-cell>
          <table:table-cell table:style-name="ce9" office:value-type="string">
            <text:p>not(cac:TaxTotal/cac:TaxSubtotal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2</text:p>
          </table:table-cell>
          <table:table-cell table:style-name="ce9" office:value-type="string">
            <text:p>not(cac:TaxTotal/cac:TaxSubtotal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3</text:p>
          </table:table-cell>
          <table:table-cell table:style-name="ce9" office:value-type="string">
            <text:p>not(cac:TaxTotal/cac:TaxSubtotal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4</text:p>
          </table:table-cell>
          <table:table-cell table:style-name="ce9" office:value-type="string">
            <text:p>not(cac:TaxTotal/cac:TaxSubtotal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5</text:p>
          </table:table-cell>
          <table:table-cell table:style-name="ce9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6</text:p>
          </table:table-cell>
          <table:table-cell table:style-name="ce9" office:value-type="string">
            <text:p>not(cac:TaxTotal/cac:TaxSubtotal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7</text:p>
          </table:table-cell>
          <table:table-cell table:style-name="ce9" office:value-type="string">
            <text:p>not(cac:TaxTotal/cac:TaxSubtotal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8</text:p>
          </table:table-cell>
          <table:table-cell table:style-name="ce9" office:value-type="string">
            <text:p>not(cac:TaxTotal/cac:TaxSubtotal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9</text:p>
          </table:table-cell>
          <table:table-cell table:style-name="ce9" office:value-type="string">
            <text:p>not(cac:TaxTotal/cac:TaxSubtotal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0</text:p>
          </table:table-cell>
          <table:table-cell table:style-name="ce9" office:value-type="string">
            <text:p>not(cac:TaxTotal/cac:TaxSubtotal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1</text:p>
          </table:table-cell>
          <table:table-cell table:style-name="ce9" office:value-type="string">
            <text:p>not(cac:TaxTotal/cac:TaxSubtotal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2</text:p>
          </table:table-cell>
          <table:table-cell table:style-name="ce9" office:value-type="string">
            <text:p>not(cac:TaxTotal/cac:TaxSubtotal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3</text:p>
          </table:table-cell>
          <table:table-cell table:style-name="ce9" office:value-type="string">
            <text:p>not(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4</text:p>
          </table:table-cell>
          <table:table-cell table:style-name="ce9" office:value-type="string">
            <text:p>not(cac:LegalMonetaryTotal/cbc:PayableAlternative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5</text:p>
          </table:table-cell>
          <table:table-cell table:style-name="ce9" office:value-type="string">
            <text:p>not(cac:InvoiceLin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6</text:p>
          </table:table-cell>
          <table:table-cell table:style-name="ce9" office:value-type="string">
            <text:p>not(cac:InvoiceLine/cbc:TaxPoin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7</text:p>
          </table:table-cell>
          <table:table-cell table:style-name="ce9" office:value-type="string">
            <text:p>not(cac:InvoiceLin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8</text:p>
          </table:table-cell>
          <table:table-cell table:style-name="ce9" office:value-type="string">
            <text:p>not(cac:InvoiceLine/cbc:PaymentPurpos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9</text:p>
          </table:table-cell>
          <table:table-cell table:style-name="ce9" office:value-type="string">
            <text:p>not(cac:InvoiceLine/cbc:FreeOfCharg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0</text:p>
          </table:table-cell>
          <table:table-cell table:style-name="ce9" office:value-type="string">
            <text:p>not(cac:InvoiceLine/cac:InvoicePeriod/cbc:Start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1</text:p>
          </table:table-cell>
          <table:table-cell table:style-name="ce9" office:value-type="string">
            <text:p>not(cac:InvoiceLine/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2</text:p>
          </table:table-cell>
          <table:table-cell table:style-name="ce9" office:value-type="string">
            <text:p>not(cac:InvoiceLine/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3</text:p>
          </table:table-cell>
          <table:table-cell table:style-name="ce9" office:value-type="string">
            <text:p>not(cac:InvoiceLine/cac:InvoicePeriod/cbc:Descrip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4</text:p>
          </table:table-cell>
          <table:table-cell table:style-name="ce9" office:value-type="string">
            <text:p>not(cac:InvoiceLine/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5</text:p>
          </table:table-cell>
          <table:table-cell table:style-name="ce9" office:value-type="string">
            <text:p>not(cac:InvoiceLine/cac:OrderLineReference/cbc:SalesOrderLin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6</text:p>
          </table:table-cell>
          <table:table-cell table:style-name="ce9" office:value-type="string">
            <text:p>not(cac:InvoiceLine/cac:OrderLine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7</text:p>
          </table:table-cell>
          <table:table-cell table:style-name="ce9" office:value-type="string">
            <text:p>not(cac:InvoiceLine/cac:OrderLineReference/cbc:Line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8</text:p>
          </table:table-cell>
          <table:table-cell table:style-name="ce9" office:value-type="string">
            <text:p>not(cac:InvoiceLine/cac:OrderLineReference/cbc:Ord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9</text:p>
          </table:table-cell>
          <table:table-cell table:style-name="ce9" office:value-type="string">
            <text:p>not(cac:InvoiceLine/cac:Despatch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0</text:p>
          </table:table-cell>
          <table:table-cell table:style-name="ce9" office:value-type="string">
            <text:p>not(cac:InvoiceLine/cac:Receipt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1</text:p>
          </table:table-cell>
          <table:table-cell table:style-name="ce9" office:value-type="string">
            <text:p>not(cac:InvoiceLine/cac:Bill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2</text:p>
          </table:table-cell>
          <table:table-cell table:style-name="ce9" office:value-type="string">
            <text:p>not(cac:InvoiceLine/cac: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3</text:p>
          </table:table-cell>
          <table:table-cell table:style-name="ce9" office:value-type="string">
            <text:p>not(cac:InvoiceLine/cac: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4</text:p>
          </table:table-cell>
          <table:table-cell table:style-name="ce9" office:value-type="string">
            <text:p>not(cac:InvoiceLine/cac: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5</text:p>
          </table:table-cell>
          <table:table-cell table:style-name="ce9" office:value-type="string">
            <text:p>not(cac:InvoiceLine/cac: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6</text:p>
          </table:table-cell>
          <table:table-cell table:style-name="ce9" office:value-type="string">
            <text:p>not(cac:InvoiceLine/cac: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7</text:p>
          </table:table-cell>
          <table:table-cell table:style-name="ce9" office:value-type="string">
            <text:p>not(cac:InvoiceLine/cac: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8</text:p>
          </table:table-cell>
          <table:table-cell table:style-name="ce9" office:value-type="string">
            <text:p>not(cac:InvoiceLine/cac: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9</text:p>
          </table:table-cell>
          <table:table-cell table:style-name="ce9" office:value-type="string">
            <text:p>not(cac:InvoiceLine/cac: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0</text:p>
          </table:table-cell>
          <table:table-cell table:style-name="ce9" office:value-type="string">
            <text:p>not(cac:InvoiceLine/cac: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1</text:p>
          </table:table-cell>
          <table:table-cell table:style-name="ce9" office:value-type="string">
            <text:p>not(cac:InvoiceLine/cac: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2</text:p>
          </table:table-cell>
          <table:table-cell table:style-name="ce9" office:value-type="string">
            <text:p>not(cac:InvoiceLine/cac: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3</text:p>
          </table:table-cell>
          <table:table-cell table:style-name="ce9" office:value-type="string">
            <text:p>not(cac:InvoiceLine/cac: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4</text:p>
          </table:table-cell>
          <table:table-cell table:style-name="ce9" office:value-type="string">
            <text:p>not(cac:InvoiceLine/cac: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5</text:p>
          </table:table-cell>
          <table:table-cell table:style-name="ce9" office:value-type="string">
            <text:p>not(cac:InvoiceLine/cac: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6</text:p>
          </table:table-cell>
          <table:table-cell table:style-name="ce9" office:value-type="string">
            <text:p>not(cac:InvoiceLine/cac: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7</text:p>
          </table:table-cell>
          <table:table-cell table:style-name="ce9" office:value-type="string">
            <text:p>not(cac:InvoiceLine/cac: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8</text:p>
          </table:table-cell>
          <table:table-cell table:style-name="ce9" office:value-type="string">
            <text:p>not(cac:InvoiceLine/cac:Pric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9</text:p>
          </table:table-cell>
          <table:table-cell table:style-name="ce9" office:value-type="string">
            <text:p>not(cac:InvoiceLine/cac:Originato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0</text:p>
          </table:table-cell>
          <table:table-cell table:style-name="ce9" office:value-type="string">
            <text:p>not(cac:InvoiceLine/cac:Delive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1</text:p>
          </table:table-cell>
          <table:table-cell table:style-name="ce9" office:value-type="string">
            <text:p>not(cac:InvoiceLine/cac:Payment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2</text:p>
          </table:table-cell>
          <table:table-cell table:style-name="ce9" office:value-type="string">
            <text:p>not(cac:InvoiceLin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3</text:p>
          </table:table-cell>
          <table:table-cell table:style-name="ce9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4</text:p>
          </table:table-cell>
          <table:table-cell table:style-name="ce9" office:value-type="string">
            <text:p>not(cac:InvoiceLin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5</text:p>
          </table:table-cell>
          <table:table-cell table:style-name="ce9" office:value-type="string">
            <text:p>not(cac:InvoiceLin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6</text:p>
          </table:table-cell>
          <table:table-cell table:style-name="ce9" office:value-type="string">
            <text:p>not(cac:InvoiceLin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7</text:p>
          </table:table-cell>
          <table:table-cell table:style-name="ce9" office:value-type="string">
            <text:p>not(cac:InvoiceLin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8</text:p>
          </table:table-cell>
          <table:table-cell table:style-name="ce9" office:value-type="string">
            <text:p>not(cac:InvoiceLin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9</text:p>
          </table:table-cell>
          <table:table-cell table:style-name="ce9" office:value-type="string">
            <text:p>not(cac:InvoiceLin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0</text:p>
          </table:table-cell>
          <table:table-cell table:style-name="ce9" office:value-type="string">
            <text:p>not(cac:InvoiceLin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1</text:p>
          </table:table-cell>
          <table:table-cell table:style-name="ce9" office:value-type="string">
            <text:p>not(cac:InvoiceLin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2</text:p>
          </table:table-cell>
          <table:table-cell table:style-name="ce9" office:value-type="string">
            <text:p>not(cac:InvoiceLine/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3</text:p>
          </table:table-cell>
          <table:table-cell table:style-name="ce9" office:value-type="string">
            <text:p>not(cac:InvoiceLine/cac:Item/cbc:Pack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4</text:p>
          </table:table-cell>
          <table:table-cell table:style-name="ce9" office:value-type="string">
            <text:p>not(cac:InvoiceLine/cac:Item/cbc:PackSiz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5</text:p>
          </table:table-cell>
          <table:table-cell table:style-name="ce9" office:value-type="string">
            <text:p>not(cac:InvoiceLine/cac:Item/cbc:Catalogu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6</text:p>
          </table:table-cell>
          <table:table-cell table:style-name="ce9" office:value-type="string">
            <text:p>not(cac:InvoiceLine/cac:Item/cbc:HazardousRisk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7</text:p>
          </table:table-cell>
          <table:table-cell table:style-name="ce9" office:value-type="string">
            <text:p>not(cac:InvoiceLine/cac:Item/cbc:AdditionalInform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8</text:p>
          </table:table-cell>
          <table:table-cell table:style-name="ce9" office:value-type="string">
            <text:p>not(cac:InvoiceLine/cac:Item/cbc:Keywor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9</text:p>
          </table:table-cell>
          <table:table-cell table:style-name="ce9" office:value-type="string">
            <text:p>not(cac:InvoiceLine/cac:Item/cbc:Brand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0</text:p>
          </table:table-cell>
          <table:table-cell table:style-name="ce9" office:value-type="string">
            <text:p>not(cac:InvoiceLine/cac:Item/cbc:Model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1</text:p>
          </table:table-cell>
          <table:table-cell table:style-name="ce9" office:value-type="string">
            <text:p>not(cac:InvoiceLine/cac:Item/cac:Buyers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2</text:p>
          </table:table-cell>
          <table:table-cell table:style-name="ce9" office:value-type="string">
            <text:p>not(cac:InvoiceLine/cac:Item/cac:Buyers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3</text:p>
          </table:table-cell>
          <table:table-cell table:style-name="ce9" office:value-type="string">
            <text:p>not(cac:InvoiceLine/cac:Item/cac:Buyers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4</text:p>
          </table:table-cell>
          <table:table-cell table:style-name="ce9" office:value-type="string">
            <text:p>not(cac:InvoiceLine/cac:Item/cac:Buyers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5</text:p>
          </table:table-cell>
          <table:table-cell table:style-name="ce9" office:value-type="string">
            <text:p>not(cac:InvoiceLine/cac:Item/cac:Buyers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6</text:p>
          </table:table-cell>
          <table:table-cell table:style-name="ce9" office:value-type="string">
            <text:p>not(cac:InvoiceLine/cac:Item/cac:Sellers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7</text:p>
          </table:table-cell>
          <table:table-cell table:style-name="ce9" office:value-type="string">
            <text:p>not(cac:InvoiceLine/cac:Item/cac:Sellers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8</text:p>
          </table:table-cell>
          <table:table-cell table:style-name="ce9" office:value-type="string">
            <text:p>not(cac:InvoiceLine/cac:Item/cac:Sellers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9</text:p>
          </table:table-cell>
          <table:table-cell table:style-name="ce9" office:value-type="string">
            <text:p>not(cac:InvoiceLine/cac:Item/cac:Sellers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0</text:p>
          </table:table-cell>
          <table:table-cell table:style-name="ce9" office:value-type="string">
            <text:p>not(cac:InvoiceLine/cac:Item/cac:Sellers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1</text:p>
          </table:table-cell>
          <table:table-cell table:style-name="ce9" office:value-type="string">
            <text:p>not(cac:InvoiceLine/cac:Item/cac:Manufacturers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2</text:p>
          </table:table-cell>
          <table:table-cell table:style-name="ce9" office:value-type="string">
            <text:p>not(cac:InvoiceLine/cac:Item/cac:Standard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3</text:p>
          </table:table-cell>
          <table:table-cell table:style-name="ce9" office:value-type="string">
            <text:p>not(cac:InvoiceLine/cac:Item/cac:Standard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4</text:p>
          </table:table-cell>
          <table:table-cell table:style-name="ce9" office:value-type="string">
            <text:p>not(cac:InvoiceLine/cac:Item/cac:Standard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5</text:p>
          </table:table-cell>
          <table:table-cell table:style-name="ce9" office:value-type="string">
            <text:p>not(cac:InvoiceLine/cac:Item/cac:Standard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6</text:p>
          </table:table-cell>
          <table:table-cell table:style-name="ce9" office:value-type="string">
            <text:p>not(cac:InvoiceLine/cac:Item/cac:Standard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7</text:p>
          </table:table-cell>
          <table:table-cell table:style-name="ce9" office:value-type="string">
            <text:p>not(cac:InvoiceLine/cac:Item/cac:Catalogue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8</text:p>
          </table:table-cell>
          <table:table-cell table:style-name="ce9" office:value-type="string">
            <text:p>not(cac:InvoiceLine/cac:Item/cac:Additional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9</text:p>
          </table:table-cell>
          <table:table-cell table:style-name="ce9" office:value-type="string">
            <text:p>not(cac:InvoiceLine/cac:Item/cac:Catalogu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0</text:p>
          </table:table-cell>
          <table:table-cell table:style-name="ce9" office:value-type="string">
            <text:p>not(cac:InvoiceLine/cac:Item/cac:ItemSpecification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1</text:p>
          </table:table-cell>
          <table:table-cell table:style-name="ce9" office:value-type="string">
            <text:p>not(cac:InvoiceLine/cac:Item/cac:Origin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2</text:p>
          </table:table-cell>
          <table:table-cell table:style-name="ce9" office:value-type="string">
            <text:p>not(cac:InvoiceLine/cac:Item/cac:CommodityClassification/cbc:Natur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3</text:p>
          </table:table-cell>
          <table:table-cell table:style-name="ce9" office:value-type="string">
            <text:p>not(cac:InvoiceLine/cac:Item/cac:CommodityClassification/cbc:Cargo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4</text:p>
          </table:table-cell>
          <table:table-cell table:style-name="ce9" office:value-type="string">
            <text:p>not(cac:InvoiceLine/cac:Item/cac:CommodityClassification/cbc:Commod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5</text:p>
          </table:table-cell>
          <table:table-cell table:style-name="ce9" office:value-type="string">
            <text:p>not(cac:InvoiceLine/cac:Item/cac:Transaction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6</text:p>
          </table:table-cell>
          <table:table-cell table:style-name="ce9" office:value-type="string">
            <text:p>not(cac:InvoiceLine/cac:Item/cac:HazardousIte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7</text:p>
          </table:table-cell>
          <table:table-cell table:style-name="ce9" office:value-type="string">
            <text:p>not(cac:InvoiceLine/cac:Item/cac:Classified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8</text:p>
          </table:table-cell>
          <table:table-cell table:style-name="ce9" office:value-type="string">
            <text:p>not(cac:InvoiceLine/cac:Item/cac:Classified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9</text:p>
          </table:table-cell>
          <table:table-cell table:style-name="ce9" office:value-type="string">
            <text:p>not(cac:InvoiceLine/cac:Item/cac:Classified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0</text:p>
          </table:table-cell>
          <table:table-cell table:style-name="ce9" office:value-type="string">
            <text:p>not(cac:InvoiceLine/cac:Item/cac:Classified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1</text:p>
          </table:table-cell>
          <table:table-cell table:style-name="ce9" office:value-type="string">
            <text:p>not(cac:InvoiceLine/cac:Item/cac:ClassifiedTaxCategory/cbc:Tax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2</text:p>
          </table:table-cell>
          <table:table-cell table:style-name="ce9" office:value-type="string">
            <text:p>not(cac:InvoiceLine/cac:Item/cac:Classified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3</text:p>
          </table:table-cell>
          <table:table-cell table:style-name="ce9" office:value-type="string">
            <text:p>not(cac:InvoiceLine/cac:Item/cac:Classified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4</text:p>
          </table:table-cell>
          <table:table-cell table:style-name="ce9" office:value-type="string">
            <text:p>not(cac:InvoiceLine/cac:Item/cac:Classified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5</text:p>
          </table:table-cell>
          <table:table-cell table:style-name="ce9" office:value-type="string">
            <text:p>not(cac:InvoiceLine/cac:Item/cac:Classified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6</text:p>
          </table:table-cell>
          <table:table-cell table:style-name="ce9" office:value-type="string">
            <text:p>not(cac:InvoiceLine/cac:Item/cac:ClassifiedTaxCategory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607</text:p>
          </table:table-cell>
          <table:table-cell table:style-name="ce9" office:value-type="string">
            <text:p>not(cac:InvoiceLine/cac:Item/cac:Classified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8</text:p>
          </table:table-cell>
          <table:table-cell table:style-name="ce9" office:value-type="string">
            <text:p>not(cac:InvoiceLine/cac:Item/cac:AdditionalItemPropert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9</text:p>
          </table:table-cell>
          <table:table-cell table:style-name="ce9" office:value-type="string">
            <text:p>not(cac:InvoiceLine/cac:Item/cac:AdditionalItemProperty/cbc:Na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0</text:p>
          </table:table-cell>
          <table:table-cell table:style-name="ce9" office:value-type="string">
            <text:p>not(cac:InvoiceLine/cac:Item/cac:AdditionalItemProperty/cbc:Test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1</text:p>
          </table:table-cell>
          <table:table-cell table:style-name="ce9" office:value-type="string">
            <text:p>not(cac:InvoiceLine/cac:Item/cac:AdditionalItemProperty/cbc:Value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2</text:p>
          </table:table-cell>
          <table:table-cell table:style-name="ce9" office:value-type="string">
            <text:p>not(cac:InvoiceLine/cac:Item/cac:AdditionalItemProperty/cbc:ValueQual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3</text:p>
          </table:table-cell>
          <table:table-cell table:style-name="ce9" office:value-type="string">
            <text:p>not(cac:InvoiceLine/cac:Item/cac:AdditionalItemProperty/cbc:Importanc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4</text:p>
          </table:table-cell>
          <table:table-cell table:style-name="ce9" office:value-type="string">
            <text:p>not(cac:InvoiceLine/cac:Item/cac:AdditionalItemProperty/cbc:ListValu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5</text:p>
          </table:table-cell>
          <table:table-cell table:style-name="ce9" office:value-type="string">
            <text:p>not(cac:InvoiceLine/cac:Item/cac:AdditionalItemProperty/cac:Usabil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6</text:p>
          </table:table-cell>
          <table:table-cell table:style-name="ce9" office:value-type="string">
            <text:p>not(cac:InvoiceLine/cac:Item/cac:AdditionalItemProperty/cac:ItemPropertyGroup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7</text:p>
          </table:table-cell>
          <table:table-cell table:style-name="ce9" office:value-type="string">
            <text:p>not(cac:InvoiceLine/cac:Item/cac:AdditionalItemProperty/cac:Range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8</text:p>
          </table:table-cell>
          <table:table-cell table:style-name="ce9" office:value-type="string">
            <text:p>not(cac:InvoiceLine/cac:Item/cac:AdditionalItemProperty/cac:ItemProperty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9</text:p>
          </table:table-cell>
          <table:table-cell table:style-name="ce9" office:value-type="string">
            <text:p>not(cac:InvoiceLine/cac:Item/cac:Manufactur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0</text:p>
          </table:table-cell>
          <table:table-cell table:style-name="ce9" office:value-type="string">
            <text:p>not(cac:InvoiceLine/cac:Item/cac:InformationContent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1</text:p>
          </table:table-cell>
          <table:table-cell table:style-name="ce9" office:value-type="string">
            <text:p>not(cac:InvoiceLine/cac:Item/cac:Origi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2</text:p>
          </table:table-cell>
          <table:table-cell table:style-name="ce9" office:value-type="string">
            <text:p>not(cac:InvoiceLine/cac:Item/cac:ItemInsta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3</text:p>
          </table:table-cell>
          <table:table-cell table:style-name="ce9" office:value-type="string">
            <text:p>not(cac:InvoiceLine/cac:Item/cac:Certific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4</text:p>
          </table:table-cell>
          <table:table-cell table:style-name="ce9" office:value-type="string">
            <text:p>not(cac:InvoiceLine/cac:Item/cac: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5</text:p>
          </table:table-cell>
          <table:table-cell table:style-name="ce9" office:value-type="string">
            <text:p>not(cac:InvoiceLine/cac:Item/cac:Price/cbc:PriceChan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6</text:p>
          </table:table-cell>
          <table:table-cell table:style-name="ce9" office:value-type="string">
            <text:p>not(cac:InvoiceLine/cac:Item/cac:Price/cbc:Pric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7</text:p>
          </table:table-cell>
          <table:table-cell table:style-name="ce9" office:value-type="string">
            <text:p>not(cac:InvoiceLine/cac:Item/cac:Price/cbc:Price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8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9</text:p>
          </table:table-cell>
          <table:table-cell table:style-name="ce9" office:value-type="string">
            <text:p>not(cac:InvoiceLine/cac:Item/cac:Price/cb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0</text:p>
          </table:table-cell>
          <table:table-cell table:style-name="ce9" office:value-type="string">
            <text:p>not(cac:InvoiceLine/cac:Item/cac:Price/cbc:PriceLi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1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2</text:p>
          </table:table-cell>
          <table:table-cell table:style-name="ce9" office:value-type="string">
            <text:p>not(cac:InvoiceLine/cac:Item/cac:Pric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3</text:p>
          </table:table-cell>
          <table:table-cell table:style-name="ce9" office:value-type="string">
            <text:p>not(cac:InvoiceLine/cac:Item/cac:Price/cac:AllowanceCharge/cbc:AllowanceCharge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4</text:p>
          </table:table-cell>
          <table:table-cell table:style-name="ce9" office:value-type="string">
            <text:p>not(cac:InvoiceLine/cac:Item/cac:Price/cac:AllowanceCharge/cbc:AllowanceChar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5</text:p>
          </table:table-cell>
          <table:table-cell table:style-name="ce9" office:value-type="string">
            <text:p>not(cac:InvoiceLine/cac:Item/cac:Price/cac:AllowanceCharge/cbc:MultiplierFactor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6</text:p>
          </table:table-cell>
          <table:table-cell table:style-name="ce9" office:value-type="string">
            <text:p>not(cac:InvoiceLine/cac:Item/cac:Pric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7</text:p>
          </table:table-cell>
          <table:table-cell table:style-name="ce9" office:value-type="string">
            <text:p>not(cac:InvoiceLine/cac:Item/cac:Pric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8</text:p>
          </table:table-cell>
          <table:table-cell table:style-name="ce9" office:value-type="string">
            <text:p>not(cac:InvoiceLine/cac:Item/cac:Pric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9</text:p>
          </table:table-cell>
          <table:table-cell table:style-name="ce9" office:value-type="string">
            <text:p>not(cac:InvoiceLine/cac:Item/cac:Pric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0</text:p>
          </table:table-cell>
          <table:table-cell table:style-name="ce9" office:value-type="string">
            <text:p>not(cac:InvoiceLine/cac:Item/cac:Pric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1</text:p>
          </table:table-cell>
          <table:table-cell table:style-name="ce9" office:value-type="string">
            <text:p>not(cac:InvoiceLine/cac:Item/cac:Pric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2</text:p>
          </table:table-cell>
          <table:table-cell table:style-name="ce9" office:value-type="string">
            <text:p>not(cac:InvoiceLine/cac:Item/cac:Pric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3</text:p>
          </table:table-cell>
          <table:table-cell table:style-name="ce9" office:value-type="string">
            <text:p>not(cac:InvoiceLine/cac:Item/cac:Pric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4</text:p>
          </table:table-cell>
          <table:table-cell table:style-name="ce9" office:value-type="string">
            <text:p>not(cac:InvoiceLine/cac:Item/cac:Price/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5</text:p>
          </table:table-cell>
          <table:table-cell table:style-name="ce9" office:value-type="string">
            <text:p>not(cac:InvoiceLine/cac:DeliveryTerm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6</text:p>
          </table:table-cell>
          <table:table-cell table:style-name="ce9" office:value-type="string">
            <text:p>not(cac:InvoiceLine/cac:SubInvoi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7</text:p>
          </table:table-cell>
          <table:table-cell table:style-name="ce9" office:value-type="string">
            <text:p>not(cac:InvoiceLine/cac:ItemPriceExtension)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table:style-name="ce14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 table:number-rows-repeated="1047846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22:1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22:17:51</dc:date>
    <dc:creator>Oriol Bausà</dc:creator>
    <meta:editing-duration>P24DT6H23M28S</meta:editing-duration>
    <meta:editing-cycles>189</meta:editing-cycles>
    <meta:document-statistic meta:table-count="3" meta:cell-count="5748" meta:object-count="0"/>
  </office:meta>
</office:document-meta>
</file>